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04cm"/>
    </style:style>
    <style:style style:name="co2" style:family="table-column">
      <style:table-column-properties fo:break-before="auto" style:column-width="4.496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1.512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709cm"/>
    </style:style>
    <style:style style:name="co8" style:family="table-column">
      <style:table-column-properties fo:break-before="auto" style:column-width="1.542cm"/>
    </style:style>
    <style:style style:name="co9" style:family="table-column">
      <style:table-column-properties fo:break-before="auto" style:column-width="2.117cm"/>
    </style:style>
    <style:style style:name="co10" style:family="table-column">
      <style:table-column-properties fo:break-before="auto" style:column-width="2.58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number:number-style style:name="N10005" number:language="es" number:country="ES">
      <number:number number:decimal-places="2" loext:min-decimal-places="2" number:grouping="true"/>
    </number:number-style>
    <style:style style:name="ce3" style:family="table-cell" style:parent-style-name="Default">
      <style:table-cell-properties fo:background-color="#111111"/>
    </style:style>
    <style:style style:name="ce4" style:family="table-cell" style:parent-style-name="Default">
      <style:table-cell-properties fo:background-color="#666666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800080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3faf46"/>
    </style:style>
    <style:style style:name="ce11" style:family="table-cell" style:parent-style-name="Default">
      <style:table-cell-properties fo:background-color="#127622"/>
    </style:style>
    <style:style style:name="ce12" style:family="table-cell" style:parent-style-name="Default">
      <style:table-cell-properties fo:background-color="#b47804"/>
    </style:style>
    <style:style style:name="ce13" style:family="table-cell" style:parent-style-name="Default">
      <style:table-cell-properties fo:background-color="#4b2204"/>
    </style:style>
    <style:style style:name="ce1" style:family="table-cell" style:parent-style-name="Default" style:data-style-name="N5"/>
    <style:style style:name="ce15" style:family="table-cell" style:parent-style-name="Default" style:data-style-name="N10005">
      <style:table-cell-properties fo:background-color="#111111"/>
    </style:style>
    <style:style style:name="ce16" style:family="table-cell" style:parent-style-name="Default" style:data-style-name="N10005">
      <style:table-cell-properties fo:background-color="#666666"/>
    </style:style>
    <style:style style:name="ce17" style:family="table-cell" style:parent-style-name="Default" style:data-style-name="N5">
      <style:table-cell-properties fo:background-color="#cccccc"/>
    </style:style>
    <style:style style:name="ce18" style:family="table-cell" style:parent-style-name="Default" style:data-style-name="N5">
      <style:table-cell-properties fo:background-color="#800080"/>
    </style:style>
    <style:style style:name="ce19" style:family="table-cell" style:parent-style-name="Default" style:data-style-name="N10005">
      <style:table-cell-properties fo:background-color="#ff0000"/>
    </style:style>
    <style:style style:name="ce20" style:family="table-cell" style:parent-style-name="Default" style:data-style-name="N10005">
      <style:table-cell-properties fo:background-color="#81d41a"/>
    </style:style>
    <style:style style:name="ce21" style:family="table-cell" style:parent-style-name="Default" style:data-style-name="N5">
      <style:table-cell-properties fo:background-color="#3faf46"/>
    </style:style>
    <style:style style:name="ce22" style:family="table-cell" style:parent-style-name="Default" style:data-style-name="N10005">
      <style:table-cell-properties fo:background-color="#127622"/>
    </style:style>
    <style:style style:name="ce23" style:family="table-cell" style:parent-style-name="Default" style:data-style-name="N10005">
      <style:table-cell-properties fo:background-color="#b47804"/>
    </style:style>
    <style:style style:name="ce24" style:family="table-cell" style:parent-style-name="Default" style:data-style-name="N10005">
      <style:table-cell-properties fo:background-color="#4b2204"/>
    </style:style>
    <style:style style:name="ce55" style:family="table-cell" style:parent-style-name="Default" style:data-style-name="N10005">
      <style:table-cell-properties fo:background-color="#81d41a"/>
      <style:text-properties style:text-underline-style="solid" style:text-underline-width="auto" style:text-underline-color="font-color"/>
    </style:style>
    <style:style style:name="ce57" style:family="table-cell" style:parent-style-name="Default" style:data-style-name="N10005">
      <style:table-cell-properties fo:background-color="#81d41a"/>
      <style:text-properties style:text-underline-style="none"/>
    </style:style>
    <style:style style:name="ce26" style:family="table-cell" style:parent-style-name="Default" style:data-style-name="N105">
      <style:table-cell-properties fo:background-color="#111111"/>
    </style:style>
    <style:style style:name="ce27" style:family="table-cell" style:parent-style-name="Default" style:data-style-name="N105">
      <style:table-cell-properties fo:background-color="#666666"/>
    </style:style>
    <style:style style:name="ce28" style:family="table-cell" style:parent-style-name="Default" style:data-style-name="N105">
      <style:table-cell-properties fo:background-color="#cccccc"/>
    </style:style>
    <style:style style:name="ce5" style:family="table-cell" style:parent-style-name="Default" style:data-style-name="N105"/>
    <style:style style:name="ce30" style:family="table-cell" style:parent-style-name="Default" style:data-style-name="N105">
      <style:table-cell-properties fo:background-color="#800080"/>
    </style:style>
    <style:style style:name="ce31" style:family="table-cell" style:parent-style-name="Default" style:data-style-name="N105">
      <style:table-cell-properties fo:background-color="#ff0000"/>
    </style:style>
    <style:style style:name="ce32" style:family="table-cell" style:parent-style-name="Default" style:data-style-name="N105">
      <style:table-cell-properties fo:background-color="#81d41a"/>
    </style:style>
    <style:style style:name="ce33" style:family="table-cell" style:parent-style-name="Default" style:data-style-name="N105">
      <style:table-cell-properties fo:background-color="#3faf46"/>
    </style:style>
    <style:style style:name="ce34" style:family="table-cell" style:parent-style-name="Default" style:data-style-name="N105">
      <style:table-cell-properties fo:background-color="#127622"/>
    </style:style>
    <style:style style:name="ce35" style:family="table-cell" style:parent-style-name="Default" style:data-style-name="N105">
      <style:table-cell-properties fo:background-color="#b47804"/>
    </style:style>
    <style:style style:name="ce36" style:family="table-cell" style:parent-style-name="Default" style:data-style-name="N105">
      <style:table-cell-properties fo:background-color="#4b2204"/>
    </style:style>
    <style:style style:name="ce67" style:family="table-cell" style:parent-style-name="Default" style:data-style-name="N2">
      <style:table-cell-properties fo:background-color="#111111"/>
    </style:style>
    <style:style style:name="ce68" style:family="table-cell" style:parent-style-name="Default" style:data-style-name="N2">
      <style:table-cell-properties fo:background-color="#666666"/>
    </style:style>
    <style:style style:name="ce69" style:family="table-cell" style:parent-style-name="Default" style:data-style-name="N2">
      <style:table-cell-properties fo:background-color="#cccccc"/>
    </style:style>
    <style:style style:name="ce70" style:family="table-cell" style:parent-style-name="Default" style:data-style-name="N2"/>
    <style:style style:name="ce71" style:family="table-cell" style:parent-style-name="Default" style:data-style-name="N2">
      <style:table-cell-properties fo:background-color="#800080"/>
    </style:style>
    <style:style style:name="ce72" style:family="table-cell" style:parent-style-name="Default" style:data-style-name="N2">
      <style:table-cell-properties fo:background-color="#ff0000"/>
    </style:style>
    <style:style style:name="ce73" style:family="table-cell" style:parent-style-name="Default" style:data-style-name="N2">
      <style:table-cell-properties fo:background-color="#81d41a"/>
    </style:style>
    <style:style style:name="ce74" style:family="table-cell" style:parent-style-name="Default" style:data-style-name="N2">
      <style:table-cell-properties fo:background-color="#3faf46"/>
    </style:style>
    <style:style style:name="ce75" style:family="table-cell" style:parent-style-name="Default" style:data-style-name="N2">
      <style:table-cell-properties fo:background-color="#127622"/>
    </style:style>
    <style:style style:name="ce76" style:family="table-cell" style:parent-style-name="Default" style:data-style-name="N2">
      <style:table-cell-properties fo:background-color="#b47804"/>
    </style:style>
    <style:style style:name="ce77" style:family="table-cell" style:parent-style-name="Default" style:data-style-name="N2">
      <style:table-cell-properties fo:background-color="#4b2204"/>
    </style:style>
    <style:style style:name="ce2" style:family="table-cell" style:parent-style-name="Default" style:data-style-name="N10005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26"/>
        <table:table-column table:style-name="co11" table:default-cell-style-name="ce26"/>
        <table:table-column table:style-name="co11" table:number-columns-repeated="13" table:default-cell-style-name="Default"/>
        <table:table-row table:style-name="ro1">
          <table:table-cell office:value-type="string" calcext:value-type="string">
            <text:p>Tipo de Luminaria</text:p>
          </table:table-cell>
          <table:table-cell office:value-type="string" calcext:value-type="string">
            <text:p>Altura de la Lampara(cm)</text:p>
          </table:table-cell>
          <table:table-cell office:value-type="string" calcext:value-type="string">
            <text:p>Flujo Luminico</text:p>
          </table:table-cell>
          <table:table-cell office:value-type="string" calcext:value-type="string">
            <text:p>Temperatura Correlada con el Color(K)</text:p>
          </table:table-cell>
          <table:table-cell office:value-type="string" calcext:value-type="string">
            <text:p>Iluminancia Abajo</text:p>
          </table:table-cell>
          <table:table-cell office:value-type="string" calcext:value-type="string">
            <text:p>Espectro de la Luz(Max)(nm)</text:p>
          </table:table-cell>
          <table:table-cell office:value-type="string" calcext:value-type="string">
            <text:p>Color Suelo</text:p>
          </table:table-cell>
          <table:table-cell office:value-type="string" calcext:value-type="string">
            <text:p>Reflectancia Suelo</text:p>
          </table:table-cell>
          <table:table-cell office:value-type="string" calcext:value-type="string">
            <text:p>Iluminancia superior</text:p>
          </table:table-cell>
          <table:table-cell table:style-name="Default" office:value-type="string" calcext:value-type="string">
            <text:p>Flujo superior</text:p>
          </table:table-cell>
          <table:table-cell table:style-name="Default" office:value-type="string" calcext:value-type="string">
            <text:p>FHSi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Quijote BRP400 LED54-4s/740dm5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400" calcext:value-type="float">
            <text:p>5400</text:p>
          </table:table-cell>
          <table:table-cell table:style-name="ce3" office:value-type="float" office:value="4257" calcext:value-type="float">
            <text:p>4257</text:p>
          </table:table-cell>
          <table:table-cell table:style-name="ce3" office:value-type="float" office:value="1633" calcext:value-type="float">
            <text:p>163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46.84" calcext:value-type="float">
            <text:p>46,84</text:p>
          </table:table-cell>
          <table:table-cell table:formula="of:=[.C2]*([.I2]/[.E2])" office:value-type="float" office:value="154.890385793019" calcext:value-type="float">
            <text:p>154,89</text:p>
          </table:table-cell>
          <table:table-cell table:formula="of:=([.J2]/[.C2])*100" office:value-type="float" office:value="2.8683404776485" calcext:value-type="float">
            <text:p>2,8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Quijote BRP400 LED54-4s/740dm5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400" calcext:value-type="float">
            <text:p>5400</text:p>
          </table:table-cell>
          <table:table-cell table:style-name="ce4" office:value-type="float" office:value="4257" calcext:value-type="float">
            <text:p>4257</text:p>
          </table:table-cell>
          <table:table-cell table:style-name="ce4" office:value-type="float" office:value="1633" calcext:value-type="float">
            <text:p>1633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74.35" calcext:value-type="float">
            <text:p>74,35</text:p>
          </table:table-cell>
          <table:table-cell table:style-name="ce27" table:formula="of:=[.C3]*([.I3]/[.E3])" office:value-type="float" office:value="245.86037966932" calcext:value-type="float">
            <text:p>245,86</text:p>
          </table:table-cell>
          <table:table-cell table:style-name="ce27" table:formula="of:=([.J3]/[.C3])*100" office:value-type="float" office:value="4.5529699938763" calcext:value-type="float">
            <text:p>4,55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Quijote BRP400 LED54-4s/740dm5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5400" calcext:value-type="float">
            <text:p>5400</text:p>
          </table:table-cell>
          <table:table-cell table:style-name="ce6" office:value-type="float" office:value="4257" calcext:value-type="float">
            <text:p>4257</text:p>
          </table:table-cell>
          <table:table-cell table:style-name="ce6" office:value-type="float" office:value="1633" calcext:value-type="float">
            <text:p>1633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18" calcext:value-type="float">
            <text:p>118,00</text:p>
          </table:table-cell>
          <table:table-cell table:style-name="ce28" table:formula="of:=[.C4]*([.I4]/[.E4])" office:value-type="float" office:value="390.202082057563" calcext:value-type="float">
            <text:p>390,20</text:p>
          </table:table-cell>
          <table:table-cell table:style-name="ce28" table:formula="of:=([.J4]/[.C4])*100" office:value-type="float" office:value="7.22596448254746" calcext:value-type="float">
            <text:p>7,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Quijote BRP400 LED54-4s/740dm50</text:p>
          </table:table-cell>
          <table:table-cell office:value-type="float" office:value="80" calcext:value-type="float">
            <text:p>80</text:p>
          </table:table-cell>
          <table:table-cell office:value-type="float" office:value="5400" calcext:value-type="float">
            <text:p>5400</text:p>
          </table:table-cell>
          <table:table-cell office:value-type="float" office:value="4257" calcext:value-type="float">
            <text:p>4257</text:p>
          </table:table-cell>
          <table:table-cell office:value-type="float" office:value="1633" calcext:value-type="float">
            <text:p>163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52.6" calcext:value-type="float">
            <text:p>152,60</text:p>
          </table:table-cell>
          <table:table-cell table:style-name="ce5" table:formula="of:=[.C5]*([.I5]/[.E5])" office:value-type="float" office:value="504.617268830374" calcext:value-type="float">
            <text:p>504,62</text:p>
          </table:table-cell>
          <table:table-cell table:style-name="ce5" table:formula="of:=([.J5]/[.C5])*100" office:value-type="float" office:value="9.34476423759951" calcext:value-type="float">
            <text:p>9,34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Quijote BRP400 LED54-4s/740dm5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4257" calcext:value-type="float">
            <text:p>4257</text:p>
          </table:table-cell>
          <table:table-cell table:style-name="ce7" office:value-type="float" office:value="1633" calcext:value-type="float">
            <text:p>1633</text:p>
          </table:table-cell>
          <table:table-cell table:style-name="ce7" office:value-type="float" office:value="444" calcext:value-type="float">
            <text:p>444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57.25" calcext:value-type="float">
            <text:p>57,25</text:p>
          </table:table-cell>
          <table:table-cell table:style-name="ce30" table:formula="of:=[.C6]*([.I6]/[.E6])" office:value-type="float" office:value="189.314145744029" calcext:value-type="float">
            <text:p>189,31</text:p>
          </table:table-cell>
          <table:table-cell table:style-name="ce30" table:formula="of:=([.J6]/[.C6])*100" office:value-type="float" office:value="3.50581751377832" calcext:value-type="float">
            <text:p>3,51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Quijote BRP400 LED54-4s/740dm5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400" calcext:value-type="float">
            <text:p>5400</text:p>
          </table:table-cell>
          <table:table-cell table:style-name="ce8" office:value-type="float" office:value="4257" calcext:value-type="float">
            <text:p>4257</text:p>
          </table:table-cell>
          <table:table-cell table:style-name="ce8" office:value-type="float" office:value="1633" calcext:value-type="float">
            <text:p>1633</text:p>
          </table:table-cell>
          <table:table-cell table:style-name="ce8" office:value-type="float" office:value="444" calcext:value-type="float">
            <text:p>444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50.37" calcext:value-type="float">
            <text:p>50,37</text:p>
          </table:table-cell>
          <table:table-cell table:style-name="ce31" table:formula="of:=[.C7]*([.I7]/[.E7])" office:value-type="float" office:value="166.56338028169" calcext:value-type="float">
            <text:p>166,56</text:p>
          </table:table-cell>
          <table:table-cell table:style-name="ce31" table:formula="of:=([.J7]/[.C7])*10[$Hoja1.A101:$Hoja1.K1442]" office:value-type="string" office:string-value="" calcext:value-type="error">
            <text:p>Err:509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Quijote BRP400 LED54-4s/740dm5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5400" calcext:value-type="float">
            <text:p>5400</text:p>
          </table:table-cell>
          <table:table-cell table:style-name="ce9" office:value-type="float" office:value="4257" calcext:value-type="float">
            <text:p>4257</text:p>
          </table:table-cell>
          <table:table-cell table:style-name="ce9" office:value-type="float" office:value="1633" calcext:value-type="float">
            <text:p>1633</text:p>
          </table:table-cell>
          <table:table-cell table:style-name="ce9" office:value-type="float" office:value="444" calcext:value-type="float">
            <text:p>444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152.2" calcext:value-type="float">
            <text:p>152,20</text:p>
          </table:table-cell>
          <table:table-cell table:style-name="ce32" table:formula="of:=[.C8]*([.I8]/[.E8])" office:value-type="float" office:value="503.294549908144" calcext:value-type="float">
            <text:p>503,29</text:p>
          </table:table-cell>
          <table:table-cell table:style-name="ce32" table:formula="of:=([.J8]/[.C8])*100" office:value-type="float" office:value="9.32026944274341" calcext:value-type="float">
            <text:p>9,32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Quijote BRP400 LED54-4s/740dm5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5400" calcext:value-type="float">
            <text:p>5400</text:p>
          </table:table-cell>
          <table:table-cell table:style-name="ce10" office:value-type="float" office:value="4257" calcext:value-type="float">
            <text:p>4257</text:p>
          </table:table-cell>
          <table:table-cell table:style-name="ce10" office:value-type="float" office:value="1633" calcext:value-type="float">
            <text:p>1633</text:p>
          </table:table-cell>
          <table:table-cell table:style-name="ce10" office:value-type="float" office:value="444" calcext:value-type="float">
            <text:p>444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129.8" calcext:value-type="float">
            <text:p>129,80</text:p>
          </table:table-cell>
          <table:table-cell table:style-name="ce33" table:formula="of:=[.C9]*([.I9]/[.E9])" office:value-type="float" office:value="429.222290263319" calcext:value-type="float">
            <text:p>429,22</text:p>
          </table:table-cell>
          <table:table-cell table:style-name="ce33" table:formula="of:=([.J9]/[.C9])*100" office:value-type="float" office:value="7.94856093080221" calcext:value-type="float">
            <text:p>7,95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Quijote BRP400 LED54-4s/740dm5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400" calcext:value-type="float">
            <text:p>5400</text:p>
          </table:table-cell>
          <table:table-cell table:style-name="ce11" office:value-type="float" office:value="4257" calcext:value-type="float">
            <text:p>4257</text:p>
          </table:table-cell>
          <table:table-cell table:style-name="ce11" office:value-type="float" office:value="1633" calcext:value-type="float">
            <text:p>1633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100.2" calcext:value-type="float">
            <text:p>100,20</text:p>
          </table:table-cell>
          <table:table-cell table:style-name="ce34" table:formula="of:=[.C10]*([.I10]/[.E10])" office:value-type="float" office:value="331.341090018371" calcext:value-type="float">
            <text:p>331,34</text:p>
          </table:table-cell>
          <table:table-cell table:style-name="ce34" table:formula="of:=([.J10]/[.C10])*100" office:value-type="float" office:value="6.13594611145132" calcext:value-type="float">
            <text:p>6,14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Quijote BRP400 LED54-4s/740dm5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5400" calcext:value-type="float">
            <text:p>5400</text:p>
          </table:table-cell>
          <table:table-cell table:style-name="ce12" office:value-type="float" office:value="4257" calcext:value-type="float">
            <text:p>4257</text:p>
          </table:table-cell>
          <table:table-cell table:style-name="ce12" office:value-type="float" office:value="1633" calcext:value-type="float">
            <text:p>1633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149" calcext:value-type="float">
            <text:p>149,00</text:p>
          </table:table-cell>
          <table:table-cell table:style-name="ce35" table:formula="of:=[.C11]*([.I11]/[.E11])" office:value-type="float" office:value="492.712798530312" calcext:value-type="float">
            <text:p>492,71</text:p>
          </table:table-cell>
          <table:table-cell table:style-name="ce35" table:formula="of:=([.J11]/[.C11])*100" office:value-type="float" office:value="9.12431108389467" calcext:value-type="float">
            <text:p>9,12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Quijote BRP400 LED54-4s/740dm5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5400" calcext:value-type="float">
            <text:p>5400</text:p>
          </table:table-cell>
          <table:table-cell table:style-name="ce13" office:value-type="float" office:value="4257" calcext:value-type="float">
            <text:p>4257</text:p>
          </table:table-cell>
          <table:table-cell table:style-name="ce13" office:value-type="float" office:value="1633" calcext:value-type="float">
            <text:p>1633</text:p>
          </table:table-cell>
          <table:table-cell table:style-name="ce13" office:value-type="float" office:value="444" calcext:value-type="float">
            <text:p>444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65" calcext:value-type="float">
            <text:p>65,00</text:p>
          </table:table-cell>
          <table:table-cell table:style-name="ce36" table:formula="of:=[.C12]*([.I12]/[.E12])" office:value-type="float" office:value="214.941824862217" calcext:value-type="float">
            <text:p>214,94</text:p>
          </table:table-cell>
          <table:table-cell table:style-name="ce36" table:formula="of:=([.J12]/[.C12])*100" office:value-type="float" office:value="3.98040416411513" calcext:value-type="float">
            <text:p>3,98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Quijote BRP400 LED54-4s/740dm5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400" calcext:value-type="float">
            <text:p>5400</text:p>
          </table:table-cell>
          <table:table-cell table:style-name="ce3" office:value-type="float" office:value="4257" calcext:value-type="float">
            <text:p>4257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27.16" calcext:value-type="float">
            <text:p>27,16</text:p>
          </table:table-cell>
          <table:table-cell table:formula="of:=[.C13]*([.I13]/[.E13])" office:value-type="float" office:value="367.578947368421" calcext:value-type="float">
            <text:p>367,58</text:p>
          </table:table-cell>
          <table:table-cell table:formula="of:=([.J13]/[.C13])*100" office:value-type="float" office:value="6.80701754385965" calcext:value-type="float">
            <text:p>6,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Quijote BRP400 LED54-4s/740dm5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5400" calcext:value-type="float">
            <text:p>5400</text:p>
          </table:table-cell>
          <table:table-cell table:style-name="ce4" office:value-type="float" office:value="4257" calcext:value-type="float">
            <text:p>4257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31.48" calcext:value-type="float">
            <text:p>31,48</text:p>
          </table:table-cell>
          <table:table-cell table:style-name="ce27" table:formula="of:=[.C14]*([.I14]/[.E14])" office:value-type="float" office:value="426.045112781955" calcext:value-type="float">
            <text:p>426,05</text:p>
          </table:table-cell>
          <table:table-cell table:style-name="ce27" table:formula="of:=([.J14]/[.C14])*100" office:value-type="float" office:value="7.88972431077694" calcext:value-type="float">
            <text:p>7,89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Quijote BRP400 LED54-4s/740dm5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5400" calcext:value-type="float">
            <text:p>5400</text:p>
          </table:table-cell>
          <table:table-cell table:style-name="ce6" office:value-type="float" office:value="4257" calcext:value-type="float">
            <text:p>4257</text:p>
          </table:table-cell>
          <table:table-cell table:style-name="ce6" office:value-type="float" office:value="399" calcext:value-type="float">
            <text:p>399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45.19" calcext:value-type="float">
            <text:p>45,19</text:p>
          </table:table-cell>
          <table:table-cell table:style-name="ce28" table:formula="of:=[.C15]*([.I15]/[.E15])" office:value-type="float" office:value="611.593984962406" calcext:value-type="float">
            <text:p>611,59</text:p>
          </table:table-cell>
          <table:table-cell table:style-name="ce28" table:formula="of:=([.J15]/[.C15])*100" office:value-type="float" office:value="11.3258145363409" calcext:value-type="float">
            <text:p>11,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Quijote BRP400 LED54-4s/740dm50</text:p>
          </table:table-cell>
          <table:table-cell office:value-type="float" office:value="160" calcext:value-type="float">
            <text:p>160</text:p>
          </table:table-cell>
          <table:table-cell office:value-type="float" office:value="5400" calcext:value-type="float">
            <text:p>5400</text:p>
          </table:table-cell>
          <table:table-cell office:value-type="float" office:value="4257" calcext:value-type="float">
            <text:p>4257</text:p>
          </table:table-cell>
          <table:table-cell office:value-type="float" office:value="399" calcext:value-type="float">
            <text:p>399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53.96" calcext:value-type="float">
            <text:p>53,96</text:p>
          </table:table-cell>
          <table:table-cell table:style-name="ce5" table:formula="of:=[.C16]*([.I16]/[.E16])" office:value-type="float" office:value="730.285714285714" calcext:value-type="float">
            <text:p>730,29</text:p>
          </table:table-cell>
          <table:table-cell table:style-name="ce5" table:formula="of:=([.J16]/[.C16])*100" office:value-type="float" office:value="13.5238095238095" calcext:value-type="float">
            <text:p>13,52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Quijote BRP400 LED54-4s/740dm5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4257" calcext:value-type="float">
            <text:p>4257</text:p>
          </table:table-cell>
          <table:table-cell table:style-name="ce7" office:value-type="float" office:value="399" calcext:value-type="float">
            <text:p>399</text:p>
          </table:table-cell>
          <table:table-cell table:style-name="ce7" office:value-type="float" office:value="444" calcext:value-type="float">
            <text:p>444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32.43" calcext:value-type="float">
            <text:p>32,43</text:p>
          </table:table-cell>
          <table:table-cell table:style-name="ce30" table:formula="of:=[.C17]*([.I17]/[.E17])" office:value-type="float" office:value="438.902255639098" calcext:value-type="float">
            <text:p>438,90</text:p>
          </table:table-cell>
          <table:table-cell table:style-name="ce30" table:formula="of:=([.J17]/[.C17])*100" office:value-type="float" office:value="8.12781954887218" calcext:value-type="float">
            <text:p>8,13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Quijote BRP400 LED54-4s/740dm5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5400" calcext:value-type="float">
            <text:p>5400</text:p>
          </table:table-cell>
          <table:table-cell table:style-name="ce8" office:value-type="float" office:value="4257" calcext:value-type="float">
            <text:p>4257</text:p>
          </table:table-cell>
          <table:table-cell table:style-name="ce8" office:value-type="float" office:value="399" calcext:value-type="float">
            <text:p>399</text:p>
          </table:table-cell>
          <table:table-cell table:style-name="ce8" office:value-type="float" office:value="444" calcext:value-type="float">
            <text:p>444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32.43" calcext:value-type="float">
            <text:p>32,43</text:p>
          </table:table-cell>
          <table:table-cell table:style-name="ce31" table:formula="of:=[.C18]*([.I18]/[.E18])" office:value-type="float" office:value="438.902255639098" calcext:value-type="float">
            <text:p>438,90</text:p>
          </table:table-cell>
          <table:table-cell table:style-name="ce31" table:formula="of:=([.J18]/[.C18])*100" office:value-type="float" office:value="8.12781954887218" calcext:value-type="float">
            <text:p>8,13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Quijote BRP400 LED54-4s/740dm5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5400" calcext:value-type="float">
            <text:p>5400</text:p>
          </table:table-cell>
          <table:table-cell table:style-name="ce9" office:value-type="float" office:value="4257" calcext:value-type="float">
            <text:p>4257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444" calcext:value-type="float">
            <text:p>444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46.35" calcext:value-type="float">
            <text:p>46,35</text:p>
          </table:table-cell>
          <table:table-cell table:style-name="ce32" table:formula="of:=[.C19]*([.I19]/[.E19])" office:value-type="float" office:value="627.293233082707" calcext:value-type="float">
            <text:p>627,29</text:p>
          </table:table-cell>
          <table:table-cell table:style-name="ce32" table:formula="of:=([.J19]/[.C19])*100" office:value-type="float" office:value="11.6165413533835" calcext:value-type="float">
            <text:p>11,62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Quijote BRP400 LED54-4s/740dm5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5400" calcext:value-type="float">
            <text:p>5400</text:p>
          </table:table-cell>
          <table:table-cell table:style-name="ce10" office:value-type="float" office:value="4257" calcext:value-type="float">
            <text:p>4257</text:p>
          </table:table-cell>
          <table:table-cell table:style-name="ce10" office:value-type="float" office:value="399" calcext:value-type="float">
            <text:p>399</text:p>
          </table:table-cell>
          <table:table-cell table:style-name="ce10" office:value-type="float" office:value="444" calcext:value-type="float">
            <text:p>444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39.6" calcext:value-type="float">
            <text:p>39,60</text:p>
          </table:table-cell>
          <table:table-cell table:style-name="ce33" table:formula="of:=[.C20]*([.I20]/[.E20])" office:value-type="float" office:value="535.93984962406" calcext:value-type="float">
            <text:p>535,94</text:p>
          </table:table-cell>
          <table:table-cell table:style-name="ce33" table:formula="of:=([.J20]/[.C20])*100" office:value-type="float" office:value="9.92481203007519" calcext:value-type="float">
            <text:p>9,92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Quijote BRP400 LED54-4s/740dm5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5400" calcext:value-type="float">
            <text:p>5400</text:p>
          </table:table-cell>
          <table:table-cell table:style-name="ce11" office:value-type="float" office:value="4257" calcext:value-type="float">
            <text:p>4257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35.88" calcext:value-type="float">
            <text:p>35,88</text:p>
          </table:table-cell>
          <table:table-cell table:style-name="ce34" table:formula="of:=[.C21]*([.I21]/[.E21])" office:value-type="float" office:value="485.593984962406" calcext:value-type="float">
            <text:p>485,59</text:p>
          </table:table-cell>
          <table:table-cell table:style-name="ce34" table:formula="of:=([.J21]/[.C21])*100" office:value-type="float" office:value="8.99248120300752" calcext:value-type="float">
            <text:p>8,99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Quijote BRP400 LED54-4s/740dm50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5400" calcext:value-type="float">
            <text:p>5400</text:p>
          </table:table-cell>
          <table:table-cell table:style-name="ce12" office:value-type="float" office:value="4257" calcext:value-type="float">
            <text:p>4257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40.68" calcext:value-type="float">
            <text:p>40,68</text:p>
          </table:table-cell>
          <table:table-cell table:style-name="ce35" table:formula="of:=[.C22]*([.I22]/[.E22])" office:value-type="float" office:value="550.556390977444" calcext:value-type="float">
            <text:p>550,56</text:p>
          </table:table-cell>
          <table:table-cell table:style-name="ce35" table:formula="of:=([.J22]/[.C22])*100" office:value-type="float" office:value="10.1954887218045" calcext:value-type="float">
            <text:p>10,20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Quijote BRP400 LED54-4s/740dm50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5400" calcext:value-type="float">
            <text:p>5400</text:p>
          </table:table-cell>
          <table:table-cell table:style-name="ce13" office:value-type="float" office:value="4257" calcext:value-type="float">
            <text:p>4257</text:p>
          </table:table-cell>
          <table:table-cell table:style-name="ce13" office:value-type="float" office:value="399" calcext:value-type="float">
            <text:p>399</text:p>
          </table:table-cell>
          <table:table-cell table:style-name="ce13" office:value-type="float" office:value="444" calcext:value-type="float">
            <text:p>444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33.38" calcext:value-type="float">
            <text:p>33,38</text:p>
          </table:table-cell>
          <table:table-cell table:style-name="ce36" table:formula="of:=[.C23]*([.I23]/[.E23])" office:value-type="float" office:value="451.759398496241" calcext:value-type="float">
            <text:p>451,76</text:p>
          </table:table-cell>
          <table:table-cell table:style-name="ce36" table:formula="of:=([.J23]/[.C23])*100" office:value-type="float" office:value="8.36591478696742" calcext:value-type="float">
            <text:p>8,37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learWay BGP303 LED35-4S/74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4144" calcext:value-type="float">
            <text:p>4144</text:p>
          </table:table-cell>
          <table:table-cell table:style-name="ce3" office:value-type="float" office:value="1473" calcext:value-type="float">
            <text:p>1473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35.56" calcext:value-type="float">
            <text:p>35,56</text:p>
          </table:table-cell>
          <table:table-cell table:formula="of:=([.I24]/[.B24])*100" office:value-type="float" office:value="44.45" calcext:value-type="float">
            <text:p>44,45</text:p>
          </table:table-cell>
          <table:table-cell table:formula="of:=([.J24]/[.C24])*100" office:value-type="float" office:value="1.27" calcext:value-type="float">
            <text:p>1,2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learWay BGP303 LED35-4S/74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500" calcext:value-type="float">
            <text:p>3500</text:p>
          </table:table-cell>
          <table:table-cell table:style-name="ce4" office:value-type="float" office:value="4144" calcext:value-type="float">
            <text:p>4144</text:p>
          </table:table-cell>
          <table:table-cell table:style-name="ce4" office:value-type="float" office:value="1473" calcext:value-type="float">
            <text:p>1473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9.54" calcext:value-type="float">
            <text:p>69,54</text:p>
          </table:table-cell>
          <table:table-cell table:style-name="ce27" table:formula="of:=([.I25]/[.B25])*100" office:value-type="float" office:value="86.925" calcext:value-type="float">
            <text:p>86,93</text:p>
          </table:table-cell>
          <table:table-cell table:style-name="ce27" table:formula="of:=([.J25]/[.C25])*100" office:value-type="float" office:value="2.48357142857143" calcext:value-type="float">
            <text:p>2,48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learWay BGP303 LED35-4S/74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500" calcext:value-type="float">
            <text:p>3500</text:p>
          </table:table-cell>
          <table:table-cell table:style-name="ce6" office:value-type="float" office:value="4144" calcext:value-type="float">
            <text:p>4144</text:p>
          </table:table-cell>
          <table:table-cell table:style-name="ce6" office:value-type="float" office:value="1473" calcext:value-type="float">
            <text:p>1473</text:p>
          </table:table-cell>
          <table:table-cell table:style-name="ce6" office:value-type="float" office:value="442" calcext:value-type="float">
            <text:p>442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23" calcext:value-type="float">
            <text:p>123,00</text:p>
          </table:table-cell>
          <table:table-cell table:style-name="ce28" table:formula="of:=([.I26]/[.B26])*100" office:value-type="float" office:value="153.75" calcext:value-type="float">
            <text:p>153,75</text:p>
          </table:table-cell>
          <table:table-cell table:style-name="ce28" table:formula="of:=([.J26]/[.C26])*100" office:value-type="float" office:value="4.39285714285714" calcext:value-type="float">
            <text:p>4,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learWay BGP303 LED35-4S/740</text:p>
          </table:table-cell>
          <table:table-cell office:value-type="float" office:value="80" calcext:value-type="float">
            <text:p>80</text:p>
          </table:table-cell>
          <table:table-cell office:value-type="float" office:value="3500" calcext:value-type="float">
            <text:p>3500</text:p>
          </table:table-cell>
          <table:table-cell office:value-type="float" office:value="4144" calcext:value-type="float">
            <text:p>4144</text:p>
          </table:table-cell>
          <table:table-cell office:value-type="float" office:value="1473" calcext:value-type="float">
            <text:p>147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207.5" calcext:value-type="float">
            <text:p>207,50</text:p>
          </table:table-cell>
          <table:table-cell table:style-name="ce5" table:formula="of:=([.I27]/[.B27])*100" office:value-type="float" office:value="259.375" calcext:value-type="float">
            <text:p>259,38</text:p>
          </table:table-cell>
          <table:table-cell table:style-name="ce5" table:formula="of:=([.J27]/[.C27])*100" office:value-type="float" office:value="7.41071428571429" calcext:value-type="float">
            <text:p>7,41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learWay BGP303 LED35-4S/74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4144" calcext:value-type="float">
            <text:p>4144</text:p>
          </table:table-cell>
          <table:table-cell table:style-name="ce7" office:value-type="float" office:value="1473" calcext:value-type="float">
            <text:p>1473</text:p>
          </table:table-cell>
          <table:table-cell table:style-name="ce7" office:value-type="float" office:value="442" calcext:value-type="float">
            <text:p>442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51.76" calcext:value-type="float">
            <text:p>51,76</text:p>
          </table:table-cell>
          <table:table-cell table:style-name="ce30" table:formula="of:=([.I28]/[.B28])*100" office:value-type="float" office:value="64.7" calcext:value-type="float">
            <text:p>64,70</text:p>
          </table:table-cell>
          <table:table-cell table:style-name="ce30" table:formula="of:=([.J28]/[.C28])*100" office:value-type="float" office:value="1.84857142857143" calcext:value-type="float">
            <text:p>1,85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learWay BGP303 LED35-4S/74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500" calcext:value-type="float">
            <text:p>3500</text:p>
          </table:table-cell>
          <table:table-cell table:style-name="ce8" office:value-type="float" office:value="4144" calcext:value-type="float">
            <text:p>4144</text:p>
          </table:table-cell>
          <table:table-cell table:style-name="ce8" office:value-type="float" office:value="1473" calcext:value-type="float">
            <text:p>1473</text:p>
          </table:table-cell>
          <table:table-cell table:style-name="ce8" office:value-type="float" office:value="442" calcext:value-type="float">
            <text:p>442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54.47" calcext:value-type="float">
            <text:p>54,47</text:p>
          </table:table-cell>
          <table:table-cell table:style-name="ce31" table:formula="of:=([.I29]/[.B29])*100" office:value-type="float" office:value="68.0875" calcext:value-type="float">
            <text:p>68,09</text:p>
          </table:table-cell>
          <table:table-cell table:style-name="ce31" table:formula="of:=([.J29]/[.C29])*100" office:value-type="float" office:value="1.94535714285714" calcext:value-type="float">
            <text:p>1,95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learWay BGP303 LED35-4S/74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3500" calcext:value-type="float">
            <text:p>3500</text:p>
          </table:table-cell>
          <table:table-cell table:style-name="ce9" office:value-type="float" office:value="4144" calcext:value-type="float">
            <text:p>4144</text:p>
          </table:table-cell>
          <table:table-cell table:style-name="ce9" office:value-type="float" office:value="1473" calcext:value-type="float">
            <text:p>1473</text:p>
          </table:table-cell>
          <table:table-cell table:style-name="ce9" office:value-type="float" office:value="442" calcext:value-type="float">
            <text:p>442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146.3" calcext:value-type="float">
            <text:p>146,30</text:p>
          </table:table-cell>
          <table:table-cell table:style-name="ce32" table:formula="of:=([.I30]/[.B30])*100" office:value-type="float" office:value="182.875" calcext:value-type="float">
            <text:p>182,88</text:p>
          </table:table-cell>
          <table:table-cell table:style-name="ce32" table:formula="of:=([.J30]/[.C30])*100" office:value-type="float" office:value="5.225" calcext:value-type="float">
            <text:p>5,23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learWay BGP303 LED35-4S/74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4144" calcext:value-type="float">
            <text:p>4144</text:p>
          </table:table-cell>
          <table:table-cell table:style-name="ce10" office:value-type="float" office:value="1473" calcext:value-type="float">
            <text:p>1473</text:p>
          </table:table-cell>
          <table:table-cell table:style-name="ce10" office:value-type="float" office:value="442" calcext:value-type="float">
            <text:p>442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127.4" calcext:value-type="float">
            <text:p>127,40</text:p>
          </table:table-cell>
          <table:table-cell table:style-name="ce33" table:formula="of:=([.I31]/[.B31])*100" office:value-type="float" office:value="159.25" calcext:value-type="float">
            <text:p>159,25</text:p>
          </table:table-cell>
          <table:table-cell table:style-name="ce33" table:formula="of:=([.J31]/[.C31])*100" office:value-type="float" office:value="4.55" calcext:value-type="float">
            <text:p>4,55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learWay BGP303 LED35-4S/7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500" calcext:value-type="float">
            <text:p>3500</text:p>
          </table:table-cell>
          <table:table-cell table:style-name="ce11" office:value-type="float" office:value="4144" calcext:value-type="float">
            <text:p>4144</text:p>
          </table:table-cell>
          <table:table-cell table:style-name="ce11" office:value-type="float" office:value="1473" calcext:value-type="float">
            <text:p>1473</text:p>
          </table:table-cell>
          <table:table-cell table:style-name="ce11" office:value-type="float" office:value="442" calcext:value-type="float">
            <text:p>442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67.33" calcext:value-type="float">
            <text:p>67,33</text:p>
          </table:table-cell>
          <table:table-cell table:style-name="ce34" table:formula="of:=([.I32]/[.B32])*100" office:value-type="float" office:value="84.1625" calcext:value-type="float">
            <text:p>84,16</text:p>
          </table:table-cell>
          <table:table-cell table:style-name="ce34" table:formula="of:=([.J32]/[.C32])*100" office:value-type="float" office:value="2.40464285714286" calcext:value-type="float">
            <text:p>2,40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learWay BGP303 LED35-4S/74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4144" calcext:value-type="float">
            <text:p>4144</text:p>
          </table:table-cell>
          <table:table-cell table:style-name="ce12" office:value-type="float" office:value="1473" calcext:value-type="float">
            <text:p>1473</text:p>
          </table:table-cell>
          <table:table-cell table:style-name="ce12" office:value-type="float" office:value="442" calcext:value-type="float">
            <text:p>442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133.3" calcext:value-type="float">
            <text:p>133,30</text:p>
          </table:table-cell>
          <table:table-cell table:style-name="ce35" table:formula="of:=([.I33]/[.B33])*100" office:value-type="float" office:value="166.625" calcext:value-type="float">
            <text:p>166,63</text:p>
          </table:table-cell>
          <table:table-cell table:style-name="ce35" table:formula="of:=([.J33]/[.C33])*100" office:value-type="float" office:value="4.76071428571429" calcext:value-type="float">
            <text:p>4,76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ClearWay BGP303 LED35-4S/74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3500" calcext:value-type="float">
            <text:p>3500</text:p>
          </table:table-cell>
          <table:table-cell table:style-name="ce13" office:value-type="float" office:value="4144" calcext:value-type="float">
            <text:p>4144</text:p>
          </table:table-cell>
          <table:table-cell table:style-name="ce13" office:value-type="float" office:value="1473" calcext:value-type="float">
            <text:p>1473</text:p>
          </table:table-cell>
          <table:table-cell table:style-name="ce13" office:value-type="float" office:value="442" calcext:value-type="float">
            <text:p>442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47.35" calcext:value-type="float">
            <text:p>47,35</text:p>
          </table:table-cell>
          <table:table-cell table:style-name="ce36" table:formula="of:=([.I34]/[.B34])*100" office:value-type="float" office:value="59.1875" calcext:value-type="float">
            <text:p>59,19</text:p>
          </table:table-cell>
          <table:table-cell table:style-name="ce36" table:formula="of:=([.J34]/[.C34])*100" office:value-type="float" office:value="1.69107142857143" calcext:value-type="float">
            <text:p>1,69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oreLine tempo medium BVP125 LED 67-4S/83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724" calcext:value-type="float">
            <text:p>6724</text:p>
          </table:table-cell>
          <table:table-cell table:style-name="ce3" office:value-type="float" office:value="3181" calcext:value-type="float">
            <text:p>3181</text:p>
          </table:table-cell>
          <table:table-cell table:style-name="ce3" office:value-type="float" office:value="4329" calcext:value-type="float">
            <text:p>4329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67.82" calcext:value-type="float">
            <text:p>67,82</text:p>
          </table:table-cell>
          <table:table-cell table:style-name="ce15" table:formula="of:=([.I35]/[.B35])*100" office:value-type="float" office:value="84.775" calcext:value-type="float">
            <text:p>84,78</text:p>
          </table:table-cell>
          <table:table-cell table:style-name="ce15" table:formula="of:=([.J35]/[.C35])*100" office:value-type="float" office:value="1.26078227245687" calcext:value-type="float">
            <text:p>1,2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oreLine tempo medium BVP125 LED 67-4S/83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724" calcext:value-type="float">
            <text:p>6724</text:p>
          </table:table-cell>
          <table:table-cell table:style-name="ce4" office:value-type="float" office:value="3181" calcext:value-type="float">
            <text:p>3181</text:p>
          </table:table-cell>
          <table:table-cell table:style-name="ce4" office:value-type="float" office:value="4329" calcext:value-type="float">
            <text:p>4329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153.6" calcext:value-type="float">
            <text:p>153,60</text:p>
          </table:table-cell>
          <table:table-cell table:style-name="ce16" table:formula="of:=([.I36]/[.B36])*100" office:value-type="float" office:value="192" calcext:value-type="float">
            <text:p>192,00</text:p>
          </table:table-cell>
          <table:table-cell table:style-name="ce16" table:formula="of:=([.J36]/[.C36])*100" office:value-type="float" office:value="2.85544318857823" calcext:value-type="float">
            <text:p>2,86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oreLine tempo medium BVP125 LED 67-4S/83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6724" calcext:value-type="float">
            <text:p>6724</text:p>
          </table:table-cell>
          <table:table-cell table:style-name="ce6" office:value-type="float" office:value="3181" calcext:value-type="float">
            <text:p>3181</text:p>
          </table:table-cell>
          <table:table-cell table:style-name="ce6" office:value-type="float" office:value="4329" calcext:value-type="float">
            <text:p>4329</text:p>
          </table:table-cell>
          <table:table-cell table:style-name="ce6" office:value-type="float" office:value="605" calcext:value-type="float">
            <text:p>605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286" calcext:value-type="float">
            <text:p>286,00</text:p>
          </table:table-cell>
          <table:table-cell table:style-name="ce17" table:formula="of:=([.I37]/[.B37])*100" office:value-type="float" office:value="357.5" calcext:value-type="float">
            <text:p>357,50</text:p>
          </table:table-cell>
          <table:table-cell table:style-name="ce17" table:formula="of:=([.J37]/[.C37])*100" office:value-type="float" office:value="5.3167757287329" calcext:value-type="float">
            <text:p>5,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oreLine tempo medium BVP125 LED 67-4S/830</text:p>
          </table:table-cell>
          <table:table-cell office:value-type="float" office:value="80" calcext:value-type="float">
            <text:p>80</text:p>
          </table:table-cell>
          <table:table-cell office:value-type="float" office:value="6724" calcext:value-type="float">
            <text:p>6724</text:p>
          </table:table-cell>
          <table:table-cell office:value-type="float" office:value="3181" calcext:value-type="float">
            <text:p>3181</text:p>
          </table:table-cell>
          <table:table-cell office:value-type="float" office:value="4329" calcext:value-type="float">
            <text:p>4329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488.2" calcext:value-type="float">
            <text:p>488,20</text:p>
          </table:table-cell>
          <table:table-cell table:style-name="ce1" table:formula="of:=([.I38]/[.B38])*100" office:value-type="float" office:value="610.25" calcext:value-type="float">
            <text:p>610,25</text:p>
          </table:table-cell>
          <table:table-cell table:style-name="ce1" table:formula="of:=([.J38]/[.C38])*100" office:value-type="float" office:value="9.0756989886972" calcext:value-type="float">
            <text:p>9,08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oreLine tempo medium BVP125 LED 67-4S/83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724" calcext:value-type="float">
            <text:p>6724</text:p>
          </table:table-cell>
          <table:table-cell table:style-name="ce7" office:value-type="float" office:value="3181" calcext:value-type="float">
            <text:p>3181</text:p>
          </table:table-cell>
          <table:table-cell table:style-name="ce7" office:value-type="float" office:value="4329" calcext:value-type="float">
            <text:p>4329</text:p>
          </table:table-cell>
          <table:table-cell table:style-name="ce7" office:value-type="float" office:value="605" calcext:value-type="float">
            <text:p>605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99.45" calcext:value-type="float">
            <text:p>99,45</text:p>
          </table:table-cell>
          <table:table-cell table:style-name="ce18" table:formula="of:=([.I39]/[.B39])*100" office:value-type="float" office:value="124.3125" calcext:value-type="float">
            <text:p>124,31</text:p>
          </table:table-cell>
          <table:table-cell table:style-name="ce18" table:formula="of:=([.J39]/[.C39])*100" office:value-type="float" office:value="1.84878792385485" calcext:value-type="float">
            <text:p>1,85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oreLine tempo medium BVP125 LED 67-4S/83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724" calcext:value-type="float">
            <text:p>6724</text:p>
          </table:table-cell>
          <table:table-cell table:style-name="ce8" office:value-type="float" office:value="3181" calcext:value-type="float">
            <text:p>3181</text:p>
          </table:table-cell>
          <table:table-cell table:style-name="ce8" office:value-type="float" office:value="4329" calcext:value-type="float">
            <text:p>4329</text:p>
          </table:table-cell>
          <table:table-cell table:style-name="ce8" office:value-type="float" office:value="605" calcext:value-type="float">
            <text:p>605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140.8" calcext:value-type="float">
            <text:p>140,80</text:p>
          </table:table-cell>
          <table:table-cell table:style-name="ce19" table:formula="of:=([.I40]/[.B40])*100" office:value-type="float" office:value="176" calcext:value-type="float">
            <text:p>176,00</text:p>
          </table:table-cell>
          <table:table-cell table:style-name="ce19" table:formula="of:=([.J40]/[.C40])*100" office:value-type="float" office:value="2.61748958953004" calcext:value-type="float">
            <text:p>2,62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oreLine tempo medium BVP125 LED 67-4S/83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6724" calcext:value-type="float">
            <text:p>6724</text:p>
          </table:table-cell>
          <table:table-cell table:style-name="ce9" office:value-type="float" office:value="3181" calcext:value-type="float">
            <text:p>3181</text:p>
          </table:table-cell>
          <table:table-cell table:style-name="ce9" office:value-type="float" office:value="4329" calcext:value-type="float">
            <text:p>4329</text:p>
          </table:table-cell>
          <table:table-cell table:style-name="ce9" office:value-type="float" office:value="605" calcext:value-type="float">
            <text:p>605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342.1" calcext:value-type="float">
            <text:p>342,10</text:p>
          </table:table-cell>
          <table:table-cell table:style-name="ce20" table:formula="of:=([.I41]/[.B41])*100" office:value-type="float" office:value="427.625" calcext:value-type="float">
            <text:p>427,63</text:p>
          </table:table-cell>
          <table:table-cell table:style-name="ce20" table:formula="of:=([.J41]/[.C41])*100" office:value-type="float" office:value="6.35968173706127" calcext:value-type="float">
            <text:p>6,36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oreLine tempo medium BVP125 LED 67-4S/83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6724" calcext:value-type="float">
            <text:p>6724</text:p>
          </table:table-cell>
          <table:table-cell table:style-name="ce10" office:value-type="float" office:value="3181" calcext:value-type="float">
            <text:p>3181</text:p>
          </table:table-cell>
          <table:table-cell table:style-name="ce10" office:value-type="float" office:value="4329" calcext:value-type="float">
            <text:p>4329</text:p>
          </table:table-cell>
          <table:table-cell table:style-name="ce10" office:value-type="float" office:value="605" calcext:value-type="float">
            <text:p>605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282.6" calcext:value-type="float">
            <text:p>282,60</text:p>
          </table:table-cell>
          <table:table-cell table:style-name="ce21" table:formula="of:=([.I42]/[.B42])*100" office:value-type="float" office:value="353.25" calcext:value-type="float">
            <text:p>353,25</text:p>
          </table:table-cell>
          <table:table-cell table:style-name="ce21" table:formula="of:=([.J42]/[.C42])*100" office:value-type="float" office:value="5.25356930398572" calcext:value-type="float">
            <text:p>5,25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oreLine tempo medium BVP125 LED 67-4S/83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724" calcext:value-type="float">
            <text:p>6724</text:p>
          </table:table-cell>
          <table:table-cell table:style-name="ce11" office:value-type="float" office:value="3181" calcext:value-type="float">
            <text:p>3181</text:p>
          </table:table-cell>
          <table:table-cell table:style-name="ce11" office:value-type="float" office:value="4329" calcext:value-type="float">
            <text:p>4329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161.5" calcext:value-type="float">
            <text:p>161,50</text:p>
          </table:table-cell>
          <table:table-cell table:style-name="ce22" table:formula="of:=([.I43]/[.B43])*100" office:value-type="float" office:value="201.875" calcext:value-type="float">
            <text:p>201,88</text:p>
          </table:table-cell>
          <table:table-cell table:style-name="ce22" table:formula="of:=([.J43]/[.C43])*100" office:value-type="float" office:value="3.00230517549078" calcext:value-type="float">
            <text:p>3,00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oreLine tempo medium BVP125 LED 67-4S/83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6724" calcext:value-type="float">
            <text:p>6724</text:p>
          </table:table-cell>
          <table:table-cell table:style-name="ce12" office:value-type="float" office:value="3181" calcext:value-type="float">
            <text:p>3181</text:p>
          </table:table-cell>
          <table:table-cell table:style-name="ce12" office:value-type="float" office:value="4329" calcext:value-type="float">
            <text:p>4329</text:p>
          </table:table-cell>
          <table:table-cell table:style-name="ce12" office:value-type="float" office:value="605" calcext:value-type="float">
            <text:p>605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323.2" calcext:value-type="float">
            <text:p>323,20</text:p>
          </table:table-cell>
          <table:table-cell table:style-name="ce23" table:formula="of:=([.I44]/[.B44])*100" office:value-type="float" office:value="404" calcext:value-type="float">
            <text:p>404,00</text:p>
          </table:table-cell>
          <table:table-cell table:style-name="ce23" table:formula="of:=([.J44]/[.C44])*100" office:value-type="float" office:value="6.00832837596669" calcext:value-type="float">
            <text:p>6,01</text:p>
          </table:table-cell>
          <table:table-cell table:number-columns-repeated="11"/>
          <table:table-cell table:style-name="ce5" table:number-columns-repeated="2"/>
        </table:table-row>
        <table:table-row table:style-name="ro1">
          <table:table-cell table:style-name="ce13" office:value-type="string" calcext:value-type="string">
            <text:p>Philips CoreLine tempo medium BVP125 LED 67-4S/83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6724" calcext:value-type="float">
            <text:p>6724</text:p>
          </table:table-cell>
          <table:table-cell table:style-name="ce13" office:value-type="float" office:value="3181" calcext:value-type="float">
            <text:p>3181</text:p>
          </table:table-cell>
          <table:table-cell table:style-name="ce13" office:value-type="float" office:value="4329" calcext:value-type="float">
            <text:p>4329</text:p>
          </table:table-cell>
          <table:table-cell table:style-name="ce13" office:value-type="float" office:value="605" calcext:value-type="float">
            <text:p>605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112.3" calcext:value-type="float">
            <text:p>112,30</text:p>
          </table:table-cell>
          <table:table-cell table:style-name="ce24" table:formula="of:=([.I45]/[.B45])*100" office:value-type="float" office:value="140.375" calcext:value-type="float">
            <text:p>140,38</text:p>
          </table:table-cell>
          <table:table-cell table:style-name="ce24" table:formula="of:=([.J45]/[.C45])*100" office:value-type="float" office:value="2.08767102914932" calcext:value-type="float">
            <text:p>2,09</text:p>
          </table:table-cell>
          <table:table-cell table:number-columns-repeated="10"/>
          <table:table-cell table:style-name="ce1"/>
          <table:table-cell table:style-name="ce5" table:number-columns-repeated="2"/>
        </table:table-row>
        <table:table-row table:style-name="ro1">
          <table:table-cell table:style-name="ce3" office:value-type="string" calcext:value-type="string">
            <text:p>Philips CoreLine tempo medium BVP125 LED 67-4S/83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724" calcext:value-type="float">
            <text:p>6724</text:p>
          </table:table-cell>
          <table:table-cell table:style-name="ce3" office:value-type="float" office:value="3181" calcext:value-type="float">
            <text:p>3181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45.7" calcext:value-type="float">
            <text:p>45,70</text:p>
          </table:table-cell>
          <table:table-cell table:formula="of:=[.C46]*([.I46]/[.E46])" office:value-type="float" office:value="334.735076252723" calcext:value-type="float">
            <text:p>334,74</text:p>
          </table:table-cell>
          <table:table-cell table:formula="of:=([.J46]/[.C46])*100" office:value-type="float" office:value="4.97821350762527" calcext:value-type="float">
            <text:p>4,98</text:p>
          </table:table-cell>
          <table:table-cell table:number-columns-repeated="10"/>
          <table:table-cell table:style-name="ce1"/>
          <table:table-cell table:style-name="ce5" table:number-columns-repeated="2"/>
        </table:table-row>
        <table:table-row table:style-name="ro1">
          <table:table-cell table:style-name="ce4" office:value-type="string" calcext:value-type="string">
            <text:p>Philips CoreLine tempo medium BVP125 LED 67-4S/83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6724" calcext:value-type="float">
            <text:p>6724</text:p>
          </table:table-cell>
          <table:table-cell table:style-name="ce4" office:value-type="float" office:value="3181" calcext:value-type="float">
            <text:p>3181</text:p>
          </table:table-cell>
          <table:table-cell table:style-name="ce4" office:value-type="float" office:value="918" calcext:value-type="float">
            <text:p>918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2.42" calcext:value-type="float">
            <text:p>62,42</text:p>
          </table:table-cell>
          <table:table-cell table:style-name="ce27" table:formula="of:=[.C47]*([.I47]/[.E47])" office:value-type="float" office:value="457.202701525054" calcext:value-type="float">
            <text:p>457,20</text:p>
          </table:table-cell>
          <table:table-cell table:style-name="ce27" table:formula="of:=([.J47]/[.C47])*100" office:value-type="float" office:value="6.79956427015251" calcext:value-type="float">
            <text:p>6,80</text:p>
          </table:table-cell>
          <table:table-cell table:number-columns-repeated="10"/>
          <table:table-cell table:style-name="ce1"/>
          <table:table-cell table:style-name="ce5" table:number-columns-repeated="2"/>
        </table:table-row>
        <table:table-row table:style-name="ro1">
          <table:table-cell table:style-name="ce6" office:value-type="string" calcext:value-type="string">
            <text:p>Philips CoreLine tempo medium BVP125 LED 67-4S/83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6724" calcext:value-type="float">
            <text:p>6724</text:p>
          </table:table-cell>
          <table:table-cell table:style-name="ce6" office:value-type="float" office:value="3181" calcext:value-type="float">
            <text:p>3181</text:p>
          </table:table-cell>
          <table:table-cell table:style-name="ce6" office:value-type="float" office:value="918" calcext:value-type="float">
            <text:p>918</text:p>
          </table:table-cell>
          <table:table-cell table:style-name="ce6" office:value-type="float" office:value="605" calcext:value-type="float">
            <text:p>605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76.81" calcext:value-type="float">
            <text:p>76,81</text:p>
          </table:table-cell>
          <table:table-cell table:style-name="ce28" table:formula="of:=[.C48]*([.I48]/[.E48])" office:value-type="float" office:value="562.603965141612" calcext:value-type="float">
            <text:p>562,60</text:p>
          </table:table-cell>
          <table:table-cell table:style-name="ce28" table:formula="of:=([.J48]/[.C48])*100" office:value-type="float" office:value="8.36710239651416" calcext:value-type="float">
            <text:p>8,37</text:p>
          </table:table-cell>
          <table:table-cell table:number-columns-repeated="10"/>
          <table:table-cell table:style-name="ce1"/>
          <table:table-cell table:style-name="ce5" table:number-columns-repeated="2"/>
        </table:table-row>
        <table:table-row table:style-name="ro1">
          <table:table-cell office:value-type="string" calcext:value-type="string">
            <text:p>Philips CoreLine tempo medium BVP125 LED 67-4S/830</text:p>
          </table:table-cell>
          <table:table-cell office:value-type="float" office:value="160" calcext:value-type="float">
            <text:p>160</text:p>
          </table:table-cell>
          <table:table-cell office:value-type="float" office:value="6724" calcext:value-type="float">
            <text:p>6724</text:p>
          </table:table-cell>
          <table:table-cell office:value-type="float" office:value="3181" calcext:value-type="float">
            <text:p>3181</text:p>
          </table:table-cell>
          <table:table-cell office:value-type="float" office:value="918" calcext:value-type="float">
            <text:p>91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01.5" calcext:value-type="float">
            <text:p>101,50</text:p>
          </table:table-cell>
          <table:table-cell table:style-name="ce5" table:formula="of:=[.C49]*([.I49]/[.E49])" office:value-type="float" office:value="743.448801742919" calcext:value-type="float">
            <text:p>743,45</text:p>
          </table:table-cell>
          <table:table-cell table:style-name="ce5" table:formula="of:=([.J49]/[.C49])*100" office:value-type="float" office:value="11.0566448801743" calcext:value-type="float">
            <text:p>11,06</text:p>
          </table:table-cell>
          <table:table-cell table:number-columns-repeated="10"/>
          <table:table-cell table:style-name="ce2"/>
          <table:table-cell table:style-name="ce5" table:number-columns-repeated="2"/>
        </table:table-row>
        <table:table-row table:style-name="ro1">
          <table:table-cell table:style-name="ce7" office:value-type="string" calcext:value-type="string">
            <text:p>Philips CoreLine tempo medium BVP125 LED 67-4S/83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6724" calcext:value-type="float">
            <text:p>6724</text:p>
          </table:table-cell>
          <table:table-cell table:style-name="ce7" office:value-type="float" office:value="3181" calcext:value-type="float">
            <text:p>3181</text:p>
          </table:table-cell>
          <table:table-cell table:style-name="ce7" office:value-type="float" office:value="918" calcext:value-type="float">
            <text:p>918</text:p>
          </table:table-cell>
          <table:table-cell table:style-name="ce7" office:value-type="float" office:value="605" calcext:value-type="float">
            <text:p>605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52.19" calcext:value-type="float">
            <text:p>52,19</text:p>
          </table:table-cell>
          <table:table-cell table:style-name="ce30" table:formula="of:=[.C50]*([.I50]/[.E50])" office:value-type="float" office:value="382.271851851852" calcext:value-type="float">
            <text:p>382,27</text:p>
          </table:table-cell>
          <table:table-cell table:style-name="ce30" table:formula="of:=([.J50]/[.C50])*100" office:value-type="float" office:value="5.68518518518519" calcext:value-type="float">
            <text:p>5,69</text:p>
          </table:table-cell>
          <table:table-cell table:number-columns-repeated="10"/>
          <table:table-cell table:style-name="ce2"/>
          <table:table-cell table:style-name="ce5" table:number-columns-repeated="2"/>
        </table:table-row>
        <table:table-row table:style-name="ro1">
          <table:table-cell table:style-name="ce8" office:value-type="string" calcext:value-type="string">
            <text:p>Philips CoreLine tempo medium BVP125 LED 67-4S/83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724" calcext:value-type="float">
            <text:p>6724</text:p>
          </table:table-cell>
          <table:table-cell table:style-name="ce8" office:value-type="float" office:value="3181" calcext:value-type="float">
            <text:p>3181</text:p>
          </table:table-cell>
          <table:table-cell table:style-name="ce8" office:value-type="float" office:value="918" calcext:value-type="float">
            <text:p>918</text:p>
          </table:table-cell>
          <table:table-cell table:style-name="ce8" office:value-type="float" office:value="605" calcext:value-type="float">
            <text:p>605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63.34" calcext:value-type="float">
            <text:p>63,34</text:p>
          </table:table-cell>
          <table:table-cell table:style-name="ce31" table:formula="of:=[.C51]*([.I51]/[.E51])" office:value-type="float" office:value="463.941350762527" calcext:value-type="float">
            <text:p>463,94</text:p>
          </table:table-cell>
          <table:table-cell table:style-name="ce31" table:formula="of:=([.J51]/[.C51])*100" office:value-type="float" office:value="6.89978213507625" calcext:value-type="float">
            <text:p>6,90</text:p>
          </table:table-cell>
          <table:table-cell table:number-columns-repeated="10"/>
          <table:table-cell table:style-name="ce1"/>
          <table:table-cell table:style-name="ce5" table:number-columns-repeated="2"/>
        </table:table-row>
        <table:table-row table:style-name="ro1">
          <table:table-cell table:style-name="ce9" office:value-type="string" calcext:value-type="string">
            <text:p>Philips CoreLine tempo medium BVP125 LED 67-4S/83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6724" calcext:value-type="float">
            <text:p>6724</text:p>
          </table:table-cell>
          <table:table-cell table:style-name="ce9" office:value-type="float" office:value="3181" calcext:value-type="float">
            <text:p>3181</text:p>
          </table:table-cell>
          <table:table-cell table:style-name="ce9" office:value-type="float" office:value="918" calcext:value-type="float">
            <text:p>918</text:p>
          </table:table-cell>
          <table:table-cell table:style-name="ce9" office:value-type="float" office:value="605" calcext:value-type="float">
            <text:p>605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87.43" calcext:value-type="float">
            <text:p>87,43</text:p>
          </table:table-cell>
          <table:table-cell table:style-name="ce32" table:formula="of:=[.C52]*([.I52]/[.E52])" office:value-type="float" office:value="640.391416122004" calcext:value-type="float">
            <text:p>640,39</text:p>
          </table:table-cell>
          <table:table-cell table:style-name="ce32" table:formula="of:=([.J52]/[.C52])*100" office:value-type="float" office:value="9.5239651416122" calcext:value-type="float">
            <text:p>9,52</text:p>
          </table:table-cell>
          <table:table-cell table:number-columns-repeated="10"/>
          <table:table-cell table:style-name="ce2"/>
          <table:table-cell table:style-name="ce5" table:number-columns-repeated="2"/>
        </table:table-row>
        <table:table-row table:style-name="ro1">
          <table:table-cell table:style-name="ce10" office:value-type="string" calcext:value-type="string">
            <text:p>Philips CoreLine tempo medium BVP125 LED 67-4S/83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6724" calcext:value-type="float">
            <text:p>6724</text:p>
          </table:table-cell>
          <table:table-cell table:style-name="ce10" office:value-type="float" office:value="3181" calcext:value-type="float">
            <text:p>3181</text:p>
          </table:table-cell>
          <table:table-cell table:style-name="ce10" office:value-type="float" office:value="918" calcext:value-type="float">
            <text:p>918</text:p>
          </table:table-cell>
          <table:table-cell table:style-name="ce10" office:value-type="float" office:value="605" calcext:value-type="float">
            <text:p>605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75.76" calcext:value-type="float">
            <text:p>75,76</text:p>
          </table:table-cell>
          <table:table-cell table:style-name="ce33" table:formula="of:=[.C53]*([.I53]/[.E53])" office:value-type="float" office:value="554.91311546841" calcext:value-type="float">
            <text:p>554,91</text:p>
          </table:table-cell>
          <table:table-cell table:style-name="ce33" table:formula="of:=([.J53]/[.C53])*100" office:value-type="float" office:value="8.25272331154684" calcext:value-type="float">
            <text:p>8,25</text:p>
          </table:table-cell>
          <table:table-cell table:number-columns-repeated="10"/>
          <table:table-cell table:style-name="ce2"/>
          <table:table-cell table:style-name="ce5" table:number-columns-repeated="2"/>
        </table:table-row>
        <table:table-row table:style-name="ro1">
          <table:table-cell table:style-name="ce11" office:value-type="string" calcext:value-type="string">
            <text:p>Philips CoreLine tempo medium BVP125 LED 67-4S/83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6724" calcext:value-type="float">
            <text:p>6724</text:p>
          </table:table-cell>
          <table:table-cell table:style-name="ce11" office:value-type="float" office:value="3181" calcext:value-type="float">
            <text:p>3181</text:p>
          </table:table-cell>
          <table:table-cell table:style-name="ce11" office:value-type="float" office:value="918" calcext:value-type="float">
            <text:p>918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57.22" calcext:value-type="float">
            <text:p>57,22</text:p>
          </table:table-cell>
          <table:table-cell table:style-name="ce34" table:formula="of:=[.C54]*([.I54]/[.E54])" office:value-type="float" office:value="419.114684095861" calcext:value-type="float">
            <text:p>419,11</text:p>
          </table:table-cell>
          <table:table-cell table:style-name="ce34" table:formula="of:=([.J54]/[.C54])*100" office:value-type="float" office:value="6.23311546840959" calcext:value-type="float">
            <text:p>6,23</text:p>
          </table:table-cell>
          <table:table-cell table:number-columns-repeated="10"/>
          <table:table-cell table:style-name="ce2"/>
          <table:table-cell table:style-name="ce5" table:number-columns-repeated="2"/>
        </table:table-row>
        <table:table-row table:style-name="ro1">
          <table:table-cell table:style-name="ce12" office:value-type="string" calcext:value-type="string">
            <text:p>Philips CoreLine tempo medium BVP125 LED 67-4S/830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6724" calcext:value-type="float">
            <text:p>6724</text:p>
          </table:table-cell>
          <table:table-cell table:style-name="ce12" office:value-type="float" office:value="3181" calcext:value-type="float">
            <text:p>3181</text:p>
          </table:table-cell>
          <table:table-cell table:style-name="ce12" office:value-type="float" office:value="918" calcext:value-type="float">
            <text:p>918</text:p>
          </table:table-cell>
          <table:table-cell table:style-name="ce12" office:value-type="float" office:value="605" calcext:value-type="float">
            <text:p>605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92.61" calcext:value-type="float">
            <text:p>92,61</text:p>
          </table:table-cell>
          <table:table-cell table:style-name="ce35" table:formula="of:=[.C55]*([.I55]/[.E55])" office:value-type="float" office:value="678.332941176471" calcext:value-type="float">
            <text:p>678,33</text:p>
          </table:table-cell>
          <table:table-cell table:style-name="ce35" table:formula="of:=([.J55]/[.C55])*100" office:value-type="float" office:value="10.0882352941176" calcext:value-type="float">
            <text:p>10,09</text:p>
          </table:table-cell>
          <table:table-cell table:number-columns-repeated="6"/>
          <table:table-cell table:style-name="ce1"/>
          <table:table-cell table:style-name="ce5" table:number-columns-repeated="2"/>
          <table:table-cell table:number-columns-repeated="4"/>
        </table:table-row>
        <table:table-row table:style-name="ro1">
          <table:table-cell table:style-name="ce13" office:value-type="string" calcext:value-type="string">
            <text:p>Philips CoreLine tempo medium BVP125 LED 67-4S/830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6724" calcext:value-type="float">
            <text:p>6724</text:p>
          </table:table-cell>
          <table:table-cell table:style-name="ce13" office:value-type="float" office:value="3181" calcext:value-type="float">
            <text:p>3181</text:p>
          </table:table-cell>
          <table:table-cell table:style-name="ce13" office:value-type="float" office:value="918" calcext:value-type="float">
            <text:p>918</text:p>
          </table:table-cell>
          <table:table-cell table:style-name="ce13" office:value-type="float" office:value="605" calcext:value-type="float">
            <text:p>605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48.28" calcext:value-type="float">
            <text:p>48,28</text:p>
          </table:table-cell>
          <table:table-cell table:style-name="ce36" table:formula="of:=[.C56]*([.I56]/[.E56])" office:value-type="float" office:value="353.632592592593" calcext:value-type="float">
            <text:p>353,63</text:p>
          </table:table-cell>
          <table:table-cell table:style-name="ce36" table:formula="of:=([.J56]/[.C56])*100" office:value-type="float" office:value="5.25925925925926" calcext:value-type="float">
            <text:p>5,26</text:p>
          </table:table-cell>
          <table:table-cell table:number-columns-repeated="6"/>
          <table:table-cell table:style-name="ce2"/>
          <table:table-cell table:style-name="ce5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Philips Iridium Gen3 Mini BGP381 GRN45/74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4225" calcext:value-type="float">
            <text:p>4225</text:p>
          </table:table-cell>
          <table:table-cell table:style-name="ce3" office:value-type="float" office:value="1939" calcext:value-type="float">
            <text:p>1939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36.52" calcext:value-type="float">
            <text:p>36,52</text:p>
          </table:table-cell>
          <table:table-cell table:formula="of:=[.C57]*([.I57]/[.E57])" office:value-type="float" office:value="84.7550283651367" calcext:value-type="float">
            <text:p>84,76</text:p>
          </table:table-cell>
          <table:table-cell table:formula="of:=([.J57]/[.C57])*100" office:value-type="float" office:value="1.88344507478082" calcext:value-type="float">
            <text:p>1,88</text:p>
          </table:table-cell>
          <table:table-cell table:number-columns-repeated="6"/>
          <table:table-cell table:style-name="ce2"/>
          <table:table-cell table:style-name="ce5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>
            <text:p>Philips Iridium Gen3 Mini BGP381 GRN45/74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500" calcext:value-type="float">
            <text:p>4500</text:p>
          </table:table-cell>
          <table:table-cell table:style-name="ce4" office:value-type="float" office:value="4225" calcext:value-type="float">
            <text:p>4225</text:p>
          </table:table-cell>
          <table:table-cell table:style-name="ce4" office:value-type="float" office:value="1939" calcext:value-type="float">
            <text:p>1939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5.74" calcext:value-type="float">
            <text:p>65,74</text:p>
          </table:table-cell>
          <table:table-cell table:style-name="ce27" table:formula="of:=[.C58]*([.I58]/[.E58])" office:value-type="float" office:value="152.568334192883" calcext:value-type="float">
            <text:p>152,57</text:p>
          </table:table-cell>
          <table:table-cell table:style-name="ce27" table:formula="of:=([.J58]/[.C58])*100" office:value-type="float" office:value="3.39040742650851" calcext:value-type="float">
            <text:p>3,39</text:p>
          </table:table-cell>
          <table:table-cell table:number-columns-repeated="6"/>
          <table:table-cell table:style-name="ce1"/>
          <table:table-cell table:style-name="ce5"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>
            <text:p>Philips Iridium Gen3 Mini BGP381 GRN45/74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4225" calcext:value-type="float">
            <text:p>4225</text:p>
          </table:table-cell>
          <table:table-cell table:style-name="ce6" office:value-type="float" office:value="1939" calcext:value-type="float">
            <text:p>1939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08.9" calcext:value-type="float">
            <text:p>108,90</text:p>
          </table:table-cell>
          <table:table-cell table:style-name="ce28" table:formula="of:=[.C59]*([.I59]/[.E59])" office:value-type="float" office:value="252.733367715317" calcext:value-type="float">
            <text:p>252,73</text:p>
          </table:table-cell>
          <table:table-cell table:style-name="ce28" table:formula="of:=([.J59]/[.C59])*100" office:value-type="float" office:value="5.61629706034038" calcext:value-type="float">
            <text:p>5,62</text:p>
          </table:table-cell>
          <table:table-cell table:number-columns-repeated="6"/>
          <table:table-cell table:style-name="ce2"/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hilips Iridium Gen3 Mini BGP381 GRN45/740</text:p>
          </table:table-cell>
          <table:table-cell office:value-type="float" office:value="80" calcext:value-type="float">
            <text:p>80</text:p>
          </table:table-cell>
          <table:table-cell office:value-type="float" office:value="4500" calcext:value-type="float">
            <text:p>4500</text:p>
          </table:table-cell>
          <table:table-cell office:value-type="float" office:value="4225" calcext:value-type="float">
            <text:p>4225</text:p>
          </table:table-cell>
          <table:table-cell office:value-type="float" office:value="1939" calcext:value-type="float">
            <text:p>193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225.3" calcext:value-type="float">
            <text:p>225,30</text:p>
          </table:table-cell>
          <table:table-cell table:style-name="ce5" table:formula="of:=[.C60]*([.I60]/[.E60])" office:value-type="float" office:value="522.872614749871" calcext:value-type="float">
            <text:p>522,87</text:p>
          </table:table-cell>
          <table:table-cell table:style-name="ce5" table:formula="of:=([.J60]/[.C60])*100" office:value-type="float" office:value="11.619391438886" calcext:value-type="float">
            <text:p>11,62</text:p>
          </table:table-cell>
          <table:table-cell table:number-columns-repeated="6"/>
          <table:table-cell table:style-name="ce2"/>
          <table:table-cell table:style-name="ce5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Philips Iridium Gen3 Mini BGP381 GRN45/74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4225" calcext:value-type="float">
            <text:p>4225</text:p>
          </table:table-cell>
          <table:table-cell table:style-name="ce7" office:value-type="float" office:value="1939" calcext:value-type="float">
            <text:p>1939</text:p>
          </table:table-cell>
          <table:table-cell table:style-name="ce7" office:value-type="float" office:value="450" calcext:value-type="float">
            <text:p>450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52.83" calcext:value-type="float">
            <text:p>52,83</text:p>
          </table:table-cell>
          <table:table-cell table:style-name="ce30" table:formula="of:=[.C61]*([.I61]/[.E61])" office:value-type="float" office:value="122.607013924703" calcext:value-type="float">
            <text:p>122,61</text:p>
          </table:table-cell>
          <table:table-cell table:style-name="ce30" table:formula="of:=([.J61]/[.C61])*100" office:value-type="float" office:value="2.72460030943785" calcext:value-type="float">
            <text:p>2,72</text:p>
          </table:table-cell>
          <table:table-cell table:number-columns-repeated="6"/>
          <table:table-cell table:style-name="ce2"/>
          <table:table-cell table:style-name="ce5" table:number-columns-repeated="2"/>
          <table:table-cell table:number-columns-repeated="4"/>
        </table:table-row>
        <table:table-row table:style-name="ro1">
          <table:table-cell table:style-name="ce8" office:value-type="string" calcext:value-type="string">
            <text:p>Philips Iridium Gen3 Mini BGP381 GRN45/74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4225" calcext:value-type="float">
            <text:p>4225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57.66" calcext:value-type="float">
            <text:p>57,66</text:p>
          </table:table-cell>
          <table:table-cell table:style-name="ce31" table:formula="of:=[.C62]*([.I62]/[.E62])" office:value-type="float" office:value="133.816400206292" calcext:value-type="float">
            <text:p>133,82</text:p>
          </table:table-cell>
          <table:table-cell table:style-name="ce31" table:formula="of:=([.J62]/[.C62])*100" office:value-type="float" office:value="2.97369778236204" calcext:value-type="float">
            <text:p>2,97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Iridium Gen3 Mini BGP381 GRN45/74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500" calcext:value-type="float">
            <text:p>4500</text:p>
          </table:table-cell>
          <table:table-cell table:style-name="ce9" office:value-type="float" office:value="4225" calcext:value-type="float">
            <text:p>4225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139.5" calcext:value-type="float">
            <text:p>139,50</text:p>
          </table:table-cell>
          <table:table-cell table:style-name="ce32" table:formula="of:=[.C63]*([.I63]/[.E63])" office:value-type="float" office:value="323.749355337803" calcext:value-type="float">
            <text:p>323,75</text:p>
          </table:table-cell>
          <table:table-cell table:style-name="ce32" table:formula="of:=([.J63]/[.C63])*100" office:value-type="float" office:value="7.19443011861784" calcext:value-type="float">
            <text:p>7,19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Iridium Gen3 Mini BGP381 GRN45/74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4500" calcext:value-type="float">
            <text:p>4500</text:p>
          </table:table-cell>
          <table:table-cell table:style-name="ce10" office:value-type="float" office:value="4225" calcext:value-type="float">
            <text:p>4225</text:p>
          </table:table-cell>
          <table:table-cell table:style-name="ce10" office:value-type="float" office:value="1939" calcext:value-type="float">
            <text:p>1939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122.5" calcext:value-type="float">
            <text:p>122,50</text:p>
          </table:table-cell>
          <table:table-cell table:style-name="ce33" table:formula="of:=[.C64]*([.I64]/[.E64])" office:value-type="float" office:value="284.296028880866" calcext:value-type="float">
            <text:p>284,30</text:p>
          </table:table-cell>
          <table:table-cell table:style-name="ce33" table:formula="of:=([.J64]/[.C64])*100" office:value-type="float" office:value="6.31768953068592" calcext:value-type="float">
            <text:p>6,32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Iridium Gen3 Mini BGP381 GRN45/7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500" calcext:value-type="float">
            <text:p>4500</text:p>
          </table:table-cell>
          <table:table-cell table:style-name="ce11" office:value-type="float" office:value="4225" calcext:value-type="float">
            <text:p>4225</text:p>
          </table:table-cell>
          <table:table-cell table:style-name="ce11" office:value-type="float" office:value="1939" calcext:value-type="float">
            <text:p>1939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77.02" calcext:value-type="float">
            <text:p>77,02</text:p>
          </table:table-cell>
          <table:table-cell table:style-name="ce34" table:formula="of:=[.C65]*([.I65]/[.E65])" office:value-type="float" office:value="178.746776689015" calcext:value-type="float">
            <text:p>178,75</text:p>
          </table:table-cell>
          <table:table-cell table:style-name="ce34" table:formula="of:=([.J65]/[.C65])*100" office:value-type="float" office:value="3.97215059308922" calcext:value-type="float">
            <text:p>3,97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Iridium Gen3 Mini BGP381 GRN45/74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4225" calcext:value-type="float">
            <text:p>4225</text:p>
          </table:table-cell>
          <table:table-cell table:style-name="ce12" office:value-type="float" office:value="1939" calcext:value-type="float">
            <text:p>1939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122.4" calcext:value-type="float">
            <text:p>122,40</text:p>
          </table:table-cell>
          <table:table-cell table:style-name="ce35" table:formula="of:=[.C66]*([.I66]/[.E66])" office:value-type="float" office:value="284.063950489943" calcext:value-type="float">
            <text:p>284,06</text:p>
          </table:table-cell>
          <table:table-cell table:style-name="ce35" table:formula="of:=([.J66]/[.C66])*100" office:value-type="float" office:value="6.31253223310985" calcext:value-type="float">
            <text:p>6,31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Iridium Gen3 Mini BGP381 GRN45/74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500" calcext:value-type="float">
            <text:p>4500</text:p>
          </table:table-cell>
          <table:table-cell table:style-name="ce13" office:value-type="float" office:value="4225" calcext:value-type="float">
            <text:p>4225</text:p>
          </table:table-cell>
          <table:table-cell table:style-name="ce13" office:value-type="float" office:value="1939" calcext:value-type="float">
            <text:p>1939</text:p>
          </table:table-cell>
          <table:table-cell table:style-name="ce13" office:value-type="float" office:value="450" calcext:value-type="float">
            <text:p>450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48.08" calcext:value-type="float">
            <text:p>48,08</text:p>
          </table:table-cell>
          <table:table-cell table:style-name="ce36" table:formula="of:=[.C67]*([.I67]/[.E67])" office:value-type="float" office:value="111.583290355854" calcext:value-type="float">
            <text:p>111,58</text:p>
          </table:table-cell>
          <table:table-cell table:style-name="ce36" table:formula="of:=([.J67]/[.C67])*100" office:value-type="float" office:value="2.47962867457452" calcext:value-type="float">
            <text:p>2,48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Iridium Gen3 Mini BGP381 GRN45/74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4225" calcext:value-type="float">
            <text:p>4225</text:p>
          </table:table-cell>
          <table:table-cell table:style-name="ce3" office:value-type="float" office:value="470.1" calcext:value-type="float">
            <text:p>470,1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28.7" calcext:value-type="float">
            <text:p>28,70</text:p>
          </table:table-cell>
          <table:table-cell table:formula="of:=[.C68]*([.I68]/[.E68])" office:value-type="float" office:value="274.728781110402" calcext:value-type="float">
            <text:p>274,73</text:p>
          </table:table-cell>
          <table:table-cell table:formula="of:=([.J68]/[.C68])*100" office:value-type="float" office:value="6.1050840246756" calcext:value-type="float">
            <text:p>6,1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Iridium Gen3 Mini BGP381 GRN45/74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4500" calcext:value-type="float">
            <text:p>4500</text:p>
          </table:table-cell>
          <table:table-cell table:style-name="ce4" office:value-type="float" office:value="4225" calcext:value-type="float">
            <text:p>4225</text:p>
          </table:table-cell>
          <table:table-cell table:style-name="ce4" office:value-type="float" office:value="470.1" calcext:value-type="float">
            <text:p>470,1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38.82" calcext:value-type="float">
            <text:p>38,82</text:p>
          </table:table-cell>
          <table:table-cell table:style-name="ce27" table:formula="of:=[.C69]*([.I69]/[.E69])" office:value-type="float" office:value="371.601786853861" calcext:value-type="float">
            <text:p>371,60</text:p>
          </table:table-cell>
          <table:table-cell table:style-name="ce27" table:formula="of:=([.J69]/[.C69])*100" office:value-type="float" office:value="8.25781748564135" calcext:value-type="float">
            <text:p>8,26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Iridium Gen3 Mini BGP381 GRN45/74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4225" calcext:value-type="float">
            <text:p>4225</text:p>
          </table:table-cell>
          <table:table-cell table:style-name="ce6" office:value-type="float" office:value="470.1" calcext:value-type="float">
            <text:p>470,1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48.31" calcext:value-type="float">
            <text:p>48,31</text:p>
          </table:table-cell>
          <table:table-cell table:style-name="ce28" table:formula="of:=[.C70]*([.I70]/[.E70])" office:value-type="float" office:value="462.444160816848" calcext:value-type="float">
            <text:p>462,44</text:p>
          </table:table-cell>
          <table:table-cell table:style-name="ce28" table:formula="of:=([.J70]/[.C70])*100" office:value-type="float" office:value="10.2765369070411" calcext:value-type="float">
            <text:p>10,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Iridium Gen3 Mini BGP381 GRN45/740</text:p>
          </table:table-cell>
          <table:table-cell office:value-type="float" office:value="160" calcext:value-type="float">
            <text:p>160</text:p>
          </table:table-cell>
          <table:table-cell office:value-type="float" office:value="4500" calcext:value-type="float">
            <text:p>4500</text:p>
          </table:table-cell>
          <table:table-cell office:value-type="float" office:value="4225" calcext:value-type="float">
            <text:p>4225</text:p>
          </table:table-cell>
          <table:table-cell office:value-type="float" office:value="470.1" calcext:value-type="float">
            <text:p>470,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52.6" calcext:value-type="float">
            <text:p>52,60</text:p>
          </table:table-cell>
          <table:table-cell table:style-name="ce5" table:formula="of:=[.C71]*([.I71]/[.E71])" office:value-type="float" office:value="503.509891512444" calcext:value-type="float">
            <text:p>503,51</text:p>
          </table:table-cell>
          <table:table-cell table:style-name="ce5" table:formula="of:=([.J71]/[.C71])*100" office:value-type="float" office:value="11.1891087002765" calcext:value-type="float">
            <text:p>11,19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Iridium Gen3 Mini BGP381 GRN45/74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4225" calcext:value-type="float">
            <text:p>4225</text:p>
          </table:table-cell>
          <table:table-cell table:style-name="ce7" office:value-type="float" office:value="470.1" calcext:value-type="float">
            <text:p>470,1</text:p>
          </table:table-cell>
          <table:table-cell table:style-name="ce7" office:value-type="float" office:value="450" calcext:value-type="float">
            <text:p>450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32.62" calcext:value-type="float">
            <text:p>32,62</text:p>
          </table:table-cell>
          <table:table-cell table:style-name="ce30" table:formula="of:=[.C72]*([.I72]/[.E72])" office:value-type="float" office:value="312.252712188896" calcext:value-type="float">
            <text:p>312,25</text:p>
          </table:table-cell>
          <table:table-cell table:style-name="ce30" table:formula="of:=([.J72]/[.C72])*100" office:value-type="float" office:value="6.93894915975324" calcext:value-type="float">
            <text:p>6,94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Iridium Gen3 Mini BGP381 GRN45/74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4225" calcext:value-type="float">
            <text:p>4225</text:p>
          </table:table-cell>
          <table:table-cell table:style-name="ce8" office:value-type="float" office:value="470.1" calcext:value-type="float">
            <text:p>470,1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33.39" calcext:value-type="float">
            <text:p>33,39</text:p>
          </table:table-cell>
          <table:table-cell table:style-name="ce31" table:formula="of:=[.C73]*([.I73]/[.E73])" office:value-type="float" office:value="319.623484365029" calcext:value-type="float">
            <text:p>319,62</text:p>
          </table:table-cell>
          <table:table-cell table:style-name="ce31" table:formula="of:=([.J73]/[.C73])*100" office:value-type="float" office:value="7.10274409700064" calcext:value-type="float">
            <text:p>7,10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Iridium Gen3 Mini BGP381 GRN45/74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4500" calcext:value-type="float">
            <text:p>4500</text:p>
          </table:table-cell>
          <table:table-cell table:style-name="ce9" office:value-type="float" office:value="4225" calcext:value-type="float">
            <text:p>4225</text:p>
          </table:table-cell>
          <table:table-cell table:style-name="ce9" office:value-type="float" office:value="470.1" calcext:value-type="float">
            <text:p>470,1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47.61" calcext:value-type="float">
            <text:p>47,61</text:p>
          </table:table-cell>
          <table:table-cell table:style-name="ce32" table:formula="of:=[.C74]*([.I74]/[.E74])" office:value-type="float" office:value="455.743458838545" calcext:value-type="float">
            <text:p>455,74</text:p>
          </table:table-cell>
          <table:table-cell table:style-name="ce32" table:formula="of:=([.J74]/[.C74])*100" office:value-type="float" office:value="10.1276324186343" calcext:value-type="float">
            <text:p>10,13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Iridium Gen3 Mini BGP381 GRN45/74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4500" calcext:value-type="float">
            <text:p>4500</text:p>
          </table:table-cell>
          <table:table-cell table:style-name="ce10" office:value-type="float" office:value="4225" calcext:value-type="float">
            <text:p>4225</text:p>
          </table:table-cell>
          <table:table-cell table:style-name="ce10" office:value-type="float" office:value="470.1" calcext:value-type="float">
            <text:p>470,1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41.7" calcext:value-type="float">
            <text:p>41,70</text:p>
          </table:table-cell>
          <table:table-cell table:style-name="ce33" table:formula="of:=[.C75]*([.I75]/[.E75])" office:value-type="float" office:value="399.170389278877" calcext:value-type="float">
            <text:p>399,17</text:p>
          </table:table-cell>
          <table:table-cell table:style-name="ce33" table:formula="of:=([.J75]/[.C75])*100" office:value-type="float" office:value="8.87045309508615" calcext:value-type="float">
            <text:p>8,87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Iridium Gen3 Mini BGP381 GRN45/74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500" calcext:value-type="float">
            <text:p>4500</text:p>
          </table:table-cell>
          <table:table-cell table:style-name="ce11" office:value-type="float" office:value="4225" calcext:value-type="float">
            <text:p>4225</text:p>
          </table:table-cell>
          <table:table-cell table:style-name="ce11" office:value-type="float" office:value="470.1" calcext:value-type="float">
            <text:p>470,1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32.4" calcext:value-type="float">
            <text:p>32,40</text:p>
          </table:table-cell>
          <table:table-cell table:style-name="ce34" table:formula="of:=[.C76]*([.I76]/[.E76])" office:value-type="float" office:value="310.146777281429" calcext:value-type="float">
            <text:p>310,15</text:p>
          </table:table-cell>
          <table:table-cell table:style-name="ce34" table:formula="of:=([.J76]/[.C76])*100" office:value-type="float" office:value="6.89215060625399" calcext:value-type="float">
            <text:p>6,89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Iridium Gen3 Mini BGP381 GRN45/740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4225" calcext:value-type="float">
            <text:p>4225</text:p>
          </table:table-cell>
          <table:table-cell table:style-name="ce12" office:value-type="float" office:value="470.1" calcext:value-type="float">
            <text:p>470,1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42.84" calcext:value-type="float">
            <text:p>42,84</text:p>
          </table:table-cell>
          <table:table-cell table:style-name="ce35" table:formula="of:=[.C77]*([.I77]/[.E77])" office:value-type="float" office:value="410.082961072112" calcext:value-type="float">
            <text:p>410,08</text:p>
          </table:table-cell>
          <table:table-cell table:style-name="ce35" table:formula="of:=([.J77]/[.C77])*100" office:value-type="float" office:value="9.11295469049139" calcext:value-type="float">
            <text:p>9,11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Iridium Gen3 Mini BGP381 GRN45/740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500" calcext:value-type="float">
            <text:p>4500</text:p>
          </table:table-cell>
          <table:table-cell table:style-name="ce13" office:value-type="float" office:value="4225" calcext:value-type="float">
            <text:p>4225</text:p>
          </table:table-cell>
          <table:table-cell table:style-name="ce13" office:value-type="float" office:value="470.1" calcext:value-type="float">
            <text:p>470,1</text:p>
          </table:table-cell>
          <table:table-cell table:style-name="ce13" office:value-type="float" office:value="450" calcext:value-type="float">
            <text:p>450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27.85" calcext:value-type="float">
            <text:p>27,85</text:p>
          </table:table-cell>
          <table:table-cell table:style-name="ce36" table:formula="of:=[.C78]*([.I78]/[.E78])" office:value-type="float" office:value="266.592214422463" calcext:value-type="float">
            <text:p>266,59</text:p>
          </table:table-cell>
          <table:table-cell table:style-name="ce36" table:formula="of:=([.J78]/[.C78])*100" office:value-type="float" office:value="5.9242714316103" calcext:value-type="float">
            <text:p>5,92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Hispaled Vera Series VRS60W R4S PF 3000K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3099" calcext:value-type="float">
            <text:p>3099</text:p>
          </table:table-cell>
          <table:table-cell table:style-name="ce3" office:value-type="float" office:value="4606" calcext:value-type="float">
            <text:p>4606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63.78" calcext:value-type="float">
            <text:p>63,78</text:p>
          </table:table-cell>
          <table:table-cell table:formula="of:=[.C79]*([.I79]/[.E79])" office:value-type="float" office:value="83.0829353017803" calcext:value-type="float">
            <text:p>83,08</text:p>
          </table:table-cell>
          <table:table-cell table:formula="of:=([.J79]/[.C79])*100" office:value-type="float" office:value="1.384715588363" calcext:value-type="float">
            <text:p>1,3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Hispaled Vera Series VRS60W R4S PF 3000K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3099" calcext:value-type="float">
            <text:p>3099</text:p>
          </table:table-cell>
          <table:table-cell table:style-name="ce4" office:value-type="float" office:value="4606" calcext:value-type="float">
            <text:p>4606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129.5" calcext:value-type="float">
            <text:p>129,50</text:p>
          </table:table-cell>
          <table:table-cell table:style-name="ce27" table:formula="of:=[.C80]*([.I80]/[.E80])" office:value-type="float" office:value="168.693009118541" calcext:value-type="float">
            <text:p>168,69</text:p>
          </table:table-cell>
          <table:table-cell table:style-name="ce27" table:formula="of:=([.J80]/[.C80])*100" office:value-type="float" office:value="2.81155015197568" calcext:value-type="float">
            <text:p>2,81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Hispaled Vera Series VRS60W R4S PF 3000K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3099" calcext:value-type="float">
            <text:p>3099</text:p>
          </table:table-cell>
          <table:table-cell table:style-name="ce6" office:value-type="float" office:value="4606" calcext:value-type="float">
            <text:p>4606</text:p>
          </table:table-cell>
          <table:table-cell table:style-name="ce6" office:value-type="float" office:value="598" calcext:value-type="float">
            <text:p>598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248.6" calcext:value-type="float">
            <text:p>248,60</text:p>
          </table:table-cell>
          <table:table-cell table:style-name="ce28" table:formula="of:=[.C81]*([.I81]/[.E81])" office:value-type="float" office:value="323.838471558836" calcext:value-type="float">
            <text:p>323,84</text:p>
          </table:table-cell>
          <table:table-cell table:style-name="ce28" table:formula="of:=([.J81]/[.C81])*100" office:value-type="float" office:value="5.39730785931394" calcext:value-type="float">
            <text:p>5,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spaled Vera Series VRS60W R4S PF 3000K</text:p>
          </table:table-cell>
          <table:table-cell office:value-type="float" office:value="80" calcext:value-type="float">
            <text:p>80</text:p>
          </table:table-cell>
          <table:table-cell office:value-type="float" office:value="6000" calcext:value-type="float">
            <text:p>6000</text:p>
          </table:table-cell>
          <table:table-cell office:value-type="float" office:value="3099" calcext:value-type="float">
            <text:p>3099</text:p>
          </table:table-cell>
          <table:table-cell office:value-type="float" office:value="4606" calcext:value-type="float">
            <text:p>4606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485.3" calcext:value-type="float">
            <text:p>485,30</text:p>
          </table:table-cell>
          <table:table-cell table:style-name="ce5" table:formula="of:=[.C82]*([.I82]/[.E82])" office:value-type="float" office:value="632.175423360834" calcext:value-type="float">
            <text:p>632,18</text:p>
          </table:table-cell>
          <table:table-cell table:style-name="ce5" table:formula="of:=([.J82]/[.C82])*100" office:value-type="float" office:value="10.5362570560139" calcext:value-type="float">
            <text:p>10,54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Hispaled Vera Series VRS60W R4S PF 3000K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3099" calcext:value-type="float">
            <text:p>3099</text:p>
          </table:table-cell>
          <table:table-cell table:style-name="ce7" office:value-type="float" office:value="4606" calcext:value-type="float">
            <text:p>4606</text:p>
          </table:table-cell>
          <table:table-cell table:style-name="ce7" office:value-type="float" office:value="598" calcext:value-type="float">
            <text:p>598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82.46" calcext:value-type="float">
            <text:p>82,46</text:p>
          </table:table-cell>
          <table:table-cell table:style-name="ce30" table:formula="of:=[.C83]*([.I83]/[.E83])" office:value-type="float" office:value="107.41641337386" calcext:value-type="float">
            <text:p>107,42</text:p>
          </table:table-cell>
          <table:table-cell table:style-name="ce30" table:formula="of:=([.J83]/[.C83])*100" office:value-type="float" office:value="1.790273556231" calcext:value-type="float">
            <text:p>1,79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Hispaled Vera Series VRS60W R4S PF 3000K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4606" calcext:value-type="float">
            <text:p>4606</text:p>
          </table:table-cell>
          <table:table-cell table:style-name="ce8" office:value-type="float" office:value="598" calcext:value-type="float">
            <text:p>598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117.7" calcext:value-type="float">
            <text:p>117,70</text:p>
          </table:table-cell>
          <table:table-cell table:style-name="ce31" table:formula="of:=[.C84]*([.I84]/[.E84])" office:value-type="float" office:value="153.321754233608" calcext:value-type="float">
            <text:p>153,32</text:p>
          </table:table-cell>
          <table:table-cell table:style-name="ce31" table:formula="of:=([.J84]/[.C84])*100" office:value-type="float" office:value="2.55536257056014" calcext:value-type="float">
            <text:p>2,56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Hispaled Vera Series VRS60W R4S PF 3000K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6000" calcext:value-type="float">
            <text:p>6000</text:p>
          </table:table-cell>
          <table:table-cell table:style-name="ce9" office:value-type="float" office:value="3099" calcext:value-type="float">
            <text:p>3099</text:p>
          </table:table-cell>
          <table:table-cell table:style-name="ce9" office:value-type="float" office:value="4606" calcext:value-type="float">
            <text:p>4606</text:p>
          </table:table-cell>
          <table:table-cell table:style-name="ce9" office:value-type="float" office:value="598" calcext:value-type="float">
            <text:p>598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334" calcext:value-type="float">
            <text:p>334,00</text:p>
          </table:table-cell>
          <table:table-cell table:style-name="ce32" table:formula="of:=[.C85]*([.I85]/[.E85])" office:value-type="float" office:value="435.084672166739" calcext:value-type="float">
            <text:p>435,08</text:p>
          </table:table-cell>
          <table:table-cell table:style-name="ce32" table:formula="of:=([.J85]/[.C85])*100" office:value-type="float" office:value="7.25141120277899" calcext:value-type="float">
            <text:p>7,25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Hispaled Vera Series VRS60W R4S PF 3000K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6000" calcext:value-type="float">
            <text:p>6000</text:p>
          </table:table-cell>
          <table:table-cell table:style-name="ce10" office:value-type="float" office:value="3099" calcext:value-type="float">
            <text:p>3099</text:p>
          </table:table-cell>
          <table:table-cell table:style-name="ce10" office:value-type="float" office:value="4606" calcext:value-type="float">
            <text:p>4606</text:p>
          </table:table-cell>
          <table:table-cell table:style-name="ce10" office:value-type="float" office:value="598" calcext:value-type="float">
            <text:p>598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230.2" calcext:value-type="float">
            <text:p>230,20</text:p>
          </table:table-cell>
          <table:table-cell table:style-name="ce33" table:formula="of:=[.C86]*([.I86]/[.E86])" office:value-type="float" office:value="299.869735128094" calcext:value-type="float">
            <text:p>299,87</text:p>
          </table:table-cell>
          <table:table-cell table:style-name="ce33" table:formula="of:=([.J86]/[.C86])*100" office:value-type="float" office:value="4.99782891880156" calcext:value-type="float">
            <text:p>5,00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Hispaled Vera Series VRS60W R4S PF 3000K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00" calcext:value-type="float">
            <text:p>6000</text:p>
          </table:table-cell>
          <table:table-cell table:style-name="ce11" office:value-type="float" office:value="3099" calcext:value-type="float">
            <text:p>3099</text:p>
          </table:table-cell>
          <table:table-cell table:style-name="ce11" office:value-type="float" office:value="4606" calcext:value-type="float">
            <text:p>4606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132.6" calcext:value-type="float">
            <text:p>132,60</text:p>
          </table:table-cell>
          <table:table-cell table:style-name="ce34" table:formula="of:=[.C87]*([.I87]/[.E87])" office:value-type="float" office:value="172.731220147634" calcext:value-type="float">
            <text:p>172,73</text:p>
          </table:table-cell>
          <table:table-cell table:style-name="ce34" table:formula="of:=([.J87]/[.C87])*100" office:value-type="float" office:value="2.87885366912722" calcext:value-type="float">
            <text:p>2,88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Hispaled Vera Series VRS60W R4S PF 3000K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2" office:value-type="float" office:value="3099" calcext:value-type="float">
            <text:p>3099</text:p>
          </table:table-cell>
          <table:table-cell table:style-name="ce12" office:value-type="float" office:value="4606" calcext:value-type="float">
            <text:p>4606</text:p>
          </table:table-cell>
          <table:table-cell table:style-name="ce12" office:value-type="float" office:value="598" calcext:value-type="float">
            <text:p>598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286.2" calcext:value-type="float">
            <text:p>286,20</text:p>
          </table:table-cell>
          <table:table-cell table:style-name="ce35" table:formula="of:=[.C88]*([.I88]/[.E88])" office:value-type="float" office:value="372.818063395571" calcext:value-type="float">
            <text:p>372,82</text:p>
          </table:table-cell>
          <table:table-cell table:style-name="ce35" table:formula="of:=([.J88]/[.C88])*100" office:value-type="float" office:value="6.21363438992618" calcext:value-type="float">
            <text:p>6,21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Hispaled Vera Series VRS60W R4S PF 3000K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3099" calcext:value-type="float">
            <text:p>3099</text:p>
          </table:table-cell>
          <table:table-cell table:style-name="ce13" office:value-type="float" office:value="4606" calcext:value-type="float">
            <text:p>4606</text:p>
          </table:table-cell>
          <table:table-cell table:style-name="ce13" office:value-type="float" office:value="598" calcext:value-type="float">
            <text:p>598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86.02" calcext:value-type="float">
            <text:p>86,02</text:p>
          </table:table-cell>
          <table:table-cell table:style-name="ce36" table:formula="of:=[.C89]*([.I89]/[.E89])" office:value-type="float" office:value="112.053842813721" calcext:value-type="float">
            <text:p>112,05</text:p>
          </table:table-cell>
          <table:table-cell table:style-name="ce36" table:formula="of:=([.J89]/[.C89])*100" office:value-type="float" office:value="1.86756404689535" calcext:value-type="float">
            <text:p>1,87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Hispaled Vera Series VRS60W R4S PF 3000K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3099" calcext:value-type="float">
            <text:p>3099</text:p>
          </table:table-cell>
          <table:table-cell table:style-name="ce3" office:value-type="float" office:value="1090" calcext:value-type="float">
            <text:p>109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73.3" calcext:value-type="float">
            <text:p>73,30</text:p>
          </table:table-cell>
          <table:table-cell table:formula="of:=[.C90]*([.I90]/[.E90])" office:value-type="float" office:value="403.48623853211" calcext:value-type="float">
            <text:p>403,49</text:p>
          </table:table-cell>
          <table:table-cell table:formula="of:=([.J90]/[.C90])*100" office:value-type="float" office:value="6.72477064220183" calcext:value-type="float">
            <text:p>6,7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Hispaled Vera Series VRS60W R4S PF 3000K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3099" calcext:value-type="float">
            <text:p>3099</text:p>
          </table:table-cell>
          <table:table-cell table:style-name="ce4" office:value-type="float" office:value="1090" calcext:value-type="float">
            <text:p>1090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94.93" calcext:value-type="float">
            <text:p>94,93</text:p>
          </table:table-cell>
          <table:table-cell table:style-name="ce27" table:formula="of:=[.C91]*([.I91]/[.E91])" office:value-type="float" office:value="522.550458715596" calcext:value-type="float">
            <text:p>522,55</text:p>
          </table:table-cell>
          <table:table-cell table:style-name="ce27" table:formula="of:=([.J91]/[.C91])*100" office:value-type="float" office:value="8.7091743119266" calcext:value-type="float">
            <text:p>8,71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Hispaled Vera Series VRS60W R4S PF 3000K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3099" calcext:value-type="float">
            <text:p>3099</text:p>
          </table:table-cell>
          <table:table-cell table:style-name="ce6" office:value-type="float" office:value="1090" calcext:value-type="float">
            <text:p>1090</text:p>
          </table:table-cell>
          <table:table-cell table:style-name="ce6" office:value-type="float" office:value="598" calcext:value-type="float">
            <text:p>598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98.22" calcext:value-type="float">
            <text:p>98,22</text:p>
          </table:table-cell>
          <table:table-cell table:style-name="ce28" table:formula="of:=[.C92]*([.I92]/[.E92])" office:value-type="float" office:value="540.660550458716" calcext:value-type="float">
            <text:p>540,66</text:p>
          </table:table-cell>
          <table:table-cell table:style-name="ce28" table:formula="of:=([.J92]/[.C92])*100" office:value-type="float" office:value="9.01100917431192" calcext:value-type="float">
            <text:p>9,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spaled Vera Series VRS60W R4S PF 3000K</text:p>
          </table:table-cell>
          <table:table-cell office:value-type="float" office:value="160" calcext:value-type="float">
            <text:p>160</text:p>
          </table:table-cell>
          <table:table-cell office:value-type="float" office:value="6000" calcext:value-type="float">
            <text:p>6000</text:p>
          </table:table-cell>
          <table:table-cell office:value-type="float" office:value="3099" calcext:value-type="float">
            <text:p>3099</text:p>
          </table:table-cell>
          <table:table-cell office:value-type="float" office:value="1090" calcext:value-type="float">
            <text:p>109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40.8" calcext:value-type="float">
            <text:p>140,80</text:p>
          </table:table-cell>
          <table:table-cell table:style-name="ce5" table:formula="of:=[.C93]*([.I93]/[.E93])" office:value-type="float" office:value="775.045871559633" calcext:value-type="float">
            <text:p>775,05</text:p>
          </table:table-cell>
          <table:table-cell table:style-name="ce5" table:formula="of:=([.J93]/[.C93])*100" office:value-type="float" office:value="12.9174311926606" calcext:value-type="float">
            <text:p>12,92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Hispaled Vera Series VRS60W R4S PF 3000K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3099" calcext:value-type="float">
            <text:p>3099</text:p>
          </table:table-cell>
          <table:table-cell table:style-name="ce7" office:value-type="float" office:value="1090" calcext:value-type="float">
            <text:p>1090</text:p>
          </table:table-cell>
          <table:table-cell table:style-name="ce7" office:value-type="float" office:value="598" calcext:value-type="float">
            <text:p>598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82.62" calcext:value-type="float">
            <text:p>82,62</text:p>
          </table:table-cell>
          <table:table-cell table:style-name="ce30" table:formula="of:=[.C94]*([.I94]/[.E94])" office:value-type="float" office:value="454.788990825688" calcext:value-type="float">
            <text:p>454,79</text:p>
          </table:table-cell>
          <table:table-cell table:style-name="ce30" table:formula="of:=([.J94]/[.C94])*100" office:value-type="float" office:value="7.57981651376147" calcext:value-type="float">
            <text:p>7,58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Hispaled Vera Series VRS60W R4S PF 3000K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90" calcext:value-type="float">
            <text:p>1090</text:p>
          </table:table-cell>
          <table:table-cell table:style-name="ce8" office:value-type="float" office:value="598" calcext:value-type="float">
            <text:p>598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86.76" calcext:value-type="float">
            <text:p>86,76</text:p>
          </table:table-cell>
          <table:table-cell table:style-name="ce31" table:formula="of:=[.C95]*([.I95]/[.E95])" office:value-type="float" office:value="477.577981651376" calcext:value-type="float">
            <text:p>477,58</text:p>
          </table:table-cell>
          <table:table-cell table:style-name="ce31" table:formula="of:=([.J95]/[.C95])*100" office:value-type="float" office:value="7.95963302752294" calcext:value-type="float">
            <text:p>7,96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Hispaled Vera Series VRS60W R4S PF 3000K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6000" calcext:value-type="float">
            <text:p>6000</text:p>
          </table:table-cell>
          <table:table-cell table:style-name="ce9" office:value-type="float" office:value="3099" calcext:value-type="float">
            <text:p>3099</text:p>
          </table:table-cell>
          <table:table-cell table:style-name="ce9" office:value-type="float" office:value="1090" calcext:value-type="float">
            <text:p>1090</text:p>
          </table:table-cell>
          <table:table-cell table:style-name="ce9" office:value-type="float" office:value="598" calcext:value-type="float">
            <text:p>598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112.6" calcext:value-type="float">
            <text:p>112,60</text:p>
          </table:table-cell>
          <table:table-cell table:style-name="ce32" table:formula="of:=[.C96]*([.I96]/[.E96])" office:value-type="float" office:value="619.816513761468" calcext:value-type="float">
            <text:p>619,82</text:p>
          </table:table-cell>
          <table:table-cell table:style-name="ce32" table:formula="of:=([.J96]/[.C96])*100" office:value-type="float" office:value="10.3302752293578" calcext:value-type="float">
            <text:p>10,33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Hispaled Vera Series VRS60W R4S PF 3000K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6000" calcext:value-type="float">
            <text:p>6000</text:p>
          </table:table-cell>
          <table:table-cell table:style-name="ce10" office:value-type="float" office:value="3099" calcext:value-type="float">
            <text:p>3099</text:p>
          </table:table-cell>
          <table:table-cell table:style-name="ce10" office:value-type="float" office:value="1090" calcext:value-type="float">
            <text:p>1090</text:p>
          </table:table-cell>
          <table:table-cell table:style-name="ce10" office:value-type="float" office:value="598" calcext:value-type="float">
            <text:p>598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112.8" calcext:value-type="float">
            <text:p>112,80</text:p>
          </table:table-cell>
          <table:table-cell table:style-name="ce33" table:formula="of:=[.C97]*([.I97]/[.E97])" office:value-type="float" office:value="620.917431192661" calcext:value-type="float">
            <text:p>620,92</text:p>
          </table:table-cell>
          <table:table-cell table:style-name="ce33" table:formula="of:=([.J97]/[.C97])*100" office:value-type="float" office:value="10.348623853211" calcext:value-type="float">
            <text:p>10,35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Hispaled Vera Series VRS60W R4S PF 3000K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6000" calcext:value-type="float">
            <text:p>6000</text:p>
          </table:table-cell>
          <table:table-cell table:style-name="ce11" office:value-type="float" office:value="3099" calcext:value-type="float">
            <text:p>3099</text:p>
          </table:table-cell>
          <table:table-cell table:style-name="ce11" office:value-type="float" office:value="1090" calcext:value-type="float">
            <text:p>1090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81.54" calcext:value-type="float">
            <text:p>81,54</text:p>
          </table:table-cell>
          <table:table-cell table:style-name="ce34" table:formula="of:=[.C98]*([.I98]/[.E98])" office:value-type="float" office:value="448.844036697248" calcext:value-type="float">
            <text:p>448,84</text:p>
          </table:table-cell>
          <table:table-cell table:style-name="ce34" table:formula="of:=([.J98]/[.C98])*100" office:value-type="float" office:value="7.48073394495413" calcext:value-type="float">
            <text:p>7,48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Hispaled Vera Series VRS60W R4S PF 3000K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2" office:value-type="float" office:value="3099" calcext:value-type="float">
            <text:p>3099</text:p>
          </table:table-cell>
          <table:table-cell table:style-name="ce12" office:value-type="float" office:value="1090" calcext:value-type="float">
            <text:p>1090</text:p>
          </table:table-cell>
          <table:table-cell table:style-name="ce12" office:value-type="float" office:value="598" calcext:value-type="float">
            <text:p>598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115.3" calcext:value-type="float">
            <text:p>115,30</text:p>
          </table:table-cell>
          <table:table-cell table:style-name="ce35" table:formula="of:=[.C99]*([.I99]/[.E99])" office:value-type="float" office:value="634.678899082569" calcext:value-type="float">
            <text:p>634,68</text:p>
          </table:table-cell>
          <table:table-cell table:style-name="ce35" table:formula="of:=([.J99]/[.C99])*100" office:value-type="float" office:value="10.5779816513761" calcext:value-type="float">
            <text:p>10,58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Hispaled Vera Series VRS60W R4S PF 3000K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3099" calcext:value-type="float">
            <text:p>3099</text:p>
          </table:table-cell>
          <table:table-cell table:style-name="ce13" office:value-type="float" office:value="1090" calcext:value-type="float">
            <text:p>1090</text:p>
          </table:table-cell>
          <table:table-cell table:style-name="ce13" office:value-type="float" office:value="598" calcext:value-type="float">
            <text:p>598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82.94" calcext:value-type="float">
            <text:p>82,94</text:p>
          </table:table-cell>
          <table:table-cell table:style-name="ce36" table:formula="of:=[.C100]*([.I100]/[.E100])" office:value-type="float" office:value="456.550458715596" calcext:value-type="float">
            <text:p>456,55</text:p>
          </table:table-cell>
          <table:table-cell table:style-name="ce36" table:formula="of:=([.J100]/[.C100])*100" office:value-type="float" office:value="7.60917431192661" calcext:value-type="float">
            <text:p>7,61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EW BLAST POWERCORE CK Intelligent series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2670" calcext:value-type="float">
            <text:p>2670</text:p>
          </table:table-cell>
          <table:table-cell table:style-name="ce3" office:value-type="float" office:value="2673" calcext:value-type="float">
            <text:p>2673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19.65" calcext:value-type="float">
            <text:p>19,65</text:p>
          </table:table-cell>
          <table:table-cell table:formula="of:=[.C101]*([.I101]/[.E101])" office:value-type="float" office:value="25.7295173961841" calcext:value-type="float">
            <text:p>25,73</text:p>
          </table:table-cell>
          <table:table-cell table:style-name="ce67" table:formula="of:=([.J101]/[.C101])*100" office:value-type="float" office:value="0.735129068462402" calcext:value-type="float">
            <text:p>0,7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EW BLAST POWERCORE CK Intelligent series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500" calcext:value-type="float">
            <text:p>3500</text:p>
          </table:table-cell>
          <table:table-cell table:style-name="ce4" office:value-type="float" office:value="2670" calcext:value-type="float">
            <text:p>2670</text:p>
          </table:table-cell>
          <table:table-cell table:style-name="ce4" office:value-type="float" office:value="2673" calcext:value-type="float">
            <text:p>2673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6.35" calcext:value-type="float">
            <text:p>66,35</text:p>
          </table:table-cell>
          <table:table-cell table:style-name="ce27" table:formula="of:=[.C102]*([.I102]/[.E102])" office:value-type="float" office:value="86.8780396558174" calcext:value-type="float">
            <text:p>86,88</text:p>
          </table:table-cell>
          <table:table-cell table:style-name="ce68" table:formula="of:=([.J102]/[.C102])*100" office:value-type="float" office:value="2.48222970445193" calcext:value-type="float">
            <text:p>2,48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EW BLAST POWERCORE CK Intelligent series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500" calcext:value-type="float">
            <text:p>3500</text:p>
          </table:table-cell>
          <table:table-cell table:style-name="ce6" office:value-type="float" office:value="2670" calcext:value-type="float">
            <text:p>2670</text:p>
          </table:table-cell>
          <table:table-cell table:style-name="ce6" office:value-type="float" office:value="2673" calcext:value-type="float">
            <text:p>2673</text:p>
          </table:table-cell>
          <table:table-cell table:style-name="ce6" office:value-type="float" office:value="607" calcext:value-type="float">
            <text:p>607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54.2" calcext:value-type="float">
            <text:p>154,20</text:p>
          </table:table-cell>
          <table:table-cell table:style-name="ce28" table:formula="of:=[.C103]*([.I103]/[.E103])" office:value-type="float" office:value="201.907968574635" calcext:value-type="float">
            <text:p>201,91</text:p>
          </table:table-cell>
          <table:table-cell table:style-name="ce69" table:formula="of:=([.J103]/[.C103])*100" office:value-type="float" office:value="5.76879910213244" calcext:value-type="float">
            <text:p>5,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EW BLAST POWERCORE CK Intelligent series</text:p>
          </table:table-cell>
          <table:table-cell office:value-type="float" office:value="80" calcext:value-type="float">
            <text:p>80</text:p>
          </table:table-cell>
          <table:table-cell office:value-type="float" office:value="3500" calcext:value-type="float">
            <text:p>3500</text:p>
          </table:table-cell>
          <table:table-cell office:value-type="float" office:value="2670" calcext:value-type="float">
            <text:p>2670</text:p>
          </table:table-cell>
          <table:table-cell office:value-type="float" office:value="2673" calcext:value-type="float">
            <text:p>2673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358.8" calcext:value-type="float">
            <text:p>358,80</text:p>
          </table:table-cell>
          <table:table-cell table:style-name="ce5" table:formula="of:=[.C104]*([.I104]/[.E104])" office:value-type="float" office:value="469.809203142537" calcext:value-type="float">
            <text:p>469,81</text:p>
          </table:table-cell>
          <table:table-cell table:style-name="ce70" table:formula="of:=([.J104]/[.C104])*100" office:value-type="float" office:value="13.4231200897868" calcext:value-type="float">
            <text:p>13,42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EW BLAST POWERCORE CK Intelligent series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2670" calcext:value-type="float">
            <text:p>2670</text:p>
          </table:table-cell>
          <table:table-cell table:style-name="ce7" office:value-type="float" office:value="2673" calcext:value-type="float">
            <text:p>2673</text:p>
          </table:table-cell>
          <table:table-cell table:style-name="ce7" office:value-type="float" office:value="607" calcext:value-type="float">
            <text:p>607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41.83" calcext:value-type="float">
            <text:p>41,83</text:p>
          </table:table-cell>
          <table:table-cell table:style-name="ce30" table:formula="of:=[.C105]*([.I105]/[.E105])" office:value-type="float" office:value="54.7717919940142" calcext:value-type="float">
            <text:p>54,77</text:p>
          </table:table-cell>
          <table:table-cell table:style-name="ce71" table:formula="of:=([.J105]/[.C105])*100" office:value-type="float" office:value="1.56490834268612" calcext:value-type="float">
            <text:p>1,56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EW BLAST POWERCORE CK Intelligent series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500" calcext:value-type="float">
            <text:p>3500</text:p>
          </table:table-cell>
          <table:table-cell table:style-name="ce8" office:value-type="float" office:value="2670" calcext:value-type="float">
            <text:p>2670</text:p>
          </table:table-cell>
          <table:table-cell table:style-name="ce8" office:value-type="float" office:value="2673" calcext:value-type="float">
            <text:p>2673</text:p>
          </table:table-cell>
          <table:table-cell table:style-name="ce8" office:value-type="float" office:value="607" calcext:value-type="float">
            <text:p>607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80.67" calcext:value-type="float">
            <text:p>80,67</text:p>
          </table:table-cell>
          <table:table-cell table:style-name="ce31" table:formula="of:=[.C106]*([.I106]/[.E106])" office:value-type="float" office:value="105.628507295174" calcext:value-type="float">
            <text:p>105,63</text:p>
          </table:table-cell>
          <table:table-cell table:style-name="ce72" table:formula="of:=([.J106]/[.C106])*100" office:value-type="float" office:value="3.01795735129068" calcext:value-type="float">
            <text:p>3,02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EW BLAST POWERCORE CK Intelligent series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3500" calcext:value-type="float">
            <text:p>3500</text:p>
          </table:table-cell>
          <table:table-cell table:style-name="ce9" office:value-type="float" office:value="2670" calcext:value-type="float">
            <text:p>2670</text:p>
          </table:table-cell>
          <table:table-cell table:style-name="ce9" office:value-type="float" office:value="2673" calcext:value-type="float">
            <text:p>2673</text:p>
          </table:table-cell>
          <table:table-cell table:style-name="ce9" office:value-type="float" office:value="607" calcext:value-type="float">
            <text:p>607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214.5" calcext:value-type="float">
            <text:p>214,50</text:p>
          </table:table-cell>
          <table:table-cell table:style-name="ce32" table:formula="of:=[.C107]*([.I107]/[.E107])" office:value-type="float" office:value="280.864197530864" calcext:value-type="float">
            <text:p>280,86</text:p>
          </table:table-cell>
          <table:table-cell table:style-name="ce73" table:formula="of:=([.J107]/[.C107])*100" office:value-type="float" office:value="8.02469135802469" calcext:value-type="float">
            <text:p>8,02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EW BLAST POWERCORE CK Intelligent series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2670" calcext:value-type="float">
            <text:p>2670</text:p>
          </table:table-cell>
          <table:table-cell table:style-name="ce10" office:value-type="float" office:value="2673" calcext:value-type="float">
            <text:p>2673</text:p>
          </table:table-cell>
          <table:table-cell table:style-name="ce10" office:value-type="float" office:value="607" calcext:value-type="float">
            <text:p>607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160.8" calcext:value-type="float">
            <text:p>160,80</text:p>
          </table:table-cell>
          <table:table-cell table:style-name="ce33" table:formula="of:=[.C108]*([.I108]/[.E108])" office:value-type="float" office:value="210.549943883277" calcext:value-type="float">
            <text:p>210,55</text:p>
          </table:table-cell>
          <table:table-cell table:style-name="ce74" table:formula="of:=([.J108]/[.C108])*100" office:value-type="float" office:value="6.01571268237935" calcext:value-type="float">
            <text:p>6,02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EW BLAST POWERCORE CK Intelligent series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500" calcext:value-type="float">
            <text:p>3500</text:p>
          </table:table-cell>
          <table:table-cell table:style-name="ce11" office:value-type="float" office:value="2670" calcext:value-type="float">
            <text:p>2670</text:p>
          </table:table-cell>
          <table:table-cell table:style-name="ce11" office:value-type="float" office:value="2673" calcext:value-type="float">
            <text:p>2673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81.95" calcext:value-type="float">
            <text:p>81,95</text:p>
          </table:table-cell>
          <table:table-cell table:style-name="ce34" table:formula="of:=[.C109]*([.I109]/[.E109])" office:value-type="float" office:value="107.304526748971" calcext:value-type="float">
            <text:p>107,30</text:p>
          </table:table-cell>
          <table:table-cell table:style-name="ce75" table:formula="of:=([.J109]/[.C109])*100" office:value-type="float" office:value="3.06584362139918" calcext:value-type="float">
            <text:p>3,07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EW BLAST POWERCORE CK Intelligent series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2670" calcext:value-type="float">
            <text:p>2670</text:p>
          </table:table-cell>
          <table:table-cell table:style-name="ce12" office:value-type="float" office:value="2673" calcext:value-type="float">
            <text:p>2673</text:p>
          </table:table-cell>
          <table:table-cell table:style-name="ce12" office:value-type="float" office:value="607" calcext:value-type="float">
            <text:p>607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185.9" calcext:value-type="float">
            <text:p>185,90</text:p>
          </table:table-cell>
          <table:table-cell table:style-name="ce35" table:formula="of:=[.C110]*([.I110]/[.E110])" office:value-type="float" office:value="243.415637860082" calcext:value-type="float">
            <text:p>243,42</text:p>
          </table:table-cell>
          <table:table-cell table:style-name="ce76" table:formula="of:=([.J110]/[.C110])*100" office:value-type="float" office:value="6.95473251028807" calcext:value-type="float">
            <text:p>6,95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EW BLAST POWERCORE CK Intelligent series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3500" calcext:value-type="float">
            <text:p>3500</text:p>
          </table:table-cell>
          <table:table-cell table:style-name="ce13" office:value-type="float" office:value="2670" calcext:value-type="float">
            <text:p>2670</text:p>
          </table:table-cell>
          <table:table-cell table:style-name="ce13" office:value-type="float" office:value="2673" calcext:value-type="float">
            <text:p>2673</text:p>
          </table:table-cell>
          <table:table-cell table:style-name="ce13" office:value-type="float" office:value="607" calcext:value-type="float">
            <text:p>607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46.66" calcext:value-type="float">
            <text:p>46,66</text:p>
          </table:table-cell>
          <table:table-cell table:style-name="ce36" table:formula="of:=[.C111]*([.I111]/[.E111])" office:value-type="float" office:value="61.0961466517022" calcext:value-type="float">
            <text:p>61,10</text:p>
          </table:table-cell>
          <table:table-cell table:style-name="ce77" table:formula="of:=([.J111]/[.C111])*100" office:value-type="float" office:value="1.74560419004863" calcext:value-type="float">
            <text:p>1,75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EW BLAST POWERCORE CK Intelligent series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2670" calcext:value-type="float">
            <text:p>2670</text:p>
          </table:table-cell>
          <table:table-cell table:style-name="ce3" office:value-type="float" office:value="2673" calcext:value-type="float">
            <text:p>2673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18.15" calcext:value-type="float">
            <text:p>18,15</text:p>
          </table:table-cell>
          <table:table-cell table:formula="of:=[.C112]*([.I112]/[.E112])" office:value-type="float" office:value="23.7654320987654" calcext:value-type="float">
            <text:p>23,77</text:p>
          </table:table-cell>
          <table:table-cell table:style-name="ce67" table:formula="of:=([.J112]/[.C112])*100" office:value-type="float" office:value="0.679012345679012" calcext:value-type="float">
            <text:p>0,6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EW BLAST POWERCORE CK Intelligent series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500" calcext:value-type="float">
            <text:p>3500</text:p>
          </table:table-cell>
          <table:table-cell table:style-name="ce4" office:value-type="float" office:value="2670" calcext:value-type="float">
            <text:p>2670</text:p>
          </table:table-cell>
          <table:table-cell table:style-name="ce4" office:value-type="float" office:value="2673" calcext:value-type="float">
            <text:p>2673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3.34" calcext:value-type="float">
            <text:p>63,34</text:p>
          </table:table-cell>
          <table:table-cell table:style-name="ce27" table:formula="of:=[.C113]*([.I113]/[.E113])" office:value-type="float" office:value="82.9367751589974" calcext:value-type="float">
            <text:p>82,94</text:p>
          </table:table-cell>
          <table:table-cell table:style-name="ce68" table:formula="of:=([.J113]/[.C113])*100" office:value-type="float" office:value="2.36962214739993" calcext:value-type="float">
            <text:p>2,37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EW BLAST POWERCORE CK Intelligent series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500" calcext:value-type="float">
            <text:p>3500</text:p>
          </table:table-cell>
          <table:table-cell table:style-name="ce6" office:value-type="float" office:value="2670" calcext:value-type="float">
            <text:p>2670</text:p>
          </table:table-cell>
          <table:table-cell table:style-name="ce6" office:value-type="float" office:value="2673" calcext:value-type="float">
            <text:p>2673</text:p>
          </table:table-cell>
          <table:table-cell table:style-name="ce6" office:value-type="float" office:value="607" calcext:value-type="float">
            <text:p>607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46.1" calcext:value-type="float">
            <text:p>146,10</text:p>
          </table:table-cell>
          <table:table-cell table:style-name="ce28" table:formula="of:=[.C114]*([.I114]/[.E114])" office:value-type="float" office:value="191.301907968575" calcext:value-type="float">
            <text:p>191,30</text:p>
          </table:table-cell>
          <table:table-cell table:style-name="ce69" table:formula="of:=([.J114]/[.C114])*100" office:value-type="float" office:value="5.46576879910213" calcext:value-type="float">
            <text:p>5,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EW BLAST POWERCORE CK Intelligent series</text:p>
          </table:table-cell>
          <table:table-cell office:value-type="float" office:value="80" calcext:value-type="float">
            <text:p>80</text:p>
          </table:table-cell>
          <table:table-cell office:value-type="float" office:value="3500" calcext:value-type="float">
            <text:p>3500</text:p>
          </table:table-cell>
          <table:table-cell office:value-type="float" office:value="2670" calcext:value-type="float">
            <text:p>2670</text:p>
          </table:table-cell>
          <table:table-cell office:value-type="float" office:value="2673" calcext:value-type="float">
            <text:p>2673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337.9" calcext:value-type="float">
            <text:p>337,90</text:p>
          </table:table-cell>
          <table:table-cell table:style-name="ce5" table:formula="of:=[.C115]*([.I115]/[.E115])" office:value-type="float" office:value="442.442947998504" calcext:value-type="float">
            <text:p>442,44</text:p>
          </table:table-cell>
          <table:table-cell table:style-name="ce70" table:formula="of:=([.J115]/[.C115])*100" office:value-type="float" office:value="12.6412270856715" calcext:value-type="float">
            <text:p>12,64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EW BLAST POWERCORE CK Intelligent series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2670" calcext:value-type="float">
            <text:p>2670</text:p>
          </table:table-cell>
          <table:table-cell table:style-name="ce7" office:value-type="float" office:value="2673" calcext:value-type="float">
            <text:p>2673</text:p>
          </table:table-cell>
          <table:table-cell table:style-name="ce7" office:value-type="float" office:value="607" calcext:value-type="float">
            <text:p>607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42.24" calcext:value-type="float">
            <text:p>42,24</text:p>
          </table:table-cell>
          <table:table-cell table:style-name="ce30" table:formula="of:=[.C116]*([.I116]/[.E116])" office:value-type="float" office:value="55.3086419753087" calcext:value-type="float">
            <text:p>55,31</text:p>
          </table:table-cell>
          <table:table-cell table:style-name="ce71" table:formula="of:=([.J116]/[.C116])*100" office:value-type="float" office:value="1.58024691358025" calcext:value-type="float">
            <text:p>1,58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EW BLAST POWERCORE CK Intelligent series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500" calcext:value-type="float">
            <text:p>3500</text:p>
          </table:table-cell>
          <table:table-cell table:style-name="ce8" office:value-type="float" office:value="2670" calcext:value-type="float">
            <text:p>2670</text:p>
          </table:table-cell>
          <table:table-cell table:style-name="ce8" office:value-type="float" office:value="2673" calcext:value-type="float">
            <text:p>2673</text:p>
          </table:table-cell>
          <table:table-cell table:style-name="ce8" office:value-type="float" office:value="607" calcext:value-type="float">
            <text:p>607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84.1" calcext:value-type="float">
            <text:p>84,10</text:p>
          </table:table-cell>
          <table:table-cell table:style-name="ce31" table:formula="of:=[.C117]*([.I117]/[.E117])" office:value-type="float" office:value="110.119715675271" calcext:value-type="float">
            <text:p>110,12</text:p>
          </table:table-cell>
          <table:table-cell table:style-name="ce72" table:formula="of:=([.J117]/[.C117])*100" office:value-type="float" office:value="3.14627759072204" calcext:value-type="float">
            <text:p>3,15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EW BLAST POWERCORE CK Intelligent series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3500" calcext:value-type="float">
            <text:p>3500</text:p>
          </table:table-cell>
          <table:table-cell table:style-name="ce9" office:value-type="float" office:value="2670" calcext:value-type="float">
            <text:p>2670</text:p>
          </table:table-cell>
          <table:table-cell table:style-name="ce9" office:value-type="float" office:value="2673" calcext:value-type="float">
            <text:p>2673</text:p>
          </table:table-cell>
          <table:table-cell table:style-name="ce9" office:value-type="float" office:value="607" calcext:value-type="float">
            <text:p>607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213.2" calcext:value-type="float">
            <text:p>213,20</text:p>
          </table:table-cell>
          <table:table-cell table:style-name="ce32" table:formula="of:=[.C118]*([.I118]/[.E118])" office:value-type="float" office:value="279.161990273101" calcext:value-type="float">
            <text:p>279,16</text:p>
          </table:table-cell>
          <table:table-cell table:style-name="ce73" table:formula="of:=([.J118]/[.C118])*100" office:value-type="float" office:value="7.97605686494575" calcext:value-type="float">
            <text:p>7,98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EW BLAST POWERCORE CK Intelligent series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2670" calcext:value-type="float">
            <text:p>2670</text:p>
          </table:table-cell>
          <table:table-cell table:style-name="ce10" office:value-type="float" office:value="2673" calcext:value-type="float">
            <text:p>2673</text:p>
          </table:table-cell>
          <table:table-cell table:style-name="ce10" office:value-type="float" office:value="607" calcext:value-type="float">
            <text:p>607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158.4" calcext:value-type="float">
            <text:p>158,40</text:p>
          </table:table-cell>
          <table:table-cell table:style-name="ce33" table:formula="of:=[.C119]*([.I119]/[.E119])" office:value-type="float" office:value="207.407407407407" calcext:value-type="float">
            <text:p>207,41</text:p>
          </table:table-cell>
          <table:table-cell table:style-name="ce74" table:formula="of:=([.J119]/[.C119])*100" office:value-type="float" office:value="5.92592592592593" calcext:value-type="float">
            <text:p>5,93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EW BLAST POWERCORE CK Intelligent series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500" calcext:value-type="float">
            <text:p>3500</text:p>
          </table:table-cell>
          <table:table-cell table:style-name="ce11" office:value-type="float" office:value="2670" calcext:value-type="float">
            <text:p>2670</text:p>
          </table:table-cell>
          <table:table-cell table:style-name="ce11" office:value-type="float" office:value="2673" calcext:value-type="float">
            <text:p>2673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81.76" calcext:value-type="float">
            <text:p>81,76</text:p>
          </table:table-cell>
          <table:table-cell table:style-name="ce34" table:formula="of:=[.C120]*([.I120]/[.E120])" office:value-type="float" office:value="107.055742611298" calcext:value-type="float">
            <text:p>107,06</text:p>
          </table:table-cell>
          <table:table-cell table:style-name="ce75" table:formula="of:=([.J120]/[.C120])*100" office:value-type="float" office:value="3.05873550317995" calcext:value-type="float">
            <text:p>3,06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EW BLAST POWERCORE CK Intelligent series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2670" calcext:value-type="float">
            <text:p>2670</text:p>
          </table:table-cell>
          <table:table-cell table:style-name="ce12" office:value-type="float" office:value="2673" calcext:value-type="float">
            <text:p>2673</text:p>
          </table:table-cell>
          <table:table-cell table:style-name="ce12" office:value-type="float" office:value="607" calcext:value-type="float">
            <text:p>607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166.7" calcext:value-type="float">
            <text:p>166,70</text:p>
          </table:table-cell>
          <table:table-cell table:style-name="ce35" table:formula="of:=[.C121]*([.I121]/[.E121])" office:value-type="float" office:value="218.275346053124" calcext:value-type="float">
            <text:p>218,28</text:p>
          </table:table-cell>
          <table:table-cell table:style-name="ce76" table:formula="of:=([.J121]/[.C121])*100" office:value-type="float" office:value="6.23643845866068" calcext:value-type="float">
            <text:p>6,24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EW BLAST POWERCORE CK Intelligent series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3500" calcext:value-type="float">
            <text:p>3500</text:p>
          </table:table-cell>
          <table:table-cell table:style-name="ce13" office:value-type="float" office:value="2670" calcext:value-type="float">
            <text:p>2670</text:p>
          </table:table-cell>
          <table:table-cell table:style-name="ce13" office:value-type="float" office:value="2673" calcext:value-type="float">
            <text:p>2673</text:p>
          </table:table-cell>
          <table:table-cell table:style-name="ce13" office:value-type="float" office:value="607" calcext:value-type="float">
            <text:p>607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45.87" calcext:value-type="float">
            <text:p>45,87</text:p>
          </table:table-cell>
          <table:table-cell table:style-name="ce36" table:formula="of:=[.C122]*([.I122]/[.E122])" office:value-type="float" office:value="60.0617283950617" calcext:value-type="float">
            <text:p>60,06</text:p>
          </table:table-cell>
          <table:table-cell table:style-name="ce77" table:formula="of:=([.J122]/[.C122])*100" office:value-type="float" office:value="1.71604938271605" calcext:value-type="float">
            <text:p>1,72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EW BLAST POWERCORE CK Intelligent series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2670" calcext:value-type="float">
            <text:p>2670</text:p>
          </table:table-cell>
          <table:table-cell table:style-name="ce3" office:value-type="float" office:value="2096" calcext:value-type="float">
            <text:p>2096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9.267" calcext:value-type="float">
            <text:p>9,27</text:p>
          </table:table-cell>
          <table:table-cell table:formula="of:=[.C123]*([.I123]/[.E123])" office:value-type="float" office:value="15.4744751908397" calcext:value-type="float">
            <text:p>15,47</text:p>
          </table:table-cell>
          <table:table-cell table:style-name="ce67" table:formula="of:=([.J123]/[.C123])*100" office:value-type="float" office:value="0.44212786259542" calcext:value-type="float">
            <text:p>0,4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EW BLAST POWERCORE CK Intelligent series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3500" calcext:value-type="float">
            <text:p>3500</text:p>
          </table:table-cell>
          <table:table-cell table:style-name="ce4" office:value-type="float" office:value="2670" calcext:value-type="float">
            <text:p>2670</text:p>
          </table:table-cell>
          <table:table-cell table:style-name="ce4" office:value-type="float" office:value="2096" calcext:value-type="float">
            <text:p>2096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27.57" calcext:value-type="float">
            <text:p>27,57</text:p>
          </table:table-cell>
          <table:table-cell table:style-name="ce27" table:formula="of:=[.C124]*([.I124]/[.E124])" office:value-type="float" office:value="46.0376908396947" calcext:value-type="float">
            <text:p>46,04</text:p>
          </table:table-cell>
          <table:table-cell table:style-name="ce68" table:formula="of:=([.J124]/[.C124])*100" office:value-type="float" office:value="1.31536259541985" calcext:value-type="float">
            <text:p>1,32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EW BLAST POWERCORE CK Intelligent series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500" calcext:value-type="float">
            <text:p>3500</text:p>
          </table:table-cell>
          <table:table-cell table:style-name="ce6" office:value-type="float" office:value="2670" calcext:value-type="float">
            <text:p>2670</text:p>
          </table:table-cell>
          <table:table-cell table:style-name="ce6" office:value-type="float" office:value="2096" calcext:value-type="float">
            <text:p>2096</text:p>
          </table:table-cell>
          <table:table-cell table:style-name="ce6" office:value-type="float" office:value="607" calcext:value-type="float">
            <text:p>607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50.18" calcext:value-type="float">
            <text:p>50,18</text:p>
          </table:table-cell>
          <table:table-cell table:style-name="ce28" table:formula="of:=[.C125]*([.I125]/[.E125])" office:value-type="float" office:value="83.7929389312977" calcext:value-type="float">
            <text:p>83,79</text:p>
          </table:table-cell>
          <table:table-cell table:style-name="ce69" table:formula="of:=([.J125]/[.C125])*100" office:value-type="float" office:value="2.39408396946565" calcext:value-type="float">
            <text:p>2,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EW BLAST POWERCORE CK Intelligent series</text:p>
          </table:table-cell>
          <table:table-cell office:value-type="float" office:value="160" calcext:value-type="float">
            <text:p>160</text:p>
          </table:table-cell>
          <table:table-cell office:value-type="float" office:value="3500" calcext:value-type="float">
            <text:p>3500</text:p>
          </table:table-cell>
          <table:table-cell office:value-type="float" office:value="2670" calcext:value-type="float">
            <text:p>2670</text:p>
          </table:table-cell>
          <table:table-cell office:value-type="float" office:value="2096" calcext:value-type="float">
            <text:p>2096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12.1" calcext:value-type="float">
            <text:p>112,10</text:p>
          </table:table-cell>
          <table:table-cell table:style-name="ce5" table:formula="of:=[.C126]*([.I126]/[.E126])" office:value-type="float" office:value="187.189885496183" calcext:value-type="float">
            <text:p>187,19</text:p>
          </table:table-cell>
          <table:table-cell table:style-name="ce70" table:formula="of:=([.J126]/[.C126])*100" office:value-type="float" office:value="5.34828244274809" calcext:value-type="float">
            <text:p>5,35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EW BLAST POWERCORE CK Intelligent series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2670" calcext:value-type="float">
            <text:p>2670</text:p>
          </table:table-cell>
          <table:table-cell table:style-name="ce7" office:value-type="float" office:value="2096" calcext:value-type="float">
            <text:p>2096</text:p>
          </table:table-cell>
          <table:table-cell table:style-name="ce7" office:value-type="float" office:value="607" calcext:value-type="float">
            <text:p>607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17.47" calcext:value-type="float">
            <text:p>17,47</text:p>
          </table:table-cell>
          <table:table-cell table:style-name="ce30" table:formula="of:=[.C127]*([.I127]/[.E127])" office:value-type="float" office:value="29.1722328244275" calcext:value-type="float">
            <text:p>29,17</text:p>
          </table:table-cell>
          <table:table-cell table:style-name="ce71" table:formula="of:=([.J127]/[.C127])*100" office:value-type="float" office:value="0.833492366412214" calcext:value-type="float">
            <text:p>0,83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EW BLAST POWERCORE CK Intelligent series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3500" calcext:value-type="float">
            <text:p>3500</text:p>
          </table:table-cell>
          <table:table-cell table:style-name="ce8" office:value-type="float" office:value="2670" calcext:value-type="float">
            <text:p>2670</text:p>
          </table:table-cell>
          <table:table-cell table:style-name="ce8" office:value-type="float" office:value="2096" calcext:value-type="float">
            <text:p>2096</text:p>
          </table:table-cell>
          <table:table-cell table:style-name="ce8" office:value-type="float" office:value="607" calcext:value-type="float">
            <text:p>607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27.06" calcext:value-type="float">
            <text:p>27,06</text:p>
          </table:table-cell>
          <table:table-cell table:style-name="ce31" table:formula="of:=[.C128]*([.I128]/[.E128])" office:value-type="float" office:value="45.1860687022901" calcext:value-type="float">
            <text:p>45,19</text:p>
          </table:table-cell>
          <table:table-cell table:style-name="ce72" table:formula="of:=([.J128]/[.C128])*100" office:value-type="float" office:value="1.29103053435115" calcext:value-type="float">
            <text:p>1,29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EW BLAST POWERCORE CK Intelligent series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3500" calcext:value-type="float">
            <text:p>3500</text:p>
          </table:table-cell>
          <table:table-cell table:style-name="ce9" office:value-type="float" office:value="2670" calcext:value-type="float">
            <text:p>2670</text:p>
          </table:table-cell>
          <table:table-cell table:style-name="ce9" office:value-type="float" office:value="2096" calcext:value-type="float">
            <text:p>2096</text:p>
          </table:table-cell>
          <table:table-cell table:style-name="ce9" office:value-type="float" office:value="607" calcext:value-type="float">
            <text:p>607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71.46" calcext:value-type="float">
            <text:p>71,46</text:p>
          </table:table-cell>
          <table:table-cell table:style-name="ce32" table:formula="of:=[.C129]*([.I129]/[.E129])" office:value-type="float" office:value="119.327290076336" calcext:value-type="float">
            <text:p>119,33</text:p>
          </table:table-cell>
          <table:table-cell table:style-name="ce73" table:formula="of:=([.J129]/[.C129])*100" office:value-type="float" office:value="3.40935114503817" calcext:value-type="float">
            <text:p>3,41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EW BLAST POWERCORE CK Intelligent series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2670" calcext:value-type="float">
            <text:p>2670</text:p>
          </table:table-cell>
          <table:table-cell table:style-name="ce10" office:value-type="float" office:value="2096" calcext:value-type="float">
            <text:p>2096</text:p>
          </table:table-cell>
          <table:table-cell table:style-name="ce10" office:value-type="float" office:value="607" calcext:value-type="float">
            <text:p>607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59.32" calcext:value-type="float">
            <text:p>59,32</text:p>
          </table:table-cell>
          <table:table-cell table:style-name="ce33" table:formula="of:=[.C130]*([.I130]/[.E130])" office:value-type="float" office:value="99.0553435114504" calcext:value-type="float">
            <text:p>99,06</text:p>
          </table:table-cell>
          <table:table-cell table:style-name="ce74" table:formula="of:=([.J130]/[.C130])*100" office:value-type="float" office:value="2.83015267175573" calcext:value-type="float">
            <text:p>2,83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EW BLAST POWERCORE CK Intelligent series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3500" calcext:value-type="float">
            <text:p>3500</text:p>
          </table:table-cell>
          <table:table-cell table:style-name="ce11" office:value-type="float" office:value="2670" calcext:value-type="float">
            <text:p>2670</text:p>
          </table:table-cell>
          <table:table-cell table:style-name="ce11" office:value-type="float" office:value="2096" calcext:value-type="float">
            <text:p>2096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30.1" calcext:value-type="float">
            <text:p>30,10</text:p>
          </table:table-cell>
          <table:table-cell table:style-name="ce34" table:formula="of:=[.C131]*([.I131]/[.E131])" office:value-type="float" office:value="50.2624045801527" calcext:value-type="float">
            <text:p>50,26</text:p>
          </table:table-cell>
          <table:table-cell table:style-name="ce75" table:formula="of:=([.J131]/[.C131])*100" office:value-type="float" office:value="1.43606870229008" calcext:value-type="float">
            <text:p>1,44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EW BLAST POWERCORE CK Intelligent series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2670" calcext:value-type="float">
            <text:p>2670</text:p>
          </table:table-cell>
          <table:table-cell table:style-name="ce12" office:value-type="float" office:value="2096" calcext:value-type="float">
            <text:p>2096</text:p>
          </table:table-cell>
          <table:table-cell table:style-name="ce12" office:value-type="float" office:value="607" calcext:value-type="float">
            <text:p>607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57.82" calcext:value-type="float">
            <text:p>57,82</text:p>
          </table:table-cell>
          <table:table-cell table:style-name="ce35" table:formula="of:=[.C132]*([.I132]/[.E132])" office:value-type="float" office:value="96.550572519084" calcext:value-type="float">
            <text:p>96,55</text:p>
          </table:table-cell>
          <table:table-cell table:style-name="ce76" table:formula="of:=([.J132]/[.C132])*100" office:value-type="float" office:value="2.75858778625954" calcext:value-type="float">
            <text:p>2,76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EW BLAST POWERCORE CK Intelligent series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3500" calcext:value-type="float">
            <text:p>3500</text:p>
          </table:table-cell>
          <table:table-cell table:style-name="ce13" office:value-type="float" office:value="2670" calcext:value-type="float">
            <text:p>2670</text:p>
          </table:table-cell>
          <table:table-cell table:style-name="ce13" office:value-type="float" office:value="2096" calcext:value-type="float">
            <text:p>2096</text:p>
          </table:table-cell>
          <table:table-cell table:style-name="ce13" office:value-type="float" office:value="607" calcext:value-type="float">
            <text:p>607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9.64" calcext:value-type="float">
            <text:p>19,64</text:p>
          </table:table-cell>
          <table:table-cell table:style-name="ce36" table:formula="of:=[.C133]*([.I133]/[.E133])" office:value-type="float" office:value="32.7958015267176" calcext:value-type="float">
            <text:p>32,80</text:p>
          </table:table-cell>
          <table:table-cell table:style-name="ce77" table:formula="of:=([.J133]/[.C133])*100" office:value-type="float" office:value="0.937022900763359" calcext:value-type="float">
            <text:p>0,94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EW BLAST POWERCORE CK Intelligent series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2670" calcext:value-type="float">
            <text:p>2670</text:p>
          </table:table-cell>
          <table:table-cell table:style-name="ce3" office:value-type="float" office:value="2096" calcext:value-type="float">
            <text:p>2096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9.085" calcext:value-type="float">
            <text:p>9,09</text:p>
          </table:table-cell>
          <table:table-cell table:formula="of:=[.C134]*([.I134]/[.E134])" office:value-type="float" office:value="15.1705629770992" calcext:value-type="float">
            <text:p>15,17</text:p>
          </table:table-cell>
          <table:table-cell table:style-name="ce67" table:formula="of:=([.J134]/[.C134])*100" office:value-type="float" office:value="0.43344465648855" calcext:value-type="float">
            <text:p>0,4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EW BLAST POWERCORE CK Intelligent series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3500" calcext:value-type="float">
            <text:p>3500</text:p>
          </table:table-cell>
          <table:table-cell table:style-name="ce4" office:value-type="float" office:value="2670" calcext:value-type="float">
            <text:p>2670</text:p>
          </table:table-cell>
          <table:table-cell table:style-name="ce4" office:value-type="float" office:value="2096" calcext:value-type="float">
            <text:p>2096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26.09" calcext:value-type="float">
            <text:p>26,09</text:p>
          </table:table-cell>
          <table:table-cell table:style-name="ce27" table:formula="of:=[.C135]*([.I135]/[.E135])" office:value-type="float" office:value="43.5663167938931" calcext:value-type="float">
            <text:p>43,57</text:p>
          </table:table-cell>
          <table:table-cell table:style-name="ce68" table:formula="of:=([.J135]/[.C135])*100" office:value-type="float" office:value="1.24475190839695" calcext:value-type="float">
            <text:p>1,24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EW BLAST POWERCORE CK Intelligent series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500" calcext:value-type="float">
            <text:p>3500</text:p>
          </table:table-cell>
          <table:table-cell table:style-name="ce6" office:value-type="float" office:value="2670" calcext:value-type="float">
            <text:p>2670</text:p>
          </table:table-cell>
          <table:table-cell table:style-name="ce6" office:value-type="float" office:value="2096" calcext:value-type="float">
            <text:p>2096</text:p>
          </table:table-cell>
          <table:table-cell table:style-name="ce6" office:value-type="float" office:value="607" calcext:value-type="float">
            <text:p>607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50.91" calcext:value-type="float">
            <text:p>50,91</text:p>
          </table:table-cell>
          <table:table-cell table:style-name="ce28" table:formula="of:=[.C136]*([.I136]/[.E136])" office:value-type="float" office:value="85.011927480916" calcext:value-type="float">
            <text:p>85,01</text:p>
          </table:table-cell>
          <table:table-cell table:style-name="ce69" table:formula="of:=([.J136]/[.C136])*100" office:value-type="float" office:value="2.42891221374046" calcext:value-type="float">
            <text:p>2,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EW BLAST POWERCORE CK Intelligent series</text:p>
          </table:table-cell>
          <table:table-cell office:value-type="float" office:value="160" calcext:value-type="float">
            <text:p>160</text:p>
          </table:table-cell>
          <table:table-cell office:value-type="float" office:value="3500" calcext:value-type="float">
            <text:p>3500</text:p>
          </table:table-cell>
          <table:table-cell office:value-type="float" office:value="2670" calcext:value-type="float">
            <text:p>2670</text:p>
          </table:table-cell>
          <table:table-cell office:value-type="float" office:value="2096" calcext:value-type="float">
            <text:p>2096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11.1" calcext:value-type="float">
            <text:p>111,10</text:p>
          </table:table-cell>
          <table:table-cell table:style-name="ce5" table:formula="of:=[.C137]*([.I137]/[.E137])" office:value-type="float" office:value="185.520038167939" calcext:value-type="float">
            <text:p>185,52</text:p>
          </table:table-cell>
          <table:table-cell table:style-name="ce70" table:formula="of:=([.J137]/[.C137])*100" office:value-type="float" office:value="5.30057251908397" calcext:value-type="float">
            <text:p>5,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EW BLAST POWERCORE CK Intelligent series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2670" calcext:value-type="float">
            <text:p>2670</text:p>
          </table:table-cell>
          <table:table-cell table:style-name="ce7" office:value-type="float" office:value="2096" calcext:value-type="float">
            <text:p>2096</text:p>
          </table:table-cell>
          <table:table-cell table:style-name="ce7" office:value-type="float" office:value="607" calcext:value-type="float">
            <text:p>607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17.49" calcext:value-type="float">
            <text:p>17,49</text:p>
          </table:table-cell>
          <table:table-cell table:style-name="ce30" table:formula="of:=[.C138]*([.I138]/[.E138])" office:value-type="float" office:value="29.2056297709924" calcext:value-type="float">
            <text:p>29,21</text:p>
          </table:table-cell>
          <table:table-cell table:style-name="ce71" table:formula="of:=([.J138]/[.C138])*100" office:value-type="float" office:value="0.834446564885496" calcext:value-type="float">
            <text:p>0,83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EW BLAST POWERCORE CK Intelligent series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3500" calcext:value-type="float">
            <text:p>3500</text:p>
          </table:table-cell>
          <table:table-cell table:style-name="ce8" office:value-type="float" office:value="2670" calcext:value-type="float">
            <text:p>2670</text:p>
          </table:table-cell>
          <table:table-cell table:style-name="ce8" office:value-type="float" office:value="2096" calcext:value-type="float">
            <text:p>2096</text:p>
          </table:table-cell>
          <table:table-cell table:style-name="ce8" office:value-type="float" office:value="607" calcext:value-type="float">
            <text:p>607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27.19" calcext:value-type="float">
            <text:p>27,19</text:p>
          </table:table-cell>
          <table:table-cell table:style-name="ce31" table:formula="of:=[.C139]*([.I139]/[.E139])" office:value-type="float" office:value="45.4031488549618" calcext:value-type="float">
            <text:p>45,40</text:p>
          </table:table-cell>
          <table:table-cell table:style-name="ce72" table:formula="of:=([.J139]/[.C139])*100" office:value-type="float" office:value="1.29723282442748" calcext:value-type="float">
            <text:p>1,30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EW BLAST POWERCORE CK Intelligent series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3500" calcext:value-type="float">
            <text:p>3500</text:p>
          </table:table-cell>
          <table:table-cell table:style-name="ce9" office:value-type="float" office:value="2670" calcext:value-type="float">
            <text:p>2670</text:p>
          </table:table-cell>
          <table:table-cell table:style-name="ce9" office:value-type="float" office:value="2096" calcext:value-type="float">
            <text:p>2096</text:p>
          </table:table-cell>
          <table:table-cell table:style-name="ce9" office:value-type="float" office:value="607" calcext:value-type="float">
            <text:p>607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55" office:value-type="float" office:value="71.37" calcext:value-type="float">
            <text:p>71,37</text:p>
          </table:table-cell>
          <table:table-cell table:style-name="ce32" table:formula="of:=[.C140]*([.I140]/[.E140])" office:value-type="float" office:value="119.177003816794" calcext:value-type="float">
            <text:p>119,18</text:p>
          </table:table-cell>
          <table:table-cell table:style-name="ce73" table:formula="of:=([.J140]/[.C140])*100" office:value-type="float" office:value="3.4050572519084" calcext:value-type="float">
            <text:p>3,41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EW BLAST POWERCORE CK Intelligent series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2670" calcext:value-type="float">
            <text:p>2670</text:p>
          </table:table-cell>
          <table:table-cell table:style-name="ce10" office:value-type="float" office:value="2096" calcext:value-type="float">
            <text:p>2096</text:p>
          </table:table-cell>
          <table:table-cell table:style-name="ce10" office:value-type="float" office:value="607" calcext:value-type="float">
            <text:p>607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60.55" calcext:value-type="float">
            <text:p>60,55</text:p>
          </table:table-cell>
          <table:table-cell table:style-name="ce33" table:formula="of:=[.C141]*([.I141]/[.E141])" office:value-type="float" office:value="101.109255725191" calcext:value-type="float">
            <text:p>101,11</text:p>
          </table:table-cell>
          <table:table-cell table:style-name="ce74" table:formula="of:=([.J141]/[.C141])*100" office:value-type="float" office:value="2.8888358778626" calcext:value-type="float">
            <text:p>2,89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EW BLAST POWERCORE CK Intelligent series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3500" calcext:value-type="float">
            <text:p>3500</text:p>
          </table:table-cell>
          <table:table-cell table:style-name="ce11" office:value-type="float" office:value="2670" calcext:value-type="float">
            <text:p>2670</text:p>
          </table:table-cell>
          <table:table-cell table:style-name="ce11" office:value-type="float" office:value="2096" calcext:value-type="float">
            <text:p>2096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31.87" calcext:value-type="float">
            <text:p>31,87</text:p>
          </table:table-cell>
          <table:table-cell table:style-name="ce34" table:formula="of:=[.C142]*([.I142]/[.E142])" office:value-type="float" office:value="53.218034351145" calcext:value-type="float">
            <text:p>53,22</text:p>
          </table:table-cell>
          <table:table-cell table:style-name="ce75" table:formula="of:=([.J142]/[.C142])*100" office:value-type="float" office:value="1.52051526717557" calcext:value-type="float">
            <text:p>1,52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EW BLAST POWERCORE CK Intelligent series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2670" calcext:value-type="float">
            <text:p>2670</text:p>
          </table:table-cell>
          <table:table-cell table:style-name="ce12" office:value-type="float" office:value="2096" calcext:value-type="float">
            <text:p>2096</text:p>
          </table:table-cell>
          <table:table-cell table:style-name="ce12" office:value-type="float" office:value="607" calcext:value-type="float">
            <text:p>607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58.49" calcext:value-type="float">
            <text:p>58,49</text:p>
          </table:table-cell>
          <table:table-cell table:style-name="ce35" table:formula="of:=[.C143]*([.I143]/[.E143])" office:value-type="float" office:value="97.6693702290076" calcext:value-type="float">
            <text:p>97,67</text:p>
          </table:table-cell>
          <table:table-cell table:style-name="ce76" table:formula="of:=([.J143]/[.C143])*100" office:value-type="float" office:value="2.7905534351145" calcext:value-type="float">
            <text:p>2,79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EW BLAST POWERCORE CK Intelligent series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3500" calcext:value-type="float">
            <text:p>3500</text:p>
          </table:table-cell>
          <table:table-cell table:style-name="ce13" office:value-type="float" office:value="2670" calcext:value-type="float">
            <text:p>2670</text:p>
          </table:table-cell>
          <table:table-cell table:style-name="ce13" office:value-type="float" office:value="2096" calcext:value-type="float">
            <text:p>2096</text:p>
          </table:table-cell>
          <table:table-cell table:style-name="ce13" office:value-type="float" office:value="607" calcext:value-type="float">
            <text:p>607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9.98" calcext:value-type="float">
            <text:p>19,98</text:p>
          </table:table-cell>
          <table:table-cell table:style-name="ce36" table:formula="of:=[.C144]*([.I144]/[.E144])" office:value-type="float" office:value="33.3635496183206" calcext:value-type="float">
            <text:p>33,36</text:p>
          </table:table-cell>
          <table:table-cell table:style-name="ce77" table:formula="of:=([.J144]/[.C144])*100" office:value-type="float" office:value="0.95324427480916" calcext:value-type="float">
            <text:p>0,95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RetroFit BGS981(Experimental)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19.85" calcext:value-type="float">
            <text:p>19,85</text:p>
          </table:table-cell>
          <table:table-cell table:formula="of:=[.C145]*([.I145]/[.E145])" office:value-type="float" office:value="111.988716502116" calcext:value-type="float">
            <text:p>111,99</text:p>
          </table:table-cell>
          <table:table-cell table:style-name="ce67" table:formula="of:=([.J145]/[.C145])*100" office:value-type="float" office:value="2.79971791255289" calcext:value-type="float">
            <text:p>2,80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RetroFit BGS981(Experimental)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3060" calcext:value-type="float">
            <text:p>3060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36.83" calcext:value-type="float">
            <text:p>36,83</text:p>
          </table:table-cell>
          <table:table-cell table:style-name="ce27" table:formula="of:=[.C146]*([.I146]/[.E146])" office:value-type="float" office:value="207.785613540197" calcext:value-type="float">
            <text:p>207,79</text:p>
          </table:table-cell>
          <table:table-cell table:style-name="ce68" table:formula="of:=([.J146]/[.C146])*100" office:value-type="float" office:value="5.19464033850494" calcext:value-type="float">
            <text:p>5,19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RetroFit BGS981(Experimental)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3060" calcext:value-type="float">
            <text:p>3060</text:p>
          </table:table-cell>
          <table:table-cell table:style-name="ce6" office:value-type="float" office:value="709" calcext:value-type="float">
            <text:p>709</text:p>
          </table:table-cell>
          <table:table-cell table:style-name="ce6" office:value-type="float" office:value="627" calcext:value-type="float">
            <text:p>627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63.97" calcext:value-type="float">
            <text:p>63,97</text:p>
          </table:table-cell>
          <table:table-cell table:style-name="ce28" table:formula="of:=[.C147]*([.I147]/[.E147])" office:value-type="float" office:value="360.902679830747" calcext:value-type="float">
            <text:p>360,90</text:p>
          </table:table-cell>
          <table:table-cell table:style-name="ce69" table:formula="of:=([.J147]/[.C147])*100" office:value-type="float" office:value="9.02256699576869" calcext:value-type="float">
            <text:p>9,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RetroFit BGS981(Experimental)</text:p>
          </table:table-cell>
          <table:table-cell office:value-type="float" office:value="80" calcext:value-type="float">
            <text:p>80</text:p>
          </table:table-cell>
          <table:table-cell office:value-type="float" office:value="4000" calcext:value-type="float">
            <text:p>4000</text:p>
          </table:table-cell>
          <table:table-cell office:value-type="float" office:value="3060" calcext:value-type="float">
            <text:p>3060</text:p>
          </table:table-cell>
          <table:table-cell office:value-type="float" office:value="709" calcext:value-type="float">
            <text:p>709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15.5" calcext:value-type="float">
            <text:p>115,50</text:p>
          </table:table-cell>
          <table:table-cell table:style-name="ce5" table:formula="of:=[.C148]*([.I148]/[.E148])" office:value-type="float" office:value="651.622002820875" calcext:value-type="float">
            <text:p>651,62</text:p>
          </table:table-cell>
          <table:table-cell table:style-name="ce70" table:formula="of:=([.J148]/[.C148])*100" office:value-type="float" office:value="16.2905500705219" calcext:value-type="float">
            <text:p>16,29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RetroFit BGS981(Experimental)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3060" calcext:value-type="float">
            <text:p>3060</text:p>
          </table:table-cell>
          <table:table-cell table:style-name="ce7" office:value-type="float" office:value="709" calcext:value-type="float">
            <text:p>709</text:p>
          </table:table-cell>
          <table:table-cell table:style-name="ce7" office:value-type="float" office:value="627" calcext:value-type="float">
            <text:p>627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28.59" calcext:value-type="float">
            <text:p>28,59</text:p>
          </table:table-cell>
          <table:table-cell table:style-name="ce30" table:formula="of:=[.C149]*([.I149]/[.E149])" office:value-type="float" office:value="161.2976022567" calcext:value-type="float">
            <text:p>161,30</text:p>
          </table:table-cell>
          <table:table-cell table:style-name="ce71" table:formula="of:=([.J149]/[.C149])*100" office:value-type="float" office:value="4.03244005641749" calcext:value-type="float">
            <text:p>4,03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RetroFit BGS981(Experimental)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3060" calcext:value-type="float">
            <text:p>3060</text:p>
          </table:table-cell>
          <table:table-cell table:style-name="ce8" office:value-type="float" office:value="709" calcext:value-type="float">
            <text:p>709</text:p>
          </table:table-cell>
          <table:table-cell table:style-name="ce8" office:value-type="float" office:value="627" calcext:value-type="float">
            <text:p>627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33.47" calcext:value-type="float">
            <text:p>33,47</text:p>
          </table:table-cell>
          <table:table-cell table:style-name="ce31" table:formula="of:=[.C150]*([.I150]/[.E150])" office:value-type="float" office:value="188.829337094499" calcext:value-type="float">
            <text:p>188,83</text:p>
          </table:table-cell>
          <table:table-cell table:style-name="ce72" table:formula="of:=([.J150]/[.C150])*100" office:value-type="float" office:value="4.72073342736248" calcext:value-type="float">
            <text:p>4,72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RetroFit BGS981(Experimental)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3060" calcext:value-type="float">
            <text:p>3060</text:p>
          </table:table-cell>
          <table:table-cell table:style-name="ce9" office:value-type="float" office:value="709" calcext:value-type="float">
            <text:p>709</text:p>
          </table:table-cell>
          <table:table-cell table:style-name="ce9" office:value-type="float" office:value="627" calcext:value-type="float">
            <text:p>627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80.65" calcext:value-type="float">
            <text:p>80,65</text:p>
          </table:table-cell>
          <table:table-cell table:style-name="ce32" table:formula="of:=[.C151]*([.I151]/[.E151])" office:value-type="float" office:value="455.007052186178" calcext:value-type="float">
            <text:p>455,01</text:p>
          </table:table-cell>
          <table:table-cell table:style-name="ce73" table:formula="of:=([.J151]/[.C151])*100" office:value-type="float" office:value="11.3751763046544" calcext:value-type="float">
            <text:p>11,38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RetroFit BGS981(Experimental)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3060" calcext:value-type="float">
            <text:p>3060</text:p>
          </table:table-cell>
          <table:table-cell table:style-name="ce10" office:value-type="float" office:value="709" calcext:value-type="float">
            <text:p>709</text:p>
          </table:table-cell>
          <table:table-cell table:style-name="ce10" office:value-type="float" office:value="627" calcext:value-type="float">
            <text:p>627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69.35" calcext:value-type="float">
            <text:p>69,35</text:p>
          </table:table-cell>
          <table:table-cell table:style-name="ce33" table:formula="of:=[.C152]*([.I152]/[.E152])" office:value-type="float" office:value="391.255289139633" calcext:value-type="float">
            <text:p>391,26</text:p>
          </table:table-cell>
          <table:table-cell table:style-name="ce74" table:formula="of:=([.J152]/[.C152])*100" office:value-type="float" office:value="9.78138222849083" calcext:value-type="float">
            <text:p>9,78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RetroFit BGS981(Experimental)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3060" calcext:value-type="float">
            <text:p>3060</text:p>
          </table:table-cell>
          <table:table-cell table:style-name="ce11" office:value-type="float" office:value="709" calcext:value-type="float">
            <text:p>709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29.2" calcext:value-type="float">
            <text:p>29,20</text:p>
          </table:table-cell>
          <table:table-cell table:style-name="ce34" table:formula="of:=[.C153]*([.I153]/[.E153])" office:value-type="float" office:value="164.739069111425" calcext:value-type="float">
            <text:p>164,74</text:p>
          </table:table-cell>
          <table:table-cell table:style-name="ce75" table:formula="of:=([.J153]/[.C153])*100" office:value-type="float" office:value="4.11847672778561" calcext:value-type="float">
            <text:p>4,12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RetroFit BGS981(Experimental)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3060" calcext:value-type="float">
            <text:p>3060</text:p>
          </table:table-cell>
          <table:table-cell table:style-name="ce12" office:value-type="float" office:value="709" calcext:value-type="float">
            <text:p>709</text:p>
          </table:table-cell>
          <table:table-cell table:style-name="ce12" office:value-type="float" office:value="627" calcext:value-type="float">
            <text:p>627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75.3" calcext:value-type="float">
            <text:p>75,30</text:p>
          </table:table-cell>
          <table:table-cell table:style-name="ce35" table:formula="of:=[.C154]*([.I154]/[.E154])" office:value-type="float" office:value="424.823695345557" calcext:value-type="float">
            <text:p>424,82</text:p>
          </table:table-cell>
          <table:table-cell table:style-name="ce76" table:formula="of:=([.J154]/[.C154])*100" office:value-type="float" office:value="10.6205923836389" calcext:value-type="float">
            <text:p>10,62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RetroFit BGS981(Experimental)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3060" calcext:value-type="float">
            <text:p>3060</text:p>
          </table:table-cell>
          <table:table-cell table:style-name="ce13" office:value-type="float" office:value="709" calcext:value-type="float">
            <text:p>709</text:p>
          </table:table-cell>
          <table:table-cell table:style-name="ce13" office:value-type="float" office:value="627" calcext:value-type="float">
            <text:p>627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30.19" calcext:value-type="float">
            <text:p>30,19</text:p>
          </table:table-cell>
          <table:table-cell table:style-name="ce36" table:formula="of:=[.C155]*([.I155]/[.E155])" office:value-type="float" office:value="170.324400564175" calcext:value-type="float">
            <text:p>170,32</text:p>
          </table:table-cell>
          <table:table-cell table:style-name="ce77" table:formula="of:=([.J155]/[.C155])*100" office:value-type="float" office:value="4.25811001410437" calcext:value-type="float">
            <text:p>4,2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RetroFit BGS981(Experimental)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18.15" calcext:value-type="float">
            <text:p>18,15</text:p>
          </table:table-cell>
          <table:table-cell table:formula="of:=[.C156]*([.I156]/[.E156])" office:value-type="float" office:value="102.397743300423" calcext:value-type="float">
            <text:p>102,40</text:p>
          </table:table-cell>
          <table:table-cell table:style-name="ce67" table:formula="of:=([.J156]/[.C156])*100" office:value-type="float" office:value="2.55994358251058" calcext:value-type="float">
            <text:p>2,5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RetroFit BGS981(Experimental)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3060" calcext:value-type="float">
            <text:p>3060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36.14" calcext:value-type="float">
            <text:p>36,14</text:p>
          </table:table-cell>
          <table:table-cell table:style-name="ce27" table:formula="of:=[.C157]*([.I157]/[.E157])" office:value-type="float" office:value="203.892806770099" calcext:value-type="float">
            <text:p>203,89</text:p>
          </table:table-cell>
          <table:table-cell table:style-name="ce68" table:formula="of:=([.J157]/[.C157])*100" office:value-type="float" office:value="5.09732016925247" calcext:value-type="float">
            <text:p>5,10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RetroFit BGS981(Experimental)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3060" calcext:value-type="float">
            <text:p>3060</text:p>
          </table:table-cell>
          <table:table-cell table:style-name="ce6" office:value-type="float" office:value="709" calcext:value-type="float">
            <text:p>709</text:p>
          </table:table-cell>
          <table:table-cell table:style-name="ce6" office:value-type="float" office:value="627" calcext:value-type="float">
            <text:p>627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63.63" calcext:value-type="float">
            <text:p>63,63</text:p>
          </table:table-cell>
          <table:table-cell table:style-name="ce28" table:formula="of:=[.C158]*([.I158]/[.E158])" office:value-type="float" office:value="358.984485190409" calcext:value-type="float">
            <text:p>358,98</text:p>
          </table:table-cell>
          <table:table-cell table:style-name="ce69" table:formula="of:=([.J158]/[.C158])*100" office:value-type="float" office:value="8.97461212976023" calcext:value-type="float">
            <text:p>8,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RetroFit BGS981(Experimental)</text:p>
          </table:table-cell>
          <table:table-cell office:value-type="float" office:value="80" calcext:value-type="float">
            <text:p>80</text:p>
          </table:table-cell>
          <table:table-cell office:value-type="float" office:value="4000" calcext:value-type="float">
            <text:p>4000</text:p>
          </table:table-cell>
          <table:table-cell office:value-type="float" office:value="3060" calcext:value-type="float">
            <text:p>3060</text:p>
          </table:table-cell>
          <table:table-cell office:value-type="float" office:value="709" calcext:value-type="float">
            <text:p>709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14.6" calcext:value-type="float">
            <text:p>114,60</text:p>
          </table:table-cell>
          <table:table-cell table:style-name="ce5" table:formula="of:=[.C159]*([.I159]/[.E159])" office:value-type="float" office:value="646.54442877292" calcext:value-type="float">
            <text:p>646,54</text:p>
          </table:table-cell>
          <table:table-cell table:style-name="ce70" table:formula="of:=([.J159]/[.C159])*100" office:value-type="float" office:value="16.163610719323" calcext:value-type="float">
            <text:p>16,16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RetroFit BGS981(Experimental)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3060" calcext:value-type="float">
            <text:p>3060</text:p>
          </table:table-cell>
          <table:table-cell table:style-name="ce7" office:value-type="float" office:value="709" calcext:value-type="float">
            <text:p>709</text:p>
          </table:table-cell>
          <table:table-cell table:style-name="ce7" office:value-type="float" office:value="627" calcext:value-type="float">
            <text:p>627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27.14" calcext:value-type="float">
            <text:p>27,14</text:p>
          </table:table-cell>
          <table:table-cell table:style-name="ce30" table:formula="of:=[.C160]*([.I160]/[.E160])" office:value-type="float" office:value="153.11706629055" calcext:value-type="float">
            <text:p>153,12</text:p>
          </table:table-cell>
          <table:table-cell table:style-name="ce71" table:formula="of:=([.J160]/[.C160])*100" office:value-type="float" office:value="3.82792665726375" calcext:value-type="float">
            <text:p>3,83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RetroFit BGS981(Experimental)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3060" calcext:value-type="float">
            <text:p>3060</text:p>
          </table:table-cell>
          <table:table-cell table:style-name="ce8" office:value-type="float" office:value="709" calcext:value-type="float">
            <text:p>709</text:p>
          </table:table-cell>
          <table:table-cell table:style-name="ce8" office:value-type="float" office:value="627" calcext:value-type="float">
            <text:p>627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34.66" calcext:value-type="float">
            <text:p>34,66</text:p>
          </table:table-cell>
          <table:table-cell table:style-name="ce31" table:formula="of:=[.C161]*([.I161]/[.E161])" office:value-type="float" office:value="195.543018335684" calcext:value-type="float">
            <text:p>195,54</text:p>
          </table:table-cell>
          <table:table-cell table:style-name="ce72" table:formula="of:=([.J161]/[.C161])*100" office:value-type="float" office:value="4.8885754583921" calcext:value-type="float">
            <text:p>4,89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RetroFit BGS981(Experimental)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3060" calcext:value-type="float">
            <text:p>3060</text:p>
          </table:table-cell>
          <table:table-cell table:style-name="ce9" office:value-type="float" office:value="709" calcext:value-type="float">
            <text:p>709</text:p>
          </table:table-cell>
          <table:table-cell table:style-name="ce9" office:value-type="float" office:value="627" calcext:value-type="float">
            <text:p>627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81.21" calcext:value-type="float">
            <text:p>81,21</text:p>
          </table:table-cell>
          <table:table-cell table:style-name="ce32" table:formula="of:=[.C162]*([.I162]/[.E162])" office:value-type="float" office:value="458.166431593794" calcext:value-type="float">
            <text:p>458,17</text:p>
          </table:table-cell>
          <table:table-cell table:style-name="ce73" table:formula="of:=([.J162]/[.C162])*100" office:value-type="float" office:value="11.4541607898449" calcext:value-type="float">
            <text:p>11,45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RetroFit BGS981(Experimental)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3060" calcext:value-type="float">
            <text:p>3060</text:p>
          </table:table-cell>
          <table:table-cell table:style-name="ce10" office:value-type="float" office:value="709" calcext:value-type="float">
            <text:p>709</text:p>
          </table:table-cell>
          <table:table-cell table:style-name="ce10" office:value-type="float" office:value="627" calcext:value-type="float">
            <text:p>627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72.61" calcext:value-type="float">
            <text:p>72,61</text:p>
          </table:table-cell>
          <table:table-cell table:style-name="ce33" table:formula="of:=[.C163]*([.I163]/[.E163])" office:value-type="float" office:value="409.647390691114" calcext:value-type="float">
            <text:p>409,65</text:p>
          </table:table-cell>
          <table:table-cell table:style-name="ce74" table:formula="of:=([.J163]/[.C163])*100" office:value-type="float" office:value="10.2411847672779" calcext:value-type="float">
            <text:p>10,24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RetroFit BGS981(Experimental)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3060" calcext:value-type="float">
            <text:p>3060</text:p>
          </table:table-cell>
          <table:table-cell table:style-name="ce11" office:value-type="float" office:value="709" calcext:value-type="float">
            <text:p>709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38.6" calcext:value-type="float">
            <text:p>38,60</text:p>
          </table:table-cell>
          <table:table-cell table:style-name="ce34" table:formula="of:=[.C164]*([.I164]/[.E164])" office:value-type="float" office:value="217.771509167842" calcext:value-type="float">
            <text:p>217,77</text:p>
          </table:table-cell>
          <table:table-cell table:style-name="ce75" table:formula="of:=([.J164]/[.C164])*100" office:value-type="float" office:value="5.44428772919605" calcext:value-type="float">
            <text:p>5,44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RetroFit BGS981(Experimental)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3060" calcext:value-type="float">
            <text:p>3060</text:p>
          </table:table-cell>
          <table:table-cell table:style-name="ce12" office:value-type="float" office:value="709" calcext:value-type="float">
            <text:p>709</text:p>
          </table:table-cell>
          <table:table-cell table:style-name="ce12" office:value-type="float" office:value="627" calcext:value-type="float">
            <text:p>627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72.8" calcext:value-type="float">
            <text:p>72,80</text:p>
          </table:table-cell>
          <table:table-cell table:style-name="ce35" table:formula="of:=[.C165]*([.I165]/[.E165])" office:value-type="float" office:value="410.719322990127" calcext:value-type="float">
            <text:p>410,72</text:p>
          </table:table-cell>
          <table:table-cell table:style-name="ce76" table:formula="of:=([.J165]/[.C165])*100" office:value-type="float" office:value="10.2679830747532" calcext:value-type="float">
            <text:p>10,27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RetroFit BGS981(Experimental)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3060" calcext:value-type="float">
            <text:p>3060</text:p>
          </table:table-cell>
          <table:table-cell table:style-name="ce13" office:value-type="float" office:value="709" calcext:value-type="float">
            <text:p>709</text:p>
          </table:table-cell>
          <table:table-cell table:style-name="ce13" office:value-type="float" office:value="627" calcext:value-type="float">
            <text:p>627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27.98" calcext:value-type="float">
            <text:p>27,98</text:p>
          </table:table-cell>
          <table:table-cell table:style-name="ce36" table:formula="of:=[.C166]*([.I166]/[.E166])" office:value-type="float" office:value="157.856135401975" calcext:value-type="float">
            <text:p>157,86</text:p>
          </table:table-cell>
          <table:table-cell table:style-name="ce77" table:formula="of:=([.J166]/[.C166])*100" office:value-type="float" office:value="3.94640338504936" calcext:value-type="float">
            <text:p>3,95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RetroFit BGS981(Experimental)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210.6" calcext:value-type="float">
            <text:p>210,6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9.146" calcext:value-type="float">
            <text:p>9,15</text:p>
          </table:table-cell>
          <table:table-cell table:formula="of:=[.C167]*([.I167]/[.E167])" office:value-type="float" office:value="173.713200379867" calcext:value-type="float">
            <text:p>173,71</text:p>
          </table:table-cell>
          <table:table-cell table:style-name="ce67" table:formula="of:=([.J167]/[.C167])*100" office:value-type="float" office:value="4.34283000949668" calcext:value-type="float">
            <text:p>4,3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RetroFit BGS981(Experimental)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3060" calcext:value-type="float">
            <text:p>3060</text:p>
          </table:table-cell>
          <table:table-cell table:style-name="ce4" office:value-type="float" office:value="210.6" calcext:value-type="float">
            <text:p>210,6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12.59" calcext:value-type="float">
            <text:p>12,59</text:p>
          </table:table-cell>
          <table:table-cell table:style-name="ce27" table:formula="of:=[.C168]*([.I168]/[.E168])" office:value-type="float" office:value="239.126305792972" calcext:value-type="float">
            <text:p>239,13</text:p>
          </table:table-cell>
          <table:table-cell table:style-name="ce68" table:formula="of:=([.J168]/[.C168])*100" office:value-type="float" office:value="5.97815764482431" calcext:value-type="float">
            <text:p>5,98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RetroFit BGS981(Experimental)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3060" calcext:value-type="float">
            <text:p>3060</text:p>
          </table:table-cell>
          <table:table-cell table:style-name="ce6" office:value-type="float" office:value="210.6" calcext:value-type="float">
            <text:p>210,6</text:p>
          </table:table-cell>
          <table:table-cell table:style-name="ce6" office:value-type="float" office:value="627" calcext:value-type="float">
            <text:p>627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5.27" calcext:value-type="float">
            <text:p>15,27</text:p>
          </table:table-cell>
          <table:table-cell table:style-name="ce28" table:formula="of:=[.C169]*([.I169]/[.E169])" office:value-type="float" office:value="290.02849002849" calcext:value-type="float">
            <text:p>290,03</text:p>
          </table:table-cell>
          <table:table-cell table:style-name="ce69" table:formula="of:=([.J169]/[.C169])*100" office:value-type="float" office:value="7.25071225071225" calcext:value-type="float">
            <text:p>7,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RetroFit BGS981(Experimental)</text:p>
          </table:table-cell>
          <table:table-cell office:value-type="float" office:value="160" calcext:value-type="float">
            <text:p>160</text:p>
          </table:table-cell>
          <table:table-cell office:value-type="float" office:value="4000" calcext:value-type="float">
            <text:p>4000</text:p>
          </table:table-cell>
          <table:table-cell office:value-type="float" office:value="3060" calcext:value-type="float">
            <text:p>3060</text:p>
          </table:table-cell>
          <table:table-cell office:value-type="float" office:value="210.6" calcext:value-type="float">
            <text:p>210,6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21.8" calcext:value-type="float">
            <text:p>21,80</text:p>
          </table:table-cell>
          <table:table-cell table:style-name="ce5" table:formula="of:=[.C170]*([.I170]/[.E170])" office:value-type="float" office:value="414.055080721747" calcext:value-type="float">
            <text:p>414,06</text:p>
          </table:table-cell>
          <table:table-cell table:style-name="ce70" table:formula="of:=([.J170]/[.C170])*100" office:value-type="float" office:value="10.3513770180437" calcext:value-type="float">
            <text:p>10,35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RetroFit BGS981(Experimental)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3060" calcext:value-type="float">
            <text:p>3060</text:p>
          </table:table-cell>
          <table:table-cell table:style-name="ce7" office:value-type="float" office:value="210.6" calcext:value-type="float">
            <text:p>210,6</text:p>
          </table:table-cell>
          <table:table-cell table:style-name="ce7" office:value-type="float" office:value="627" calcext:value-type="float">
            <text:p>627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13.38" calcext:value-type="float">
            <text:p>13,38</text:p>
          </table:table-cell>
          <table:table-cell table:style-name="ce30" table:formula="of:=[.C171]*([.I171]/[.E171])" office:value-type="float" office:value="254.131054131054" calcext:value-type="float">
            <text:p>254,13</text:p>
          </table:table-cell>
          <table:table-cell table:style-name="ce71" table:formula="of:=([.J171]/[.C171])*100" office:value-type="float" office:value="6.35327635327635" calcext:value-type="float">
            <text:p>6,35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RetroFit BGS981(Experimental)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3060" calcext:value-type="float">
            <text:p>3060</text:p>
          </table:table-cell>
          <table:table-cell table:style-name="ce8" office:value-type="float" office:value="210.6" calcext:value-type="float">
            <text:p>210,6</text:p>
          </table:table-cell>
          <table:table-cell table:style-name="ce8" office:value-type="float" office:value="627" calcext:value-type="float">
            <text:p>627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14.63" calcext:value-type="float">
            <text:p>14,63</text:p>
          </table:table-cell>
          <table:table-cell table:style-name="ce31" table:formula="of:=[.C172]*([.I172]/[.E172])" office:value-type="float" office:value="277.872744539411" calcext:value-type="float">
            <text:p>277,87</text:p>
          </table:table-cell>
          <table:table-cell table:style-name="ce72" table:formula="of:=([.J172]/[.C172])*100" office:value-type="float" office:value="6.94681861348528" calcext:value-type="float">
            <text:p>6,95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RetroFit BGS981(Experimental)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3060" calcext:value-type="float">
            <text:p>3060</text:p>
          </table:table-cell>
          <table:table-cell table:style-name="ce9" office:value-type="float" office:value="210.6" calcext:value-type="float">
            <text:p>210,6</text:p>
          </table:table-cell>
          <table:table-cell table:style-name="ce9" office:value-type="float" office:value="627" calcext:value-type="float">
            <text:p>627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18.84" calcext:value-type="float">
            <text:p>18,84</text:p>
          </table:table-cell>
          <table:table-cell table:style-name="ce32" table:formula="of:=[.C173]*([.I173]/[.E173])" office:value-type="float" office:value="357.834757834758" calcext:value-type="float">
            <text:p>357,83</text:p>
          </table:table-cell>
          <table:table-cell table:style-name="ce73" table:formula="of:=([.J173]/[.C173])*100" office:value-type="float" office:value="8.94586894586895" calcext:value-type="float">
            <text:p>8,95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RetroFit BGS981(Experimental)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3060" calcext:value-type="float">
            <text:p>3060</text:p>
          </table:table-cell>
          <table:table-cell table:style-name="ce10" office:value-type="float" office:value="210.6" calcext:value-type="float">
            <text:p>210,6</text:p>
          </table:table-cell>
          <table:table-cell table:style-name="ce10" office:value-type="float" office:value="627" calcext:value-type="float">
            <text:p>627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15.87" calcext:value-type="float">
            <text:p>15,87</text:p>
          </table:table-cell>
          <table:table-cell table:style-name="ce33" table:formula="of:=[.C174]*([.I174]/[.E174])" office:value-type="float" office:value="301.424501424501" calcext:value-type="float">
            <text:p>301,42</text:p>
          </table:table-cell>
          <table:table-cell table:style-name="ce74" table:formula="of:=([.J174]/[.C174])*100" office:value-type="float" office:value="7.53561253561254" calcext:value-type="float">
            <text:p>7,54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RetroFit BGS981(Experimental)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3060" calcext:value-type="float">
            <text:p>3060</text:p>
          </table:table-cell>
          <table:table-cell table:style-name="ce11" office:value-type="float" office:value="210.6" calcext:value-type="float">
            <text:p>210,6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11.17" calcext:value-type="float">
            <text:p>11,17</text:p>
          </table:table-cell>
          <table:table-cell table:style-name="ce34" table:formula="of:=[.C175]*([.I175]/[.E175])" office:value-type="float" office:value="212.155745489079" calcext:value-type="float">
            <text:p>212,16</text:p>
          </table:table-cell>
          <table:table-cell table:style-name="ce75" table:formula="of:=([.J175]/[.C175])*100" office:value-type="float" office:value="5.30389363722697" calcext:value-type="float">
            <text:p>5,30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RetroFit BGS981(Experimental)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3060" calcext:value-type="float">
            <text:p>3060</text:p>
          </table:table-cell>
          <table:table-cell table:style-name="ce12" office:value-type="float" office:value="210.6" calcext:value-type="float">
            <text:p>210,6</text:p>
          </table:table-cell>
          <table:table-cell table:style-name="ce12" office:value-type="float" office:value="627" calcext:value-type="float">
            <text:p>627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18" calcext:value-type="float">
            <text:p>18,00</text:p>
          </table:table-cell>
          <table:table-cell table:style-name="ce35" table:formula="of:=[.C176]*([.I176]/[.E176])" office:value-type="float" office:value="341.880341880342" calcext:value-type="float">
            <text:p>341,88</text:p>
          </table:table-cell>
          <table:table-cell table:style-name="ce76" table:formula="of:=([.J176]/[.C176])*100" office:value-type="float" office:value="8.54700854700855" calcext:value-type="float">
            <text:p>8,55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RetroFit BGS981(Experimental)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3060" calcext:value-type="float">
            <text:p>3060</text:p>
          </table:table-cell>
          <table:table-cell table:style-name="ce13" office:value-type="float" office:value="210.6" calcext:value-type="float">
            <text:p>210,6</text:p>
          </table:table-cell>
          <table:table-cell table:style-name="ce13" office:value-type="float" office:value="627" calcext:value-type="float">
            <text:p>627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0.97" calcext:value-type="float">
            <text:p>10,97</text:p>
          </table:table-cell>
          <table:table-cell table:style-name="ce36" table:formula="of:=[.C177]*([.I177]/[.E177])" office:value-type="float" office:value="208.357075023742" calcext:value-type="float">
            <text:p>208,36</text:p>
          </table:table-cell>
          <table:table-cell table:style-name="ce77" table:formula="of:=([.J177]/[.C177])*100" office:value-type="float" office:value="5.20892687559354" calcext:value-type="float">
            <text:p>5,21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RetroFit BGS981(Experimental)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210.6" calcext:value-type="float">
            <text:p>210,6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9.143" calcext:value-type="float">
            <text:p>9,14</text:p>
          </table:table-cell>
          <table:table-cell table:formula="of:=[.C178]*([.I178]/[.E178])" office:value-type="float" office:value="173.656220322887" calcext:value-type="float">
            <text:p>173,66</text:p>
          </table:table-cell>
          <table:table-cell table:style-name="ce67" table:formula="of:=([.J178]/[.C178])*100" office:value-type="float" office:value="4.34140550807218" calcext:value-type="float">
            <text:p>4,3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RetroFit BGS981(Experimental)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3060" calcext:value-type="float">
            <text:p>3060</text:p>
          </table:table-cell>
          <table:table-cell table:style-name="ce4" office:value-type="float" office:value="210.6" calcext:value-type="float">
            <text:p>210,6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12.9" calcext:value-type="float">
            <text:p>12,90</text:p>
          </table:table-cell>
          <table:table-cell table:style-name="ce27" table:formula="of:=[.C179]*([.I179]/[.E179])" office:value-type="float" office:value="245.014245014245" calcext:value-type="float">
            <text:p>245,01</text:p>
          </table:table-cell>
          <table:table-cell table:style-name="ce68" table:formula="of:=([.J179]/[.C179])*100" office:value-type="float" office:value="6.12535612535613" calcext:value-type="float">
            <text:p>6,13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RetroFit BGS981(Experimental)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3060" calcext:value-type="float">
            <text:p>3060</text:p>
          </table:table-cell>
          <table:table-cell table:style-name="ce6" office:value-type="float" office:value="210.6" calcext:value-type="float">
            <text:p>210,6</text:p>
          </table:table-cell>
          <table:table-cell table:style-name="ce6" office:value-type="float" office:value="627" calcext:value-type="float">
            <text:p>627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4.97" calcext:value-type="float">
            <text:p>14,97</text:p>
          </table:table-cell>
          <table:table-cell table:style-name="ce28" table:formula="of:=[.C180]*([.I180]/[.E180])" office:value-type="float" office:value="284.330484330484" calcext:value-type="float">
            <text:p>284,33</text:p>
          </table:table-cell>
          <table:table-cell table:style-name="ce69" table:formula="of:=([.J180]/[.C180])*100" office:value-type="float" office:value="7.10826210826211" calcext:value-type="float">
            <text:p>7,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RetroFit BGS981(Experimental)</text:p>
          </table:table-cell>
          <table:table-cell office:value-type="float" office:value="160" calcext:value-type="float">
            <text:p>160</text:p>
          </table:table-cell>
          <table:table-cell office:value-type="float" office:value="4000" calcext:value-type="float">
            <text:p>4000</text:p>
          </table:table-cell>
          <table:table-cell office:value-type="float" office:value="3060" calcext:value-type="float">
            <text:p>3060</text:p>
          </table:table-cell>
          <table:table-cell office:value-type="float" office:value="210.6" calcext:value-type="float">
            <text:p>210,6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22.32" calcext:value-type="float">
            <text:p>22,32</text:p>
          </table:table-cell>
          <table:table-cell table:style-name="ce5" table:formula="of:=[.C181]*([.I181]/[.E181])" office:value-type="float" office:value="423.931623931624" calcext:value-type="float">
            <text:p>423,93</text:p>
          </table:table-cell>
          <table:table-cell table:style-name="ce70" table:formula="of:=([.J181]/[.C181])*100" office:value-type="float" office:value="10.5982905982906" calcext:value-type="float">
            <text:p>10,6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RetroFit BGS981(Experimental)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3060" calcext:value-type="float">
            <text:p>3060</text:p>
          </table:table-cell>
          <table:table-cell table:style-name="ce7" office:value-type="float" office:value="210.6" calcext:value-type="float">
            <text:p>210,6</text:p>
          </table:table-cell>
          <table:table-cell table:style-name="ce7" office:value-type="float" office:value="627" calcext:value-type="float">
            <text:p>627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13.25" calcext:value-type="float">
            <text:p>13,25</text:p>
          </table:table-cell>
          <table:table-cell table:style-name="ce30" table:formula="of:=[.C182]*([.I182]/[.E182])" office:value-type="float" office:value="251.661918328585" calcext:value-type="float">
            <text:p>251,66</text:p>
          </table:table-cell>
          <table:table-cell table:style-name="ce71" table:formula="of:=([.J182]/[.C182])*100" office:value-type="float" office:value="6.29154795821462" calcext:value-type="float">
            <text:p>6,29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RetroFit BGS981(Experimental)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3060" calcext:value-type="float">
            <text:p>3060</text:p>
          </table:table-cell>
          <table:table-cell table:style-name="ce8" office:value-type="float" office:value="210.6" calcext:value-type="float">
            <text:p>210,6</text:p>
          </table:table-cell>
          <table:table-cell table:style-name="ce8" office:value-type="float" office:value="627" calcext:value-type="float">
            <text:p>627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13.6" calcext:value-type="float">
            <text:p>13,60</text:p>
          </table:table-cell>
          <table:table-cell table:style-name="ce31" table:formula="of:=[.C183]*([.I183]/[.E183])" office:value-type="float" office:value="258.309591642925" calcext:value-type="float">
            <text:p>258,31</text:p>
          </table:table-cell>
          <table:table-cell table:style-name="ce72" table:formula="of:=([.J183]/[.C183])*100" office:value-type="float" office:value="6.45773979107313" calcext:value-type="float">
            <text:p>6,46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RetroFit BGS981(Experimental)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3060" calcext:value-type="float">
            <text:p>3060</text:p>
          </table:table-cell>
          <table:table-cell table:style-name="ce9" office:value-type="float" office:value="210.6" calcext:value-type="float">
            <text:p>210,6</text:p>
          </table:table-cell>
          <table:table-cell table:style-name="ce9" office:value-type="float" office:value="627" calcext:value-type="float">
            <text:p>627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57" office:value-type="float" office:value="19.51" calcext:value-type="float">
            <text:p>19,51</text:p>
          </table:table-cell>
          <table:table-cell table:style-name="ce32" table:formula="of:=[.C184]*([.I184]/[.E184])" office:value-type="float" office:value="370.560303893637" calcext:value-type="float">
            <text:p>370,56</text:p>
          </table:table-cell>
          <table:table-cell table:style-name="ce73" table:formula="of:=([.J184]/[.C184])*100" office:value-type="float" office:value="9.26400759734093" calcext:value-type="float">
            <text:p>9,26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RetroFit BGS981(Experimental)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3060" calcext:value-type="float">
            <text:p>3060</text:p>
          </table:table-cell>
          <table:table-cell table:style-name="ce10" office:value-type="float" office:value="210.6" calcext:value-type="float">
            <text:p>210,6</text:p>
          </table:table-cell>
          <table:table-cell table:style-name="ce10" office:value-type="float" office:value="627" calcext:value-type="float">
            <text:p>627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15.72" calcext:value-type="float">
            <text:p>15,72</text:p>
          </table:table-cell>
          <table:table-cell table:style-name="ce33" table:formula="of:=[.C185]*([.I185]/[.E185])" office:value-type="float" office:value="298.575498575499" calcext:value-type="float">
            <text:p>298,58</text:p>
          </table:table-cell>
          <table:table-cell table:style-name="ce74" table:formula="of:=([.J185]/[.C185])*100" office:value-type="float" office:value="7.46438746438747" calcext:value-type="float">
            <text:p>7,46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RetroFit BGS981(Experimental)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3060" calcext:value-type="float">
            <text:p>3060</text:p>
          </table:table-cell>
          <table:table-cell table:style-name="ce11" office:value-type="float" office:value="210.6" calcext:value-type="float">
            <text:p>210,6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11.64" calcext:value-type="float">
            <text:p>11,64</text:p>
          </table:table-cell>
          <table:table-cell table:style-name="ce34" table:formula="of:=[.C186]*([.I186]/[.E186])" office:value-type="float" office:value="221.082621082621" calcext:value-type="float">
            <text:p>221,08</text:p>
          </table:table-cell>
          <table:table-cell table:style-name="ce75" table:formula="of:=([.J186]/[.C186])*100" office:value-type="float" office:value="5.52706552706553" calcext:value-type="float">
            <text:p>5,53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RetroFit BGS981(Experimental)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3060" calcext:value-type="float">
            <text:p>3060</text:p>
          </table:table-cell>
          <table:table-cell table:style-name="ce12" office:value-type="float" office:value="210.6" calcext:value-type="float">
            <text:p>210,6</text:p>
          </table:table-cell>
          <table:table-cell table:style-name="ce12" office:value-type="float" office:value="627" calcext:value-type="float">
            <text:p>627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17.05" calcext:value-type="float">
            <text:p>17,05</text:p>
          </table:table-cell>
          <table:table-cell table:style-name="ce35" table:formula="of:=[.C187]*([.I187]/[.E187])" office:value-type="float" office:value="323.836657169991" calcext:value-type="float">
            <text:p>323,84</text:p>
          </table:table-cell>
          <table:table-cell table:style-name="ce76" table:formula="of:=([.J187]/[.C187])*100" office:value-type="float" office:value="8.09591642924976" calcext:value-type="float">
            <text:p>8,10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RetroFit BGS981(Experimental)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3060" calcext:value-type="float">
            <text:p>3060</text:p>
          </table:table-cell>
          <table:table-cell table:style-name="ce13" office:value-type="float" office:value="210.6" calcext:value-type="float">
            <text:p>210,6</text:p>
          </table:table-cell>
          <table:table-cell table:style-name="ce13" office:value-type="float" office:value="627" calcext:value-type="float">
            <text:p>627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1.83" calcext:value-type="float">
            <text:p>11,83</text:p>
          </table:table-cell>
          <table:table-cell table:style-name="ce36" table:formula="of:=[.C188]*([.I188]/[.E188])" office:value-type="float" office:value="224.691358024691" calcext:value-type="float">
            <text:p>224,69</text:p>
          </table:table-cell>
          <table:table-cell table:style-name="ce77" table:formula="of:=([.J188]/[.C188])*100" office:value-type="float" office:value="5.61728395061728" calcext:value-type="float">
            <text:p>5,62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oreline Malaga LED BRP102 LED55/740 II D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600" calcext:value-type="float">
            <text:p>4600</text:p>
          </table:table-cell>
          <table:table-cell table:style-name="ce3" office:value-type="float" office:value="4033" calcext:value-type="float">
            <text:p>4033</text:p>
          </table:table-cell>
          <table:table-cell table:style-name="ce3" office:value-type="float" office:value="3360" calcext:value-type="float">
            <text:p>336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60.11" calcext:value-type="float">
            <text:p>60,11</text:p>
          </table:table-cell>
          <table:table-cell table:formula="of:=[.C189]*([.I189]/[.E189])" office:value-type="float" office:value="82.2934523809524" calcext:value-type="float">
            <text:p>82,29</text:p>
          </table:table-cell>
          <table:table-cell table:style-name="ce67" table:formula="of:=([.J189]/[.C189])*100" office:value-type="float" office:value="1.7889880952381" calcext:value-type="float">
            <text:p>1,7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oreline Malaga LED BRP102 LED55/740 II DM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600" calcext:value-type="float">
            <text:p>4600</text:p>
          </table:table-cell>
          <table:table-cell table:style-name="ce4" office:value-type="float" office:value="4033" calcext:value-type="float">
            <text:p>4033</text:p>
          </table:table-cell>
          <table:table-cell table:style-name="ce4" office:value-type="float" office:value="3360" calcext:value-type="float">
            <text:p>3360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101.8" calcext:value-type="float">
            <text:p>101,80</text:p>
          </table:table-cell>
          <table:table-cell table:style-name="ce27" table:formula="of:=[.C190]*([.I190]/[.E190])" office:value-type="float" office:value="139.369047619048" calcext:value-type="float">
            <text:p>139,37</text:p>
          </table:table-cell>
          <table:table-cell table:style-name="ce68" table:formula="of:=([.J190]/[.C190])*100" office:value-type="float" office:value="3.0297619047619" calcext:value-type="float">
            <text:p>3,03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oreline Malaga LED BRP102 LED55/740 II DM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600" calcext:value-type="float">
            <text:p>4600</text:p>
          </table:table-cell>
          <table:table-cell table:style-name="ce6" office:value-type="float" office:value="4033" calcext:value-type="float">
            <text:p>4033</text:p>
          </table:table-cell>
          <table:table-cell table:style-name="ce6" office:value-type="float" office:value="3360" calcext:value-type="float">
            <text:p>3360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87.6" calcext:value-type="float">
            <text:p>187,60</text:p>
          </table:table-cell>
          <table:table-cell table:style-name="ce28" table:formula="of:=[.C191]*([.I191]/[.E191])" office:value-type="float" office:value="256.833333333333" calcext:value-type="float">
            <text:p>256,83</text:p>
          </table:table-cell>
          <table:table-cell table:style-name="ce69" table:formula="of:=([.J191]/[.C191])*100" office:value-type="float" office:value="5.58333333333333" calcext:value-type="float">
            <text:p>5,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oreline Malaga LED BRP102 LED55/740 II DM</text:p>
          </table:table-cell>
          <table:table-cell office:value-type="float" office:value="80" calcext:value-type="float">
            <text:p>80</text:p>
          </table:table-cell>
          <table:table-cell office:value-type="float" office:value="4600" calcext:value-type="float">
            <text:p>4600</text:p>
          </table:table-cell>
          <table:table-cell office:value-type="float" office:value="4033" calcext:value-type="float">
            <text:p>4033</text:p>
          </table:table-cell>
          <table:table-cell office:value-type="float" office:value="3360" calcext:value-type="float">
            <text:p>336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436.6" calcext:value-type="float">
            <text:p>436,60</text:p>
          </table:table-cell>
          <table:table-cell table:style-name="ce5" table:formula="of:=[.C192]*([.I192]/[.E192])" office:value-type="float" office:value="597.726190476191" calcext:value-type="float">
            <text:p>597,73</text:p>
          </table:table-cell>
          <table:table-cell table:style-name="ce70" table:formula="of:=([.J192]/[.C192])*100" office:value-type="float" office:value="12.9940476190476" calcext:value-type="float">
            <text:p>12,99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oreline Malaga LED BRP102 LED55/740 II DM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4033" calcext:value-type="float">
            <text:p>4033</text:p>
          </table:table-cell>
          <table:table-cell table:style-name="ce7" office:value-type="float" office:value="3360" calcext:value-type="float">
            <text:p>3360</text:p>
          </table:table-cell>
          <table:table-cell table:style-name="ce7" office:value-type="float" office:value="452" calcext:value-type="float">
            <text:p>452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77.44" calcext:value-type="float">
            <text:p>77,44</text:p>
          </table:table-cell>
          <table:table-cell table:style-name="ce30" table:formula="of:=[.C193]*([.I193]/[.E193])" office:value-type="float" office:value="106.019047619048" calcext:value-type="float">
            <text:p>106,02</text:p>
          </table:table-cell>
          <table:table-cell table:style-name="ce71" table:formula="of:=([.J193]/[.C193])*100" office:value-type="float" office:value="2.3047619047619" calcext:value-type="float">
            <text:p>2,30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oreline Malaga LED BRP102 LED55/740 II DM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600" calcext:value-type="float">
            <text:p>4600</text:p>
          </table:table-cell>
          <table:table-cell table:style-name="ce8" office:value-type="float" office:value="4033" calcext:value-type="float">
            <text:p>4033</text:p>
          </table:table-cell>
          <table:table-cell table:style-name="ce8" office:value-type="float" office:value="3360" calcext:value-type="float">
            <text:p>3360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87.61" calcext:value-type="float">
            <text:p>87,61</text:p>
          </table:table-cell>
          <table:table-cell table:style-name="ce31" table:formula="of:=[.C194]*([.I194]/[.E194])" office:value-type="float" office:value="119.942261904762" calcext:value-type="float">
            <text:p>119,94</text:p>
          </table:table-cell>
          <table:table-cell table:style-name="ce72" table:formula="of:=([.J194]/[.C194])*100" office:value-type="float" office:value="2.60744047619048" calcext:value-type="float">
            <text:p>2,61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oreline Malaga LED BRP102 LED55/740 II DM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600" calcext:value-type="float">
            <text:p>4600</text:p>
          </table:table-cell>
          <table:table-cell table:style-name="ce9" office:value-type="float" office:value="4033" calcext:value-type="float">
            <text:p>4033</text:p>
          </table:table-cell>
          <table:table-cell table:style-name="ce9" office:value-type="float" office:value="3360" calcext:value-type="float">
            <text:p>3360</text:p>
          </table:table-cell>
          <table:table-cell table:style-name="ce9" office:value-type="float" office:value="452" calcext:value-type="float">
            <text:p>452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284.3" calcext:value-type="float">
            <text:p>284,30</text:p>
          </table:table-cell>
          <table:table-cell table:style-name="ce32" table:formula="of:=[.C195]*([.I195]/[.E195])" office:value-type="float" office:value="389.220238095238" calcext:value-type="float">
            <text:p>389,22</text:p>
          </table:table-cell>
          <table:table-cell table:style-name="ce73" table:formula="of:=([.J195]/[.C195])*100" office:value-type="float" office:value="8.46130952380952" calcext:value-type="float">
            <text:p>8,46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oreline Malaga LED BRP102 LED55/740 II DM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4600" calcext:value-type="float">
            <text:p>4600</text:p>
          </table:table-cell>
          <table:table-cell table:style-name="ce10" office:value-type="float" office:value="4033" calcext:value-type="float">
            <text:p>4033</text:p>
          </table:table-cell>
          <table:table-cell table:style-name="ce10" office:value-type="float" office:value="3360" calcext:value-type="float">
            <text:p>3360</text:p>
          </table:table-cell>
          <table:table-cell table:style-name="ce10" office:value-type="float" office:value="452" calcext:value-type="float">
            <text:p>452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274.7" calcext:value-type="float">
            <text:p>274,70</text:p>
          </table:table-cell>
          <table:table-cell table:style-name="ce33" table:formula="of:=[.C196]*([.I196]/[.E196])" office:value-type="float" office:value="376.077380952381" calcext:value-type="float">
            <text:p>376,08</text:p>
          </table:table-cell>
          <table:table-cell table:style-name="ce74" table:formula="of:=([.J196]/[.C196])*100" office:value-type="float" office:value="8.17559523809524" calcext:value-type="float">
            <text:p>8,18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oreline Malaga LED BRP102 LED55/740 II DM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600" calcext:value-type="float">
            <text:p>4600</text:p>
          </table:table-cell>
          <table:table-cell table:style-name="ce11" office:value-type="float" office:value="4033" calcext:value-type="float">
            <text:p>4033</text:p>
          </table:table-cell>
          <table:table-cell table:style-name="ce11" office:value-type="float" office:value="3360" calcext:value-type="float">
            <text:p>3360</text:p>
          </table:table-cell>
          <table:table-cell table:style-name="ce11" office:value-type="float" office:value="452" calcext:value-type="float">
            <text:p>452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135.7" calcext:value-type="float">
            <text:p>135,70</text:p>
          </table:table-cell>
          <table:table-cell table:style-name="ce34" table:formula="of:=[.C197]*([.I197]/[.E197])" office:value-type="float" office:value="185.779761904762" calcext:value-type="float">
            <text:p>185,78</text:p>
          </table:table-cell>
          <table:table-cell table:style-name="ce75" table:formula="of:=([.J197]/[.C197])*100" office:value-type="float" office:value="4.03869047619048" calcext:value-type="float">
            <text:p>4,04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oreline Malaga LED BRP102 LED55/740 II DM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4033" calcext:value-type="float">
            <text:p>4033</text:p>
          </table:table-cell>
          <table:table-cell table:style-name="ce12" office:value-type="float" office:value="3360" calcext:value-type="float">
            <text:p>3360</text:p>
          </table:table-cell>
          <table:table-cell table:style-name="ce12" office:value-type="float" office:value="452" calcext:value-type="float">
            <text:p>452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286" calcext:value-type="float">
            <text:p>286,00</text:p>
          </table:table-cell>
          <table:table-cell table:style-name="ce35" table:formula="of:=[.C198]*([.I198]/[.E198])" office:value-type="float" office:value="391.547619047619" calcext:value-type="float">
            <text:p>391,55</text:p>
          </table:table-cell>
          <table:table-cell table:style-name="ce76" table:formula="of:=([.J198]/[.C198])*100" office:value-type="float" office:value="8.51190476190476" calcext:value-type="float">
            <text:p>8,51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Coreline Malaga LED BRP102 LED55/740 II DM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600" calcext:value-type="float">
            <text:p>4600</text:p>
          </table:table-cell>
          <table:table-cell table:style-name="ce13" office:value-type="float" office:value="4033" calcext:value-type="float">
            <text:p>4033</text:p>
          </table:table-cell>
          <table:table-cell table:style-name="ce13" office:value-type="float" office:value="3360" calcext:value-type="float">
            <text:p>3360</text:p>
          </table:table-cell>
          <table:table-cell table:style-name="ce13" office:value-type="float" office:value="452" calcext:value-type="float">
            <text:p>452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88.84" calcext:value-type="float">
            <text:p>88,84</text:p>
          </table:table-cell>
          <table:table-cell table:style-name="ce36" table:formula="of:=[.C199]*([.I199]/[.E199])" office:value-type="float" office:value="121.62619047619" calcext:value-type="float">
            <text:p>121,63</text:p>
          </table:table-cell>
          <table:table-cell table:style-name="ce77" table:formula="of:=([.J199]/[.C199])*100" office:value-type="float" office:value="2.64404761904762" calcext:value-type="float">
            <text:p>2,64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oreline Malaga LED BRP102 LED55/740 II D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600" calcext:value-type="float">
            <text:p>4600</text:p>
          </table:table-cell>
          <table:table-cell table:style-name="ce3" office:value-type="float" office:value="4033" calcext:value-type="float">
            <text:p>4033</text:p>
          </table:table-cell>
          <table:table-cell table:style-name="ce3" office:value-type="float" office:value="3360" calcext:value-type="float">
            <text:p>336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70.56" calcext:value-type="float">
            <text:p>70,56</text:p>
          </table:table-cell>
          <table:table-cell table:formula="of:=[.C200]*([.I200]/[.E200])" office:value-type="float" office:value="96.6" calcext:value-type="float">
            <text:p>96,60</text:p>
          </table:table-cell>
          <table:table-cell table:style-name="ce67" table:formula="of:=([.J200]/[.C200])*100" office:value-type="float" office:value="2.1" calcext:value-type="float">
            <text:p>2,10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oreline Malaga LED BRP102 LED55/740 II DM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600" calcext:value-type="float">
            <text:p>4600</text:p>
          </table:table-cell>
          <table:table-cell table:style-name="ce4" office:value-type="float" office:value="4033" calcext:value-type="float">
            <text:p>4033</text:p>
          </table:table-cell>
          <table:table-cell table:style-name="ce4" office:value-type="float" office:value="3360" calcext:value-type="float">
            <text:p>3360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126.9" calcext:value-type="float">
            <text:p>126,90</text:p>
          </table:table-cell>
          <table:table-cell table:style-name="ce27" table:formula="of:=[.C201]*([.I201]/[.E201])" office:value-type="float" office:value="173.732142857143" calcext:value-type="float">
            <text:p>173,73</text:p>
          </table:table-cell>
          <table:table-cell table:style-name="ce68" table:formula="of:=([.J201]/[.C201])*100" office:value-type="float" office:value="3.77678571428571" calcext:value-type="float">
            <text:p>3,78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oreline Malaga LED BRP102 LED55/740 II DM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600" calcext:value-type="float">
            <text:p>4600</text:p>
          </table:table-cell>
          <table:table-cell table:style-name="ce6" office:value-type="float" office:value="4033" calcext:value-type="float">
            <text:p>4033</text:p>
          </table:table-cell>
          <table:table-cell table:style-name="ce6" office:value-type="float" office:value="3360" calcext:value-type="float">
            <text:p>3360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212.9" calcext:value-type="float">
            <text:p>212,90</text:p>
          </table:table-cell>
          <table:table-cell table:style-name="ce28" table:formula="of:=[.C202]*([.I202]/[.E202])" office:value-type="float" office:value="291.470238095238" calcext:value-type="float">
            <text:p>291,47</text:p>
          </table:table-cell>
          <table:table-cell table:style-name="ce69" table:formula="of:=([.J202]/[.C202])*100" office:value-type="float" office:value="6.33630952380952" calcext:value-type="float">
            <text:p>6,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oreline Malaga LED BRP102 LED55/740 II DM</text:p>
          </table:table-cell>
          <table:table-cell office:value-type="float" office:value="80" calcext:value-type="float">
            <text:p>80</text:p>
          </table:table-cell>
          <table:table-cell office:value-type="float" office:value="4600" calcext:value-type="float">
            <text:p>4600</text:p>
          </table:table-cell>
          <table:table-cell office:value-type="float" office:value="4033" calcext:value-type="float">
            <text:p>4033</text:p>
          </table:table-cell>
          <table:table-cell office:value-type="float" office:value="3360" calcext:value-type="float">
            <text:p>336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431.5" calcext:value-type="float">
            <text:p>431,50</text:p>
          </table:table-cell>
          <table:table-cell table:style-name="ce5" table:formula="of:=[.C203]*([.I203]/[.E203])" office:value-type="float" office:value="590.744047619048" calcext:value-type="float">
            <text:p>590,74</text:p>
          </table:table-cell>
          <table:table-cell table:style-name="ce70" table:formula="of:=([.J203]/[.C203])*100" office:value-type="float" office:value="12.8422619047619" calcext:value-type="float">
            <text:p>12,84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oreline Malaga LED BRP102 LED55/740 II DM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4033" calcext:value-type="float">
            <text:p>4033</text:p>
          </table:table-cell>
          <table:table-cell table:style-name="ce7" office:value-type="float" office:value="3360" calcext:value-type="float">
            <text:p>3360</text:p>
          </table:table-cell>
          <table:table-cell table:style-name="ce7" office:value-type="float" office:value="452" calcext:value-type="float">
            <text:p>452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81.91" calcext:value-type="float">
            <text:p>81,91</text:p>
          </table:table-cell>
          <table:table-cell table:style-name="ce30" table:formula="of:=[.C204]*([.I204]/[.E204])" office:value-type="float" office:value="112.13869047619" calcext:value-type="float">
            <text:p>112,14</text:p>
          </table:table-cell>
          <table:table-cell table:style-name="ce71" table:formula="of:=([.J204]/[.C204])*100" office:value-type="float" office:value="2.43779761904762" calcext:value-type="float">
            <text:p>2,44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oreline Malaga LED BRP102 LED55/740 II DM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600" calcext:value-type="float">
            <text:p>4600</text:p>
          </table:table-cell>
          <table:table-cell table:style-name="ce8" office:value-type="float" office:value="4033" calcext:value-type="float">
            <text:p>4033</text:p>
          </table:table-cell>
          <table:table-cell table:style-name="ce8" office:value-type="float" office:value="3360" calcext:value-type="float">
            <text:p>3360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95.22" calcext:value-type="float">
            <text:p>95,22</text:p>
          </table:table-cell>
          <table:table-cell table:style-name="ce31" table:formula="of:=[.C205]*([.I205]/[.E205])" office:value-type="float" office:value="130.360714285714" calcext:value-type="float">
            <text:p>130,36</text:p>
          </table:table-cell>
          <table:table-cell table:style-name="ce72" table:formula="of:=([.J205]/[.C205])*100" office:value-type="float" office:value="2.83392857142857" calcext:value-type="float">
            <text:p>2,83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oreline Malaga LED BRP102 LED55/740 II DM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600" calcext:value-type="float">
            <text:p>4600</text:p>
          </table:table-cell>
          <table:table-cell table:style-name="ce9" office:value-type="float" office:value="4033" calcext:value-type="float">
            <text:p>4033</text:p>
          </table:table-cell>
          <table:table-cell table:style-name="ce9" office:value-type="float" office:value="3360" calcext:value-type="float">
            <text:p>3360</text:p>
          </table:table-cell>
          <table:table-cell table:style-name="ce9" office:value-type="float" office:value="452" calcext:value-type="float">
            <text:p>452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284.4" calcext:value-type="float">
            <text:p>284,40</text:p>
          </table:table-cell>
          <table:table-cell table:style-name="ce32" table:formula="of:=[.C206]*([.I206]/[.E206])" office:value-type="float" office:value="389.357142857143" calcext:value-type="float">
            <text:p>389,36</text:p>
          </table:table-cell>
          <table:table-cell table:style-name="ce73" table:formula="of:=([.J206]/[.C206])*100" office:value-type="float" office:value="8.46428571428571" calcext:value-type="float">
            <text:p>8,46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oreline Malaga LED BRP102 LED55/740 II DM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4600" calcext:value-type="float">
            <text:p>4600</text:p>
          </table:table-cell>
          <table:table-cell table:style-name="ce10" office:value-type="float" office:value="4033" calcext:value-type="float">
            <text:p>4033</text:p>
          </table:table-cell>
          <table:table-cell table:style-name="ce10" office:value-type="float" office:value="3360" calcext:value-type="float">
            <text:p>3360</text:p>
          </table:table-cell>
          <table:table-cell table:style-name="ce10" office:value-type="float" office:value="452" calcext:value-type="float">
            <text:p>452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278.3" calcext:value-type="float">
            <text:p>278,30</text:p>
          </table:table-cell>
          <table:table-cell table:style-name="ce33" table:formula="of:=[.C207]*([.I207]/[.E207])" office:value-type="float" office:value="381.005952380952" calcext:value-type="float">
            <text:p>381,01</text:p>
          </table:table-cell>
          <table:table-cell table:style-name="ce74" table:formula="of:=([.J207]/[.C207])*100" office:value-type="float" office:value="8.2827380952381" calcext:value-type="float">
            <text:p>8,28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oreline Malaga LED BRP102 LED55/740 II DM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600" calcext:value-type="float">
            <text:p>4600</text:p>
          </table:table-cell>
          <table:table-cell table:style-name="ce11" office:value-type="float" office:value="4033" calcext:value-type="float">
            <text:p>4033</text:p>
          </table:table-cell>
          <table:table-cell table:style-name="ce11" office:value-type="float" office:value="3360" calcext:value-type="float">
            <text:p>3360</text:p>
          </table:table-cell>
          <table:table-cell table:style-name="ce11" office:value-type="float" office:value="452" calcext:value-type="float">
            <text:p>452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139.1" calcext:value-type="float">
            <text:p>139,10</text:p>
          </table:table-cell>
          <table:table-cell table:style-name="ce34" table:formula="of:=[.C208]*([.I208]/[.E208])" office:value-type="float" office:value="190.434523809524" calcext:value-type="float">
            <text:p>190,43</text:p>
          </table:table-cell>
          <table:table-cell table:style-name="ce75" table:formula="of:=([.J208]/[.C208])*100" office:value-type="float" office:value="4.13988095238095" calcext:value-type="float">
            <text:p>4,14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oreline Malaga LED BRP102 LED55/740 II DM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4033" calcext:value-type="float">
            <text:p>4033</text:p>
          </table:table-cell>
          <table:table-cell table:style-name="ce12" office:value-type="float" office:value="3360" calcext:value-type="float">
            <text:p>3360</text:p>
          </table:table-cell>
          <table:table-cell table:style-name="ce12" office:value-type="float" office:value="452" calcext:value-type="float">
            <text:p>452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272.9" calcext:value-type="float">
            <text:p>272,90</text:p>
          </table:table-cell>
          <table:table-cell table:style-name="ce35" table:formula="of:=[.C209]*([.I209]/[.E209])" office:value-type="float" office:value="373.613095238095" calcext:value-type="float">
            <text:p>373,61</text:p>
          </table:table-cell>
          <table:table-cell table:style-name="ce76" table:formula="of:=([.J209]/[.C209])*100" office:value-type="float" office:value="8.12202380952381" calcext:value-type="float">
            <text:p>8,12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Coreline Malaga LED BRP102 LED55/740 II DM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600" calcext:value-type="float">
            <text:p>4600</text:p>
          </table:table-cell>
          <table:table-cell table:style-name="ce13" office:value-type="float" office:value="4033" calcext:value-type="float">
            <text:p>4033</text:p>
          </table:table-cell>
          <table:table-cell table:style-name="ce13" office:value-type="float" office:value="3360" calcext:value-type="float">
            <text:p>3360</text:p>
          </table:table-cell>
          <table:table-cell table:style-name="ce13" office:value-type="float" office:value="452" calcext:value-type="float">
            <text:p>452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95.32" calcext:value-type="float">
            <text:p>95,32</text:p>
          </table:table-cell>
          <table:table-cell table:style-name="ce36" table:formula="of:=[.C210]*([.I210]/[.E210])" office:value-type="float" office:value="130.497619047619" calcext:value-type="float">
            <text:p>130,50</text:p>
          </table:table-cell>
          <table:table-cell table:style-name="ce77" table:formula="of:=([.J210]/[.C210])*100" office:value-type="float" office:value="2.83690476190476" calcext:value-type="float">
            <text:p>2,84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oreline Malaga LED BRP102 LED55/740 II DM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600" calcext:value-type="float">
            <text:p>4600</text:p>
          </table:table-cell>
          <table:table-cell table:style-name="ce3" office:value-type="float" office:value="4033" calcext:value-type="float">
            <text:p>4033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64.74" calcext:value-type="float">
            <text:p>64,74</text:p>
          </table:table-cell>
          <table:table-cell table:formula="of:=[.C211]*([.I211]/[.E211])" office:value-type="float" office:value="385.2574385511" calcext:value-type="float">
            <text:p>385,26</text:p>
          </table:table-cell>
          <table:table-cell table:style-name="ce67" table:formula="of:=([.J211]/[.C211])*100" office:value-type="float" office:value="8.3751617076326" calcext:value-type="float">
            <text:p>8,3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oreline Malaga LED BRP102 LED55/740 II DM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4600" calcext:value-type="float">
            <text:p>4600</text:p>
          </table:table-cell>
          <table:table-cell table:style-name="ce4" office:value-type="float" office:value="4033" calcext:value-type="float">
            <text:p>4033</text:p>
          </table:table-cell>
          <table:table-cell table:style-name="ce4" office:value-type="float" office:value="773" calcext:value-type="float">
            <text:p>773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6.88" calcext:value-type="float">
            <text:p>66,88</text:p>
          </table:table-cell>
          <table:table-cell table:style-name="ce27" table:formula="of:=[.C212]*([.I212]/[.E212])" office:value-type="float" office:value="397.992238033635" calcext:value-type="float">
            <text:p>397,99</text:p>
          </table:table-cell>
          <table:table-cell table:style-name="ce68" table:formula="of:=([.J212]/[.C212])*100" office:value-type="float" office:value="8.65200517464424" calcext:value-type="float">
            <text:p>8,65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oreline Malaga LED BRP102 LED55/740 II DM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600" calcext:value-type="float">
            <text:p>4600</text:p>
          </table:table-cell>
          <table:table-cell table:style-name="ce6" office:value-type="float" office:value="4033" calcext:value-type="float">
            <text:p>4033</text:p>
          </table:table-cell>
          <table:table-cell table:style-name="ce6" office:value-type="float" office:value="773" calcext:value-type="float">
            <text:p>773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86.02" calcext:value-type="float">
            <text:p>86,02</text:p>
          </table:table-cell>
          <table:table-cell table:style-name="ce28" table:formula="of:=[.C213]*([.I213]/[.E213])" office:value-type="float" office:value="511.891332470893" calcext:value-type="float">
            <text:p>511,89</text:p>
          </table:table-cell>
          <table:table-cell table:style-name="ce69" table:formula="of:=([.J213]/[.C213])*100" office:value-type="float" office:value="11.1280724450194" calcext:value-type="float">
            <text:p>11,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oreline Malaga LED BRP102 LED55/740 II DM</text:p>
          </table:table-cell>
          <table:table-cell office:value-type="float" office:value="160" calcext:value-type="float">
            <text:p>160</text:p>
          </table:table-cell>
          <table:table-cell office:value-type="float" office:value="4600" calcext:value-type="float">
            <text:p>4600</text:p>
          </table:table-cell>
          <table:table-cell office:value-type="float" office:value="4033" calcext:value-type="float">
            <text:p>4033</text:p>
          </table:table-cell>
          <table:table-cell office:value-type="float" office:value="773" calcext:value-type="float">
            <text:p>77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,00</text:p>
          </table:table-cell>
          <table:table-cell table:style-name="ce5" table:formula="of:=[.C214]*([.I214]/[.E214])" office:value-type="float" office:value="684.346701164295" calcext:value-type="float">
            <text:p>684,35</text:p>
          </table:table-cell>
          <table:table-cell table:style-name="ce70" table:formula="of:=([.J214]/[.C214])*100" office:value-type="float" office:value="14.8771021992238" calcext:value-type="float">
            <text:p>14,88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oreline Malaga LED BRP102 LED55/740 II DM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4033" calcext:value-type="float">
            <text:p>4033</text:p>
          </table:table-cell>
          <table:table-cell table:style-name="ce7" office:value-type="float" office:value="773" calcext:value-type="float">
            <text:p>773</text:p>
          </table:table-cell>
          <table:table-cell table:style-name="ce7" office:value-type="float" office:value="452" calcext:value-type="float">
            <text:p>452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67.95" calcext:value-type="float">
            <text:p>67,95</text:p>
          </table:table-cell>
          <table:table-cell table:style-name="ce30" table:formula="of:=[.C215]*([.I215]/[.E215])" office:value-type="float" office:value="404.359637774903" calcext:value-type="float">
            <text:p>404,36</text:p>
          </table:table-cell>
          <table:table-cell table:style-name="ce71" table:formula="of:=([.J215]/[.C215])*100" office:value-type="float" office:value="8.79042690815007" calcext:value-type="float">
            <text:p>8,79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oreline Malaga LED BRP102 LED55/740 II DM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4600" calcext:value-type="float">
            <text:p>4600</text:p>
          </table:table-cell>
          <table:table-cell table:style-name="ce8" office:value-type="float" office:value="4033" calcext:value-type="float">
            <text:p>4033</text:p>
          </table:table-cell>
          <table:table-cell table:style-name="ce8" office:value-type="float" office:value="773" calcext:value-type="float">
            <text:p>773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64.57" calcext:value-type="float">
            <text:p>64,57</text:p>
          </table:table-cell>
          <table:table-cell table:style-name="ce31" table:formula="of:=[.C216]*([.I216]/[.E216])" office:value-type="float" office:value="384.245795601552" calcext:value-type="float">
            <text:p>384,25</text:p>
          </table:table-cell>
          <table:table-cell table:style-name="ce72" table:formula="of:=([.J216]/[.C216])*100" office:value-type="float" office:value="8.35316946959896" calcext:value-type="float">
            <text:p>8,35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oreline Malaga LED BRP102 LED55/740 II DM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4600" calcext:value-type="float">
            <text:p>4600</text:p>
          </table:table-cell>
          <table:table-cell table:style-name="ce9" office:value-type="float" office:value="4033" calcext:value-type="float">
            <text:p>4033</text:p>
          </table:table-cell>
          <table:table-cell table:style-name="ce9" office:value-type="float" office:value="773" calcext:value-type="float">
            <text:p>773</text:p>
          </table:table-cell>
          <table:table-cell table:style-name="ce9" office:value-type="float" office:value="452" calcext:value-type="float">
            <text:p>452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87.87" calcext:value-type="float">
            <text:p>87,87</text:p>
          </table:table-cell>
          <table:table-cell table:style-name="ce32" table:formula="of:=[.C217]*([.I217]/[.E217])" office:value-type="float" office:value="522.900388098318" calcext:value-type="float">
            <text:p>522,90</text:p>
          </table:table-cell>
          <table:table-cell table:style-name="ce73" table:formula="of:=([.J217]/[.C217])*100" office:value-type="float" office:value="11.3673997412678" calcext:value-type="float">
            <text:p>11,37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oreline Malaga LED BRP102 LED55/740 II DM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4600" calcext:value-type="float">
            <text:p>4600</text:p>
          </table:table-cell>
          <table:table-cell table:style-name="ce10" office:value-type="float" office:value="4033" calcext:value-type="float">
            <text:p>4033</text:p>
          </table:table-cell>
          <table:table-cell table:style-name="ce10" office:value-type="float" office:value="773" calcext:value-type="float">
            <text:p>773</text:p>
          </table:table-cell>
          <table:table-cell table:style-name="ce10" office:value-type="float" office:value="452" calcext:value-type="float">
            <text:p>452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86.45" calcext:value-type="float">
            <text:p>86,45</text:p>
          </table:table-cell>
          <table:table-cell table:style-name="ce33" table:formula="of:=[.C218]*([.I218]/[.E218])" office:value-type="float" office:value="514.450194049159" calcext:value-type="float">
            <text:p>514,45</text:p>
          </table:table-cell>
          <table:table-cell table:style-name="ce74" table:formula="of:=([.J218]/[.C218])*100" office:value-type="float" office:value="11.1836998706339" calcext:value-type="float">
            <text:p>11,18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oreline Malaga LED BRP102 LED55/740 II DM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600" calcext:value-type="float">
            <text:p>4600</text:p>
          </table:table-cell>
          <table:table-cell table:style-name="ce11" office:value-type="float" office:value="4033" calcext:value-type="float">
            <text:p>4033</text:p>
          </table:table-cell>
          <table:table-cell table:style-name="ce11" office:value-type="float" office:value="773" calcext:value-type="float">
            <text:p>773</text:p>
          </table:table-cell>
          <table:table-cell table:style-name="ce11" office:value-type="float" office:value="452" calcext:value-type="float">
            <text:p>452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71.53" calcext:value-type="float">
            <text:p>71,53</text:p>
          </table:table-cell>
          <table:table-cell table:style-name="ce34" table:formula="of:=[.C219]*([.I219]/[.E219])" office:value-type="float" office:value="425.663648124192" calcext:value-type="float">
            <text:p>425,66</text:p>
          </table:table-cell>
          <table:table-cell table:style-name="ce75" table:formula="of:=([.J219]/[.C219])*100" office:value-type="float" office:value="9.25355756791721" calcext:value-type="float">
            <text:p>9,25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oreline Malaga LED BRP102 LED55/740 II DM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4033" calcext:value-type="float">
            <text:p>4033</text:p>
          </table:table-cell>
          <table:table-cell table:style-name="ce12" office:value-type="float" office:value="773" calcext:value-type="float">
            <text:p>773</text:p>
          </table:table-cell>
          <table:table-cell table:style-name="ce12" office:value-type="float" office:value="452" calcext:value-type="float">
            <text:p>452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86.52" calcext:value-type="float">
            <text:p>86,52</text:p>
          </table:table-cell>
          <table:table-cell table:style-name="ce35" table:formula="of:=[.C220]*([.I220]/[.E220])" office:value-type="float" office:value="514.866752910737" calcext:value-type="float">
            <text:p>514,87</text:p>
          </table:table-cell>
          <table:table-cell table:style-name="ce76" table:formula="of:=([.J220]/[.C220])*100" office:value-type="float" office:value="11.1927554980595" calcext:value-type="float">
            <text:p>11,19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Coreline Malaga LED BRP102 LED55/740 II DM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600" calcext:value-type="float">
            <text:p>4600</text:p>
          </table:table-cell>
          <table:table-cell table:style-name="ce13" office:value-type="float" office:value="4033" calcext:value-type="float">
            <text:p>4033</text:p>
          </table:table-cell>
          <table:table-cell table:style-name="ce13" office:value-type="float" office:value="773" calcext:value-type="float">
            <text:p>773</text:p>
          </table:table-cell>
          <table:table-cell table:style-name="ce13" office:value-type="float" office:value="452" calcext:value-type="float">
            <text:p>452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56.92" calcext:value-type="float">
            <text:p>56,92</text:p>
          </table:table-cell>
          <table:table-cell table:style-name="ce36" table:formula="of:=[.C221]*([.I221]/[.E221])" office:value-type="float" office:value="338.721862871928" calcext:value-type="float">
            <text:p>338,72</text:p>
          </table:table-cell>
          <table:table-cell table:style-name="ce77" table:formula="of:=([.J221]/[.C221])*100" office:value-type="float" office:value="7.36351875808538" calcext:value-type="float">
            <text:p>7,3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oreline Malaga LED BRP102 LED55/740 II DM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600" calcext:value-type="float">
            <text:p>4600</text:p>
          </table:table-cell>
          <table:table-cell table:style-name="ce3" office:value-type="float" office:value="4033" calcext:value-type="float">
            <text:p>4033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65.48" calcext:value-type="float">
            <text:p>65,48</text:p>
          </table:table-cell>
          <table:table-cell table:formula="of:=[.C222]*([.I222]/[.E222])" office:value-type="float" office:value="389.66106080207" calcext:value-type="float">
            <text:p>389,66</text:p>
          </table:table-cell>
          <table:table-cell table:style-name="ce67" table:formula="of:=([.J222]/[.C222])*100" office:value-type="float" office:value="8.47089262613195" calcext:value-type="float">
            <text:p>8,4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oreline Malaga LED BRP102 LED55/740 II DM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4600" calcext:value-type="float">
            <text:p>4600</text:p>
          </table:table-cell>
          <table:table-cell table:style-name="ce4" office:value-type="float" office:value="4033" calcext:value-type="float">
            <text:p>4033</text:p>
          </table:table-cell>
          <table:table-cell table:style-name="ce4" office:value-type="float" office:value="773" calcext:value-type="float">
            <text:p>773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1.12" calcext:value-type="float">
            <text:p>61,12</text:p>
          </table:table-cell>
          <table:table-cell table:style-name="ce27" table:formula="of:=[.C223]*([.I223]/[.E223])" office:value-type="float" office:value="363.715394566624" calcext:value-type="float">
            <text:p>363,72</text:p>
          </table:table-cell>
          <table:table-cell table:style-name="ce68" table:formula="of:=([.J223]/[.C223])*100" office:value-type="float" office:value="7.90685640362225" calcext:value-type="float">
            <text:p>7,91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oreline Malaga LED BRP102 LED55/740 II DM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600" calcext:value-type="float">
            <text:p>4600</text:p>
          </table:table-cell>
          <table:table-cell table:style-name="ce6" office:value-type="float" office:value="4033" calcext:value-type="float">
            <text:p>4033</text:p>
          </table:table-cell>
          <table:table-cell table:style-name="ce6" office:value-type="float" office:value="773" calcext:value-type="float">
            <text:p>773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83.98" calcext:value-type="float">
            <text:p>83,98</text:p>
          </table:table-cell>
          <table:table-cell table:style-name="ce28" table:formula="of:=[.C224]*([.I224]/[.E224])" office:value-type="float" office:value="499.751617076326" calcext:value-type="float">
            <text:p>499,75</text:p>
          </table:table-cell>
          <table:table-cell table:style-name="ce69" table:formula="of:=([.J224]/[.C224])*100" office:value-type="float" office:value="10.8641655886158" calcext:value-type="float">
            <text:p>10,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oreline Malaga LED BRP102 LED55/740 II DM</text:p>
          </table:table-cell>
          <table:table-cell office:value-type="float" office:value="160" calcext:value-type="float">
            <text:p>160</text:p>
          </table:table-cell>
          <table:table-cell office:value-type="float" office:value="4600" calcext:value-type="float">
            <text:p>4600</text:p>
          </table:table-cell>
          <table:table-cell office:value-type="float" office:value="4033" calcext:value-type="float">
            <text:p>4033</text:p>
          </table:table-cell>
          <table:table-cell office:value-type="float" office:value="773" calcext:value-type="float">
            <text:p>77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10.5" calcext:value-type="float">
            <text:p>110,50</text:p>
          </table:table-cell>
          <table:table-cell table:style-name="ce5" table:formula="of:=[.C225]*([.I225]/[.E225])" office:value-type="float" office:value="657.567917205692" calcext:value-type="float">
            <text:p>657,57</text:p>
          </table:table-cell>
          <table:table-cell table:style-name="ce70" table:formula="of:=([.J225]/[.C225])*100" office:value-type="float" office:value="14.2949547218629" calcext:value-type="float">
            <text:p>14,29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oreline Malaga LED BRP102 LED55/740 II DM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4033" calcext:value-type="float">
            <text:p>4033</text:p>
          </table:table-cell>
          <table:table-cell table:style-name="ce7" office:value-type="float" office:value="773" calcext:value-type="float">
            <text:p>773</text:p>
          </table:table-cell>
          <table:table-cell table:style-name="ce7" office:value-type="float" office:value="452" calcext:value-type="float">
            <text:p>452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69.94" calcext:value-type="float">
            <text:p>69,94</text:p>
          </table:table-cell>
          <table:table-cell table:style-name="ce30" table:formula="of:=[.C226]*([.I226]/[.E226])" office:value-type="float" office:value="416.201811125485" calcext:value-type="float">
            <text:p>416,20</text:p>
          </table:table-cell>
          <table:table-cell table:style-name="ce71" table:formula="of:=([.J226]/[.C226])*100" office:value-type="float" office:value="9.04786545924968" calcext:value-type="float">
            <text:p>9,05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oreline Malaga LED BRP102 LED55/740 II DM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4600" calcext:value-type="float">
            <text:p>4600</text:p>
          </table:table-cell>
          <table:table-cell table:style-name="ce8" office:value-type="float" office:value="4033" calcext:value-type="float">
            <text:p>4033</text:p>
          </table:table-cell>
          <table:table-cell table:style-name="ce8" office:value-type="float" office:value="773" calcext:value-type="float">
            <text:p>773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63.05" calcext:value-type="float">
            <text:p>63,05</text:p>
          </table:table-cell>
          <table:table-cell table:style-name="ce31" table:formula="of:=[.C227]*([.I227]/[.E227])" office:value-type="float" office:value="375.200517464424" calcext:value-type="float">
            <text:p>375,20</text:p>
          </table:table-cell>
          <table:table-cell table:style-name="ce72" table:formula="of:=([.J227]/[.C227])*100" office:value-type="float" office:value="8.15653298835705" calcext:value-type="float">
            <text:p>8,16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oreline Malaga LED BRP102 LED55/740 II DM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4600" calcext:value-type="float">
            <text:p>4600</text:p>
          </table:table-cell>
          <table:table-cell table:style-name="ce9" office:value-type="float" office:value="4033" calcext:value-type="float">
            <text:p>4033</text:p>
          </table:table-cell>
          <table:table-cell table:style-name="ce9" office:value-type="float" office:value="773" calcext:value-type="float">
            <text:p>773</text:p>
          </table:table-cell>
          <table:table-cell table:style-name="ce9" office:value-type="float" office:value="452" calcext:value-type="float">
            <text:p>452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57" office:value-type="float" office:value="93.19" calcext:value-type="float">
            <text:p>93,19</text:p>
          </table:table-cell>
          <table:table-cell table:style-name="ce32" table:formula="of:=[.C228]*([.I228]/[.E228])" office:value-type="float" office:value="554.558861578267" calcext:value-type="float">
            <text:p>554,56</text:p>
          </table:table-cell>
          <table:table-cell table:style-name="ce73" table:formula="of:=([.J228]/[.C228])*100" office:value-type="float" office:value="12.0556274256145" calcext:value-type="float">
            <text:p>12,06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oreline Malaga LED BRP102 LED55/740 II DM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4600" calcext:value-type="float">
            <text:p>4600</text:p>
          </table:table-cell>
          <table:table-cell table:style-name="ce10" office:value-type="float" office:value="4033" calcext:value-type="float">
            <text:p>4033</text:p>
          </table:table-cell>
          <table:table-cell table:style-name="ce10" office:value-type="float" office:value="773" calcext:value-type="float">
            <text:p>773</text:p>
          </table:table-cell>
          <table:table-cell table:style-name="ce10" office:value-type="float" office:value="452" calcext:value-type="float">
            <text:p>452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86.61" calcext:value-type="float">
            <text:p>86,61</text:p>
          </table:table-cell>
          <table:table-cell table:style-name="ce33" table:formula="of:=[.C229]*([.I229]/[.E229])" office:value-type="float" office:value="515.402328589909" calcext:value-type="float">
            <text:p>515,40</text:p>
          </table:table-cell>
          <table:table-cell table:style-name="ce74" table:formula="of:=([.J229]/[.C229])*100" office:value-type="float" office:value="11.2043984476067" calcext:value-type="float">
            <text:p>11,20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oreline Malaga LED BRP102 LED55/740 II DM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600" calcext:value-type="float">
            <text:p>4600</text:p>
          </table:table-cell>
          <table:table-cell table:style-name="ce11" office:value-type="float" office:value="4033" calcext:value-type="float">
            <text:p>4033</text:p>
          </table:table-cell>
          <table:table-cell table:style-name="ce11" office:value-type="float" office:value="773" calcext:value-type="float">
            <text:p>773</text:p>
          </table:table-cell>
          <table:table-cell table:style-name="ce11" office:value-type="float" office:value="452" calcext:value-type="float">
            <text:p>452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69.08" calcext:value-type="float">
            <text:p>69,08</text:p>
          </table:table-cell>
          <table:table-cell table:style-name="ce34" table:formula="of:=[.C230]*([.I230]/[.E230])" office:value-type="float" office:value="411.084087968952" calcext:value-type="float">
            <text:p>411,08</text:p>
          </table:table-cell>
          <table:table-cell table:style-name="ce75" table:formula="of:=([.J230]/[.C230])*100" office:value-type="float" office:value="8.9366106080207" calcext:value-type="float">
            <text:p>8,94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oreline Malaga LED BRP102 LED55/740 II DM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4033" calcext:value-type="float">
            <text:p>4033</text:p>
          </table:table-cell>
          <table:table-cell table:style-name="ce12" office:value-type="float" office:value="773" calcext:value-type="float">
            <text:p>773</text:p>
          </table:table-cell>
          <table:table-cell table:style-name="ce12" office:value-type="float" office:value="452" calcext:value-type="float">
            <text:p>452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86.72" calcext:value-type="float">
            <text:p>86,72</text:p>
          </table:table-cell>
          <table:table-cell table:style-name="ce35" table:formula="of:=[.C231]*([.I231]/[.E231])" office:value-type="float" office:value="516.056921086675" calcext:value-type="float">
            <text:p>516,06</text:p>
          </table:table-cell>
          <table:table-cell table:style-name="ce76" table:formula="of:=([.J231]/[.C231])*100" office:value-type="float" office:value="11.2186287192756" calcext:value-type="float">
            <text:p>11,22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Coreline Malaga LED BRP102 LED55/740 II DM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600" calcext:value-type="float">
            <text:p>4600</text:p>
          </table:table-cell>
          <table:table-cell table:style-name="ce13" office:value-type="float" office:value="4033" calcext:value-type="float">
            <text:p>4033</text:p>
          </table:table-cell>
          <table:table-cell table:style-name="ce13" office:value-type="float" office:value="773" calcext:value-type="float">
            <text:p>773</text:p>
          </table:table-cell>
          <table:table-cell table:style-name="ce13" office:value-type="float" office:value="452" calcext:value-type="float">
            <text:p>452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59.29" calcext:value-type="float">
            <text:p>59,29</text:p>
          </table:table-cell>
          <table:table-cell table:style-name="ce36" table:formula="of:=[.C232]*([.I232]/[.E232])" office:value-type="float" office:value="352.825355756792" calcext:value-type="float">
            <text:p>352,83</text:p>
          </table:table-cell>
          <table:table-cell table:style-name="ce77" table:formula="of:=([.J232]/[.C232])*100" office:value-type="float" office:value="7.67011642949547" calcext:value-type="float">
            <text:p>7,67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Quijote BRP400 LED54-4s/740dm5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400" calcext:value-type="float">
            <text:p>5400</text:p>
          </table:table-cell>
          <table:table-cell table:style-name="ce3" office:value-type="float" office:value="4257" calcext:value-type="float">
            <text:p>4257</text:p>
          </table:table-cell>
          <table:table-cell table:style-name="ce3" office:value-type="float" office:value="1633" calcext:value-type="float">
            <text:p>163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46.36" calcext:value-type="float">
            <text:p>46,36</text:p>
          </table:table-cell>
          <table:table-cell table:formula="of:=[.C233]*([.I233]/[.E233])" office:value-type="float" office:value="153.303123086344" calcext:value-type="float">
            <text:p>153,30</text:p>
          </table:table-cell>
          <table:table-cell table:formula="of:=([.J233]/[.C233])*100" office:value-type="float" office:value="2.83894672382119" calcext:value-type="float">
            <text:p>2,8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Quijote BRP400 LED54-4s/740dm5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400" calcext:value-type="float">
            <text:p>5400</text:p>
          </table:table-cell>
          <table:table-cell table:style-name="ce4" office:value-type="float" office:value="4257" calcext:value-type="float">
            <text:p>4257</text:p>
          </table:table-cell>
          <table:table-cell table:style-name="ce4" office:value-type="float" office:value="1633" calcext:value-type="float">
            <text:p>1633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75.05" calcext:value-type="float">
            <text:p>75,05</text:p>
          </table:table-cell>
          <table:table-cell table:style-name="ce27" table:formula="of:=[.C234]*([.I234]/[.E234])" office:value-type="float" office:value="248.175137783221" calcext:value-type="float">
            <text:p>248,18</text:p>
          </table:table-cell>
          <table:table-cell table:style-name="ce27" table:formula="of:=([.J234]/[.C234])*100" office:value-type="float" office:value="4.59583588487446" calcext:value-type="float">
            <text:p>4,60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Quijote BRP400 LED54-4s/740dm5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5400" calcext:value-type="float">
            <text:p>5400</text:p>
          </table:table-cell>
          <table:table-cell table:style-name="ce6" office:value-type="float" office:value="4257" calcext:value-type="float">
            <text:p>4257</text:p>
          </table:table-cell>
          <table:table-cell table:style-name="ce6" office:value-type="float" office:value="1633" calcext:value-type="float">
            <text:p>1633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19.3" calcext:value-type="float">
            <text:p>119,30</text:p>
          </table:table-cell>
          <table:table-cell table:style-name="ce28" table:formula="of:=[.C235]*([.I235]/[.E235])" office:value-type="float" office:value="394.500918554807" calcext:value-type="float">
            <text:p>394,50</text:p>
          </table:table-cell>
          <table:table-cell table:style-name="ce28" table:formula="of:=([.J235]/[.C235])*100" office:value-type="float" office:value="7.30557256582976" calcext:value-type="float">
            <text:p>7,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Quijote BRP400 LED54-4s/740dm50</text:p>
          </table:table-cell>
          <table:table-cell office:value-type="float" office:value="80" calcext:value-type="float">
            <text:p>80</text:p>
          </table:table-cell>
          <table:table-cell office:value-type="float" office:value="5400" calcext:value-type="float">
            <text:p>5400</text:p>
          </table:table-cell>
          <table:table-cell office:value-type="float" office:value="4257" calcext:value-type="float">
            <text:p>4257</text:p>
          </table:table-cell>
          <table:table-cell office:value-type="float" office:value="1633" calcext:value-type="float">
            <text:p>163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52.7" calcext:value-type="float">
            <text:p>152,70</text:p>
          </table:table-cell>
          <table:table-cell table:style-name="ce5" table:formula="of:=[.C236]*([.I236]/[.E236])" office:value-type="float" office:value="504.947948560931" calcext:value-type="float">
            <text:p>504,95</text:p>
          </table:table-cell>
          <table:table-cell table:style-name="ce5" table:formula="of:=([.J236]/[.C236])*100" office:value-type="float" office:value="9.35088793631353" calcext:value-type="float">
            <text:p>9,35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Quijote BRP400 LED54-4s/740dm5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4257" calcext:value-type="float">
            <text:p>4257</text:p>
          </table:table-cell>
          <table:table-cell table:style-name="ce7" office:value-type="float" office:value="1633" calcext:value-type="float">
            <text:p>1633</text:p>
          </table:table-cell>
          <table:table-cell table:style-name="ce7" office:value-type="float" office:value="444" calcext:value-type="float">
            <text:p>444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54.36" calcext:value-type="float">
            <text:p>54,36</text:p>
          </table:table-cell>
          <table:table-cell table:style-name="ce30" table:formula="of:=[.C237]*([.I237]/[.E237])" office:value-type="float" office:value="179.757501530925" calcext:value-type="float">
            <text:p>179,76</text:p>
          </table:table-cell>
          <table:table-cell table:style-name="ce30" table:formula="of:=([.J237]/[.C237])*100" office:value-type="float" office:value="3.32884262094305" calcext:value-type="float">
            <text:p>3,33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Quijote BRP400 LED54-4s/740dm5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400" calcext:value-type="float">
            <text:p>5400</text:p>
          </table:table-cell>
          <table:table-cell table:style-name="ce8" office:value-type="float" office:value="4257" calcext:value-type="float">
            <text:p>4257</text:p>
          </table:table-cell>
          <table:table-cell table:style-name="ce8" office:value-type="float" office:value="1633" calcext:value-type="float">
            <text:p>1633</text:p>
          </table:table-cell>
          <table:table-cell table:style-name="ce8" office:value-type="float" office:value="444" calcext:value-type="float">
            <text:p>444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49.78" calcext:value-type="float">
            <text:p>49,78</text:p>
          </table:table-cell>
          <table:table-cell table:style-name="ce31" table:formula="of:=[.C238]*([.I238]/[.E238])" office:value-type="float" office:value="164.612369871402" calcext:value-type="float">
            <text:p>164,61</text:p>
          </table:table-cell>
          <table:table-cell table:style-name="ce31" table:formula="of:=([.J238]/[.C238])*10[$Hoja1.A335:$Hoja1.K1674]" office:value-type="string" office:string-value="" calcext:value-type="error">
            <text:p>Err:509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Quijote BRP400 LED54-4s/740dm5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5400" calcext:value-type="float">
            <text:p>5400</text:p>
          </table:table-cell>
          <table:table-cell table:style-name="ce9" office:value-type="float" office:value="4257" calcext:value-type="float">
            <text:p>4257</text:p>
          </table:table-cell>
          <table:table-cell table:style-name="ce9" office:value-type="float" office:value="1633" calcext:value-type="float">
            <text:p>1633</text:p>
          </table:table-cell>
          <table:table-cell table:style-name="ce9" office:value-type="float" office:value="444" calcext:value-type="float">
            <text:p>444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152.24" calcext:value-type="float">
            <text:p>152,24</text:p>
          </table:table-cell>
          <table:table-cell table:style-name="ce32" table:formula="of:=[.C239]*([.I239]/[.E239])" office:value-type="float" office:value="503.426821800367" calcext:value-type="float">
            <text:p>503,43</text:p>
          </table:table-cell>
          <table:table-cell table:style-name="ce32" table:formula="of:=([.J239]/[.C239])*100" office:value-type="float" office:value="9.32271892222903" calcext:value-type="float">
            <text:p>9,32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Quijote BRP400 LED54-4s/740dm5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5400" calcext:value-type="float">
            <text:p>5400</text:p>
          </table:table-cell>
          <table:table-cell table:style-name="ce10" office:value-type="float" office:value="4257" calcext:value-type="float">
            <text:p>4257</text:p>
          </table:table-cell>
          <table:table-cell table:style-name="ce10" office:value-type="float" office:value="1633" calcext:value-type="float">
            <text:p>1633</text:p>
          </table:table-cell>
          <table:table-cell table:style-name="ce10" office:value-type="float" office:value="444" calcext:value-type="float">
            <text:p>444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130.1" calcext:value-type="float">
            <text:p>130,10</text:p>
          </table:table-cell>
          <table:table-cell table:style-name="ce33" table:formula="of:=[.C240]*([.I240]/[.E240])" office:value-type="float" office:value="430.214329454991" calcext:value-type="float">
            <text:p>430,21</text:p>
          </table:table-cell>
          <table:table-cell table:style-name="ce33" table:formula="of:=([.J240]/[.C240])*100" office:value-type="float" office:value="7.96693202694427" calcext:value-type="float">
            <text:p>7,97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Quijote BRP400 LED54-4s/740dm5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400" calcext:value-type="float">
            <text:p>5400</text:p>
          </table:table-cell>
          <table:table-cell table:style-name="ce11" office:value-type="float" office:value="4257" calcext:value-type="float">
            <text:p>4257</text:p>
          </table:table-cell>
          <table:table-cell table:style-name="ce11" office:value-type="float" office:value="1633" calcext:value-type="float">
            <text:p>1633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99.8" calcext:value-type="float">
            <text:p>99,80</text:p>
          </table:table-cell>
          <table:table-cell table:style-name="ce34" table:formula="of:=[.C241]*([.I241]/[.E241])" office:value-type="float" office:value="330.018371096142" calcext:value-type="float">
            <text:p>330,02</text:p>
          </table:table-cell>
          <table:table-cell table:style-name="ce34" table:formula="of:=([.J241]/[.C241])*100" office:value-type="float" office:value="6.11145131659522" calcext:value-type="float">
            <text:p>6,11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Quijote BRP400 LED54-4s/740dm5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5400" calcext:value-type="float">
            <text:p>5400</text:p>
          </table:table-cell>
          <table:table-cell table:style-name="ce12" office:value-type="float" office:value="4257" calcext:value-type="float">
            <text:p>4257</text:p>
          </table:table-cell>
          <table:table-cell table:style-name="ce12" office:value-type="float" office:value="1633" calcext:value-type="float">
            <text:p>1633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149.4" calcext:value-type="float">
            <text:p>149,40</text:p>
          </table:table-cell>
          <table:table-cell table:style-name="ce35" table:formula="of:=[.C242]*([.I242]/[.E242])" office:value-type="float" office:value="494.035517452541" calcext:value-type="float">
            <text:p>494,04</text:p>
          </table:table-cell>
          <table:table-cell table:style-name="ce35" table:formula="of:=([.J242]/[.C242])*100" office:value-type="float" office:value="9.14880587875077" calcext:value-type="float">
            <text:p>9,15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Quijote BRP400 LED54-4s/740dm5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5400" calcext:value-type="float">
            <text:p>5400</text:p>
          </table:table-cell>
          <table:table-cell table:style-name="ce13" office:value-type="float" office:value="4257" calcext:value-type="float">
            <text:p>4257</text:p>
          </table:table-cell>
          <table:table-cell table:style-name="ce13" office:value-type="float" office:value="1633" calcext:value-type="float">
            <text:p>1633</text:p>
          </table:table-cell>
          <table:table-cell table:style-name="ce13" office:value-type="float" office:value="444" calcext:value-type="float">
            <text:p>444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65.36" calcext:value-type="float">
            <text:p>65,36</text:p>
          </table:table-cell>
          <table:table-cell table:style-name="ce36" table:formula="of:=[.C243]*([.I243]/[.E243])" office:value-type="float" office:value="216.132271892223" calcext:value-type="float">
            <text:p>216,13</text:p>
          </table:table-cell>
          <table:table-cell table:style-name="ce36" table:formula="of:=([.J243]/[.C243])*100" office:value-type="float" office:value="4.00244947948561" calcext:value-type="float">
            <text:p>4,00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Quijote BRP400 LED54-4s/740dm5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400" calcext:value-type="float">
            <text:p>5400</text:p>
          </table:table-cell>
          <table:table-cell table:style-name="ce3" office:value-type="float" office:value="4257" calcext:value-type="float">
            <text:p>4257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26.87" calcext:value-type="float">
            <text:p>26,87</text:p>
          </table:table-cell>
          <table:table-cell table:formula="of:=[.C244]*([.I244]/[.E244])" office:value-type="float" office:value="363.654135338346" calcext:value-type="float">
            <text:p>363,65</text:p>
          </table:table-cell>
          <table:table-cell table:formula="of:=([.J244]/[.C244])*100" office:value-type="float" office:value="6.734335839599" calcext:value-type="float">
            <text:p>6,7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Quijote BRP400 LED54-4s/740dm5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5400" calcext:value-type="float">
            <text:p>5400</text:p>
          </table:table-cell>
          <table:table-cell table:style-name="ce4" office:value-type="float" office:value="4257" calcext:value-type="float">
            <text:p>4257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31.5" calcext:value-type="float">
            <text:p>31,50</text:p>
          </table:table-cell>
          <table:table-cell table:style-name="ce27" table:formula="of:=[.C245]*([.I245]/[.E245])" office:value-type="float" office:value="426.315789473684" calcext:value-type="float">
            <text:p>426,32</text:p>
          </table:table-cell>
          <table:table-cell table:style-name="ce27" table:formula="of:=([.J245]/[.C245])*100" office:value-type="float" office:value="7.89473684210526" calcext:value-type="float">
            <text:p>7,89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Quijote BRP400 LED54-4s/740dm5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5400" calcext:value-type="float">
            <text:p>5400</text:p>
          </table:table-cell>
          <table:table-cell table:style-name="ce6" office:value-type="float" office:value="4257" calcext:value-type="float">
            <text:p>4257</text:p>
          </table:table-cell>
          <table:table-cell table:style-name="ce6" office:value-type="float" office:value="399" calcext:value-type="float">
            <text:p>399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45.24" calcext:value-type="float">
            <text:p>45,24</text:p>
          </table:table-cell>
          <table:table-cell table:style-name="ce28" table:formula="of:=[.C246]*([.I246]/[.E246])" office:value-type="float" office:value="612.270676691729" calcext:value-type="float">
            <text:p>612,27</text:p>
          </table:table-cell>
          <table:table-cell table:style-name="ce28" table:formula="of:=([.J246]/[.C246])*100" office:value-type="float" office:value="11.3383458646617" calcext:value-type="float">
            <text:p>11,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Quijote BRP400 LED54-4s/740dm50</text:p>
          </table:table-cell>
          <table:table-cell office:value-type="float" office:value="160" calcext:value-type="float">
            <text:p>160</text:p>
          </table:table-cell>
          <table:table-cell office:value-type="float" office:value="5400" calcext:value-type="float">
            <text:p>5400</text:p>
          </table:table-cell>
          <table:table-cell office:value-type="float" office:value="4257" calcext:value-type="float">
            <text:p>4257</text:p>
          </table:table-cell>
          <table:table-cell office:value-type="float" office:value="399" calcext:value-type="float">
            <text:p>399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55.27" calcext:value-type="float">
            <text:p>55,27</text:p>
          </table:table-cell>
          <table:table-cell table:style-name="ce5" table:formula="of:=[.C247]*([.I247]/[.E247])" office:value-type="float" office:value="748.015037593985" calcext:value-type="float">
            <text:p>748,02</text:p>
          </table:table-cell>
          <table:table-cell table:style-name="ce5" table:formula="of:=([.J247]/[.C247])*100" office:value-type="float" office:value="13.8521303258145" calcext:value-type="float">
            <text:p>13,85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Quijote BRP400 LED54-4s/740dm5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4257" calcext:value-type="float">
            <text:p>4257</text:p>
          </table:table-cell>
          <table:table-cell table:style-name="ce7" office:value-type="float" office:value="399" calcext:value-type="float">
            <text:p>399</text:p>
          </table:table-cell>
          <table:table-cell table:style-name="ce7" office:value-type="float" office:value="444" calcext:value-type="float">
            <text:p>444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34.43" calcext:value-type="float">
            <text:p>34,43</text:p>
          </table:table-cell>
          <table:table-cell table:style-name="ce30" table:formula="of:=[.C248]*([.I248]/[.E248])" office:value-type="float" office:value="465.96992481203" calcext:value-type="float">
            <text:p>465,97</text:p>
          </table:table-cell>
          <table:table-cell table:style-name="ce30" table:formula="of:=([.J248]/[.C248])*100" office:value-type="float" office:value="8.62907268170426" calcext:value-type="float">
            <text:p>8,63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Quijote BRP400 LED54-4s/740dm5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5400" calcext:value-type="float">
            <text:p>5400</text:p>
          </table:table-cell>
          <table:table-cell table:style-name="ce8" office:value-type="float" office:value="4257" calcext:value-type="float">
            <text:p>4257</text:p>
          </table:table-cell>
          <table:table-cell table:style-name="ce8" office:value-type="float" office:value="399" calcext:value-type="float">
            <text:p>399</text:p>
          </table:table-cell>
          <table:table-cell table:style-name="ce8" office:value-type="float" office:value="444" calcext:value-type="float">
            <text:p>444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33.05" calcext:value-type="float">
            <text:p>33,05</text:p>
          </table:table-cell>
          <table:table-cell table:style-name="ce31" table:formula="of:=[.C249]*([.I249]/[.E249])" office:value-type="float" office:value="447.293233082707" calcext:value-type="float">
            <text:p>447,29</text:p>
          </table:table-cell>
          <table:table-cell table:style-name="ce31" table:formula="of:=([.J249]/[.C249])*100" office:value-type="float" office:value="8.28320802005012" calcext:value-type="float">
            <text:p>8,28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Quijote BRP400 LED54-4s/740dm5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5400" calcext:value-type="float">
            <text:p>5400</text:p>
          </table:table-cell>
          <table:table-cell table:style-name="ce9" office:value-type="float" office:value="4257" calcext:value-type="float">
            <text:p>4257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444" calcext:value-type="float">
            <text:p>444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47.16" calcext:value-type="float">
            <text:p>47,16</text:p>
          </table:table-cell>
          <table:table-cell table:style-name="ce32" table:formula="of:=[.C250]*([.I250]/[.E250])" office:value-type="float" office:value="638.255639097744" calcext:value-type="float">
            <text:p>638,26</text:p>
          </table:table-cell>
          <table:table-cell table:style-name="ce32" table:formula="of:=([.J250]/[.C250])*100" office:value-type="float" office:value="11.8195488721805" calcext:value-type="float">
            <text:p>11,82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Quijote BRP400 LED54-4s/740dm5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5400" calcext:value-type="float">
            <text:p>5400</text:p>
          </table:table-cell>
          <table:table-cell table:style-name="ce10" office:value-type="float" office:value="4257" calcext:value-type="float">
            <text:p>4257</text:p>
          </table:table-cell>
          <table:table-cell table:style-name="ce10" office:value-type="float" office:value="399" calcext:value-type="float">
            <text:p>399</text:p>
          </table:table-cell>
          <table:table-cell table:style-name="ce10" office:value-type="float" office:value="444" calcext:value-type="float">
            <text:p>444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40.1" calcext:value-type="float">
            <text:p>40,10</text:p>
          </table:table-cell>
          <table:table-cell table:style-name="ce33" table:formula="of:=[.C251]*([.I251]/[.E251])" office:value-type="float" office:value="542.706766917293" calcext:value-type="float">
            <text:p>542,71</text:p>
          </table:table-cell>
          <table:table-cell table:style-name="ce33" table:formula="of:=([.J251]/[.C251])*100" office:value-type="float" office:value="10.0501253132832" calcext:value-type="float">
            <text:p>10,05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Quijote BRP400 LED54-4s/740dm5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5400" calcext:value-type="float">
            <text:p>5400</text:p>
          </table:table-cell>
          <table:table-cell table:style-name="ce11" office:value-type="float" office:value="4257" calcext:value-type="float">
            <text:p>4257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34.97" calcext:value-type="float">
            <text:p>34,97</text:p>
          </table:table-cell>
          <table:table-cell table:style-name="ce34" table:formula="of:=[.C252]*([.I252]/[.E252])" office:value-type="float" office:value="473.278195488722" calcext:value-type="float">
            <text:p>473,28</text:p>
          </table:table-cell>
          <table:table-cell table:style-name="ce34" table:formula="of:=([.J252]/[.C252])*100" office:value-type="float" office:value="8.76441102756892" calcext:value-type="float">
            <text:p>8,76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Quijote BRP400 LED54-4s/740dm50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5400" calcext:value-type="float">
            <text:p>5400</text:p>
          </table:table-cell>
          <table:table-cell table:style-name="ce12" office:value-type="float" office:value="4257" calcext:value-type="float">
            <text:p>4257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40.57" calcext:value-type="float">
            <text:p>40,57</text:p>
          </table:table-cell>
          <table:table-cell table:style-name="ce35" table:formula="of:=[.C253]*([.I253]/[.E253])" office:value-type="float" office:value="549.067669172932" calcext:value-type="float">
            <text:p>549,07</text:p>
          </table:table-cell>
          <table:table-cell table:style-name="ce35" table:formula="of:=([.J253]/[.C253])*100" office:value-type="float" office:value="10.1679197994987" calcext:value-type="float">
            <text:p>10,17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Quijote BRP400 LED54-4s/740dm50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5400" calcext:value-type="float">
            <text:p>5400</text:p>
          </table:table-cell>
          <table:table-cell table:style-name="ce13" office:value-type="float" office:value="4257" calcext:value-type="float">
            <text:p>4257</text:p>
          </table:table-cell>
          <table:table-cell table:style-name="ce13" office:value-type="float" office:value="399" calcext:value-type="float">
            <text:p>399</text:p>
          </table:table-cell>
          <table:table-cell table:style-name="ce13" office:value-type="float" office:value="444" calcext:value-type="float">
            <text:p>444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33.47" calcext:value-type="float">
            <text:p>33,47</text:p>
          </table:table-cell>
          <table:table-cell table:style-name="ce36" table:formula="of:=[.C254]*([.I254]/[.E254])" office:value-type="float" office:value="452.977443609023" calcext:value-type="float">
            <text:p>452,98</text:p>
          </table:table-cell>
          <table:table-cell table:style-name="ce36" table:formula="of:=([.J254]/[.C254])*100" office:value-type="float" office:value="8.38847117794486" calcext:value-type="float">
            <text:p>8,39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learWay BGP303 LED35-4S/74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4144" calcext:value-type="float">
            <text:p>4144</text:p>
          </table:table-cell>
          <table:table-cell table:style-name="ce3" office:value-type="float" office:value="1473" calcext:value-type="float">
            <text:p>1473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35.62" calcext:value-type="float">
            <text:p>35,62</text:p>
          </table:table-cell>
          <table:table-cell table:formula="of:=([.I255]/[.B255])*100" office:value-type="float" office:value="44.525" calcext:value-type="float">
            <text:p>44,53</text:p>
          </table:table-cell>
          <table:table-cell table:formula="of:=([.J255]/[.C255])*100" office:value-type="float" office:value="1.27214285714286" calcext:value-type="float">
            <text:p>1,2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learWay BGP303 LED35-4S/74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500" calcext:value-type="float">
            <text:p>3500</text:p>
          </table:table-cell>
          <table:table-cell table:style-name="ce4" office:value-type="float" office:value="4144" calcext:value-type="float">
            <text:p>4144</text:p>
          </table:table-cell>
          <table:table-cell table:style-name="ce4" office:value-type="float" office:value="1473" calcext:value-type="float">
            <text:p>1473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9.83" calcext:value-type="float">
            <text:p>69,83</text:p>
          </table:table-cell>
          <table:table-cell table:style-name="ce27" table:formula="of:=([.I256]/[.B256])*100" office:value-type="float" office:value="87.2875" calcext:value-type="float">
            <text:p>87,29</text:p>
          </table:table-cell>
          <table:table-cell table:style-name="ce27" table:formula="of:=([.J256]/[.C256])*100" office:value-type="float" office:value="2.49392857142857" calcext:value-type="float">
            <text:p>2,49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learWay BGP303 LED35-4S/74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500" calcext:value-type="float">
            <text:p>3500</text:p>
          </table:table-cell>
          <table:table-cell table:style-name="ce6" office:value-type="float" office:value="4144" calcext:value-type="float">
            <text:p>4144</text:p>
          </table:table-cell>
          <table:table-cell table:style-name="ce6" office:value-type="float" office:value="1473" calcext:value-type="float">
            <text:p>1473</text:p>
          </table:table-cell>
          <table:table-cell table:style-name="ce6" office:value-type="float" office:value="442" calcext:value-type="float">
            <text:p>442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25.3" calcext:value-type="float">
            <text:p>125,30</text:p>
          </table:table-cell>
          <table:table-cell table:style-name="ce28" table:formula="of:=([.I257]/[.B257])*100" office:value-type="float" office:value="156.625" calcext:value-type="float">
            <text:p>156,63</text:p>
          </table:table-cell>
          <table:table-cell table:style-name="ce28" table:formula="of:=([.J257]/[.C257])*100" office:value-type="float" office:value="4.475" calcext:value-type="float">
            <text:p>4,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learWay BGP303 LED35-4S/740</text:p>
          </table:table-cell>
          <table:table-cell office:value-type="float" office:value="80" calcext:value-type="float">
            <text:p>80</text:p>
          </table:table-cell>
          <table:table-cell office:value-type="float" office:value="3500" calcext:value-type="float">
            <text:p>3500</text:p>
          </table:table-cell>
          <table:table-cell office:value-type="float" office:value="4144" calcext:value-type="float">
            <text:p>4144</text:p>
          </table:table-cell>
          <table:table-cell office:value-type="float" office:value="1473" calcext:value-type="float">
            <text:p>147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209" calcext:value-type="float">
            <text:p>209,00</text:p>
          </table:table-cell>
          <table:table-cell table:style-name="ce5" table:formula="of:=([.I258]/[.B258])*100" office:value-type="float" office:value="261.25" calcext:value-type="float">
            <text:p>261,25</text:p>
          </table:table-cell>
          <table:table-cell table:style-name="ce5" table:formula="of:=([.J258]/[.C258])*100" office:value-type="float" office:value="7.46428571428572" calcext:value-type="float">
            <text:p>7,46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learWay BGP303 LED35-4S/74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4144" calcext:value-type="float">
            <text:p>4144</text:p>
          </table:table-cell>
          <table:table-cell table:style-name="ce7" office:value-type="float" office:value="1473" calcext:value-type="float">
            <text:p>1473</text:p>
          </table:table-cell>
          <table:table-cell table:style-name="ce7" office:value-type="float" office:value="442" calcext:value-type="float">
            <text:p>442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51.42" calcext:value-type="float">
            <text:p>51,42</text:p>
          </table:table-cell>
          <table:table-cell table:style-name="ce30" table:formula="of:=([.I259]/[.B259])*100" office:value-type="float" office:value="64.275" calcext:value-type="float">
            <text:p>64,28</text:p>
          </table:table-cell>
          <table:table-cell table:style-name="ce30" table:formula="of:=([.J259]/[.C259])*100" office:value-type="float" office:value="1.83642857142857" calcext:value-type="float">
            <text:p>1,84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learWay BGP303 LED35-4S/74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500" calcext:value-type="float">
            <text:p>3500</text:p>
          </table:table-cell>
          <table:table-cell table:style-name="ce8" office:value-type="float" office:value="4144" calcext:value-type="float">
            <text:p>4144</text:p>
          </table:table-cell>
          <table:table-cell table:style-name="ce8" office:value-type="float" office:value="1473" calcext:value-type="float">
            <text:p>1473</text:p>
          </table:table-cell>
          <table:table-cell table:style-name="ce8" office:value-type="float" office:value="442" calcext:value-type="float">
            <text:p>442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53.79" calcext:value-type="float">
            <text:p>53,79</text:p>
          </table:table-cell>
          <table:table-cell table:style-name="ce31" table:formula="of:=([.I260]/[.B260])*100" office:value-type="float" office:value="67.2375" calcext:value-type="float">
            <text:p>67,24</text:p>
          </table:table-cell>
          <table:table-cell table:style-name="ce31" table:formula="of:=([.J260]/[.C260])*100" office:value-type="float" office:value="1.92107142857143" calcext:value-type="float">
            <text:p>1,92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learWay BGP303 LED35-4S/74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3500" calcext:value-type="float">
            <text:p>3500</text:p>
          </table:table-cell>
          <table:table-cell table:style-name="ce9" office:value-type="float" office:value="4144" calcext:value-type="float">
            <text:p>4144</text:p>
          </table:table-cell>
          <table:table-cell table:style-name="ce9" office:value-type="float" office:value="1473" calcext:value-type="float">
            <text:p>1473</text:p>
          </table:table-cell>
          <table:table-cell table:style-name="ce9" office:value-type="float" office:value="442" calcext:value-type="float">
            <text:p>442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145.84" calcext:value-type="float">
            <text:p>145,84</text:p>
          </table:table-cell>
          <table:table-cell table:style-name="ce32" table:formula="of:=([.I261]/[.B261])*100" office:value-type="float" office:value="182.3" calcext:value-type="float">
            <text:p>182,30</text:p>
          </table:table-cell>
          <table:table-cell table:style-name="ce32" table:formula="of:=([.J261]/[.C261])*100" office:value-type="float" office:value="5.20857142857143" calcext:value-type="float">
            <text:p>5,21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learWay BGP303 LED35-4S/74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4144" calcext:value-type="float">
            <text:p>4144</text:p>
          </table:table-cell>
          <table:table-cell table:style-name="ce10" office:value-type="float" office:value="1473" calcext:value-type="float">
            <text:p>1473</text:p>
          </table:table-cell>
          <table:table-cell table:style-name="ce10" office:value-type="float" office:value="442" calcext:value-type="float">
            <text:p>442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128.44" calcext:value-type="float">
            <text:p>128,44</text:p>
          </table:table-cell>
          <table:table-cell table:style-name="ce33" table:formula="of:=([.I262]/[.B262])*100" office:value-type="float" office:value="160.55" calcext:value-type="float">
            <text:p>160,55</text:p>
          </table:table-cell>
          <table:table-cell table:style-name="ce33" table:formula="of:=([.J262]/[.C262])*100" office:value-type="float" office:value="4.58714285714286" calcext:value-type="float">
            <text:p>4,59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learWay BGP303 LED35-4S/7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500" calcext:value-type="float">
            <text:p>3500</text:p>
          </table:table-cell>
          <table:table-cell table:style-name="ce11" office:value-type="float" office:value="4144" calcext:value-type="float">
            <text:p>4144</text:p>
          </table:table-cell>
          <table:table-cell table:style-name="ce11" office:value-type="float" office:value="1473" calcext:value-type="float">
            <text:p>1473</text:p>
          </table:table-cell>
          <table:table-cell table:style-name="ce11" office:value-type="float" office:value="442" calcext:value-type="float">
            <text:p>442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67.23" calcext:value-type="float">
            <text:p>67,23</text:p>
          </table:table-cell>
          <table:table-cell table:style-name="ce34" table:formula="of:=([.I263]/[.B263])*100" office:value-type="float" office:value="84.0375" calcext:value-type="float">
            <text:p>84,04</text:p>
          </table:table-cell>
          <table:table-cell table:style-name="ce34" table:formula="of:=([.J263]/[.C263])*100" office:value-type="float" office:value="2.40107142857143" calcext:value-type="float">
            <text:p>2,40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learWay BGP303 LED35-4S/74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4144" calcext:value-type="float">
            <text:p>4144</text:p>
          </table:table-cell>
          <table:table-cell table:style-name="ce12" office:value-type="float" office:value="1473" calcext:value-type="float">
            <text:p>1473</text:p>
          </table:table-cell>
          <table:table-cell table:style-name="ce12" office:value-type="float" office:value="442" calcext:value-type="float">
            <text:p>442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134.75" calcext:value-type="float">
            <text:p>134,75</text:p>
          </table:table-cell>
          <table:table-cell table:style-name="ce35" table:formula="of:=([.I264]/[.B264])*100" office:value-type="float" office:value="168.4375" calcext:value-type="float">
            <text:p>168,44</text:p>
          </table:table-cell>
          <table:table-cell table:style-name="ce35" table:formula="of:=([.J264]/[.C264])*100" office:value-type="float" office:value="4.8125" calcext:value-type="float">
            <text:p>4,81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ClearWay BGP303 LED35-4S/74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3500" calcext:value-type="float">
            <text:p>3500</text:p>
          </table:table-cell>
          <table:table-cell table:style-name="ce13" office:value-type="float" office:value="4144" calcext:value-type="float">
            <text:p>4144</text:p>
          </table:table-cell>
          <table:table-cell table:style-name="ce13" office:value-type="float" office:value="1473" calcext:value-type="float">
            <text:p>1473</text:p>
          </table:table-cell>
          <table:table-cell table:style-name="ce13" office:value-type="float" office:value="442" calcext:value-type="float">
            <text:p>442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45.94" calcext:value-type="float">
            <text:p>45,94</text:p>
          </table:table-cell>
          <table:table-cell table:style-name="ce36" table:formula="of:=([.I265]/[.B265])*100" office:value-type="float" office:value="57.425" calcext:value-type="float">
            <text:p>57,43</text:p>
          </table:table-cell>
          <table:table-cell table:style-name="ce36" table:formula="of:=([.J265]/[.C265])*100" office:value-type="float" office:value="1.64071428571429" calcext:value-type="float">
            <text:p>1,64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oreLine tempo medium BVP125 LED 67-4S/83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724" calcext:value-type="float">
            <text:p>6724</text:p>
          </table:table-cell>
          <table:table-cell table:style-name="ce3" office:value-type="float" office:value="3181" calcext:value-type="float">
            <text:p>3181</text:p>
          </table:table-cell>
          <table:table-cell table:style-name="ce3" office:value-type="float" office:value="4329" calcext:value-type="float">
            <text:p>4329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67.91" calcext:value-type="float">
            <text:p>67,91</text:p>
          </table:table-cell>
          <table:table-cell table:style-name="ce15" table:formula="of:=([.I266]/[.B266])*100" office:value-type="float" office:value="84.8875" calcext:value-type="float">
            <text:p>84,89</text:p>
          </table:table-cell>
          <table:table-cell table:style-name="ce15" table:formula="of:=([.J266]/[.C266])*100" office:value-type="float" office:value="1.26245538370018" calcext:value-type="float">
            <text:p>1,2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oreLine tempo medium BVP125 LED 67-4S/83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724" calcext:value-type="float">
            <text:p>6724</text:p>
          </table:table-cell>
          <table:table-cell table:style-name="ce4" office:value-type="float" office:value="3181" calcext:value-type="float">
            <text:p>3181</text:p>
          </table:table-cell>
          <table:table-cell table:style-name="ce4" office:value-type="float" office:value="4329" calcext:value-type="float">
            <text:p>4329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154.23" calcext:value-type="float">
            <text:p>154,23</text:p>
          </table:table-cell>
          <table:table-cell table:style-name="ce16" table:formula="of:=([.I267]/[.B267])*100" office:value-type="float" office:value="192.7875" calcext:value-type="float">
            <text:p>192,79</text:p>
          </table:table-cell>
          <table:table-cell table:style-name="ce16" table:formula="of:=([.J267]/[.C267])*100" office:value-type="float" office:value="2.86715496728138" calcext:value-type="float">
            <text:p>2,87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oreLine tempo medium BVP125 LED 67-4S/83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6724" calcext:value-type="float">
            <text:p>6724</text:p>
          </table:table-cell>
          <table:table-cell table:style-name="ce6" office:value-type="float" office:value="3181" calcext:value-type="float">
            <text:p>3181</text:p>
          </table:table-cell>
          <table:table-cell table:style-name="ce6" office:value-type="float" office:value="4329" calcext:value-type="float">
            <text:p>4329</text:p>
          </table:table-cell>
          <table:table-cell table:style-name="ce6" office:value-type="float" office:value="605" calcext:value-type="float">
            <text:p>605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284.75" calcext:value-type="float">
            <text:p>284,75</text:p>
          </table:table-cell>
          <table:table-cell table:style-name="ce17" table:formula="of:=([.I268]/[.B268])*100" office:value-type="float" office:value="355.9375" calcext:value-type="float">
            <text:p>355,94</text:p>
          </table:table-cell>
          <table:table-cell table:style-name="ce17" table:formula="of:=([.J268]/[.C268])*100" office:value-type="float" office:value="5.29353807257585" calcext:value-type="float">
            <text:p>5,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oreLine tempo medium BVP125 LED 67-4S/830</text:p>
          </table:table-cell>
          <table:table-cell office:value-type="float" office:value="80" calcext:value-type="float">
            <text:p>80</text:p>
          </table:table-cell>
          <table:table-cell office:value-type="float" office:value="6724" calcext:value-type="float">
            <text:p>6724</text:p>
          </table:table-cell>
          <table:table-cell office:value-type="float" office:value="3181" calcext:value-type="float">
            <text:p>3181</text:p>
          </table:table-cell>
          <table:table-cell office:value-type="float" office:value="4329" calcext:value-type="float">
            <text:p>4329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488.4" calcext:value-type="float">
            <text:p>488,40</text:p>
          </table:table-cell>
          <table:table-cell table:style-name="ce1" table:formula="of:=([.I269]/[.B269])*100" office:value-type="float" office:value="610.5" calcext:value-type="float">
            <text:p>610,50</text:p>
          </table:table-cell>
          <table:table-cell table:style-name="ce1" table:formula="of:=([.J269]/[.C269])*100" office:value-type="float" office:value="9.07941701368233" calcext:value-type="float">
            <text:p>9,08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oreLine tempo medium BVP125 LED 67-4S/83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724" calcext:value-type="float">
            <text:p>6724</text:p>
          </table:table-cell>
          <table:table-cell table:style-name="ce7" office:value-type="float" office:value="3181" calcext:value-type="float">
            <text:p>3181</text:p>
          </table:table-cell>
          <table:table-cell table:style-name="ce7" office:value-type="float" office:value="4329" calcext:value-type="float">
            <text:p>4329</text:p>
          </table:table-cell>
          <table:table-cell table:style-name="ce7" office:value-type="float" office:value="605" calcext:value-type="float">
            <text:p>605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99.47" calcext:value-type="float">
            <text:p>99,47</text:p>
          </table:table-cell>
          <table:table-cell table:style-name="ce18" table:formula="of:=([.I270]/[.B270])*100" office:value-type="float" office:value="124.3375" calcext:value-type="float">
            <text:p>124,34</text:p>
          </table:table-cell>
          <table:table-cell table:style-name="ce18" table:formula="of:=([.J270]/[.C270])*100" office:value-type="float" office:value="1.84915972635336" calcext:value-type="float">
            <text:p>1,85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oreLine tempo medium BVP125 LED 67-4S/83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724" calcext:value-type="float">
            <text:p>6724</text:p>
          </table:table-cell>
          <table:table-cell table:style-name="ce8" office:value-type="float" office:value="3181" calcext:value-type="float">
            <text:p>3181</text:p>
          </table:table-cell>
          <table:table-cell table:style-name="ce8" office:value-type="float" office:value="4329" calcext:value-type="float">
            <text:p>4329</text:p>
          </table:table-cell>
          <table:table-cell table:style-name="ce8" office:value-type="float" office:value="605" calcext:value-type="float">
            <text:p>605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140.63" calcext:value-type="float">
            <text:p>140,63</text:p>
          </table:table-cell>
          <table:table-cell table:style-name="ce19" table:formula="of:=([.I271]/[.B271])*100" office:value-type="float" office:value="175.7875" calcext:value-type="float">
            <text:p>175,79</text:p>
          </table:table-cell>
          <table:table-cell table:style-name="ce19" table:formula="of:=([.J271]/[.C271])*100" office:value-type="float" office:value="2.61432926829268" calcext:value-type="float">
            <text:p>2,61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oreLine tempo medium BVP125 LED 67-4S/83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6724" calcext:value-type="float">
            <text:p>6724</text:p>
          </table:table-cell>
          <table:table-cell table:style-name="ce9" office:value-type="float" office:value="3181" calcext:value-type="float">
            <text:p>3181</text:p>
          </table:table-cell>
          <table:table-cell table:style-name="ce9" office:value-type="float" office:value="4329" calcext:value-type="float">
            <text:p>4329</text:p>
          </table:table-cell>
          <table:table-cell table:style-name="ce9" office:value-type="float" office:value="605" calcext:value-type="float">
            <text:p>605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340.87" calcext:value-type="float">
            <text:p>340,87</text:p>
          </table:table-cell>
          <table:table-cell table:style-name="ce20" table:formula="of:=([.I272]/[.B272])*100" office:value-type="float" office:value="426.0875" calcext:value-type="float">
            <text:p>426,09</text:p>
          </table:table-cell>
          <table:table-cell table:style-name="ce20" table:formula="of:=([.J272]/[.C272])*100" office:value-type="float" office:value="6.33681588340274" calcext:value-type="float">
            <text:p>6,34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oreLine tempo medium BVP125 LED 67-4S/83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6724" calcext:value-type="float">
            <text:p>6724</text:p>
          </table:table-cell>
          <table:table-cell table:style-name="ce10" office:value-type="float" office:value="3181" calcext:value-type="float">
            <text:p>3181</text:p>
          </table:table-cell>
          <table:table-cell table:style-name="ce10" office:value-type="float" office:value="4329" calcext:value-type="float">
            <text:p>4329</text:p>
          </table:table-cell>
          <table:table-cell table:style-name="ce10" office:value-type="float" office:value="605" calcext:value-type="float">
            <text:p>605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282.33" calcext:value-type="float">
            <text:p>282,33</text:p>
          </table:table-cell>
          <table:table-cell table:style-name="ce21" table:formula="of:=([.I273]/[.B273])*100" office:value-type="float" office:value="352.9125" calcext:value-type="float">
            <text:p>352,91</text:p>
          </table:table-cell>
          <table:table-cell table:style-name="ce21" table:formula="of:=([.J273]/[.C273])*100" office:value-type="float" office:value="5.2485499702558" calcext:value-type="float">
            <text:p>5,25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oreLine tempo medium BVP125 LED 67-4S/83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724" calcext:value-type="float">
            <text:p>6724</text:p>
          </table:table-cell>
          <table:table-cell table:style-name="ce11" office:value-type="float" office:value="3181" calcext:value-type="float">
            <text:p>3181</text:p>
          </table:table-cell>
          <table:table-cell table:style-name="ce11" office:value-type="float" office:value="4329" calcext:value-type="float">
            <text:p>4329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161.7" calcext:value-type="float">
            <text:p>161,70</text:p>
          </table:table-cell>
          <table:table-cell table:style-name="ce22" table:formula="of:=([.I274]/[.B274])*100" office:value-type="float" office:value="202.125" calcext:value-type="float">
            <text:p>202,13</text:p>
          </table:table-cell>
          <table:table-cell table:style-name="ce22" table:formula="of:=([.J274]/[.C274])*100" office:value-type="float" office:value="3.00602320047591" calcext:value-type="float">
            <text:p>3,01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oreLine tempo medium BVP125 LED 67-4S/83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6724" calcext:value-type="float">
            <text:p>6724</text:p>
          </table:table-cell>
          <table:table-cell table:style-name="ce12" office:value-type="float" office:value="3181" calcext:value-type="float">
            <text:p>3181</text:p>
          </table:table-cell>
          <table:table-cell table:style-name="ce12" office:value-type="float" office:value="4329" calcext:value-type="float">
            <text:p>4329</text:p>
          </table:table-cell>
          <table:table-cell table:style-name="ce12" office:value-type="float" office:value="605" calcext:value-type="float">
            <text:p>605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324" calcext:value-type="float">
            <text:p>324,00</text:p>
          </table:table-cell>
          <table:table-cell table:style-name="ce23" table:formula="of:=([.I275]/[.B275])*100" office:value-type="float" office:value="405" calcext:value-type="float">
            <text:p>405,00</text:p>
          </table:table-cell>
          <table:table-cell table:style-name="ce23" table:formula="of:=([.J275]/[.C275])*100" office:value-type="float" office:value="6.0232004759072" calcext:value-type="float">
            <text:p>6,02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CoreLine tempo medium BVP125 LED 67-4S/83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6724" calcext:value-type="float">
            <text:p>6724</text:p>
          </table:table-cell>
          <table:table-cell table:style-name="ce13" office:value-type="float" office:value="3181" calcext:value-type="float">
            <text:p>3181</text:p>
          </table:table-cell>
          <table:table-cell table:style-name="ce13" office:value-type="float" office:value="4329" calcext:value-type="float">
            <text:p>4329</text:p>
          </table:table-cell>
          <table:table-cell table:style-name="ce13" office:value-type="float" office:value="605" calcext:value-type="float">
            <text:p>605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111.98" calcext:value-type="float">
            <text:p>111,98</text:p>
          </table:table-cell>
          <table:table-cell table:style-name="ce24" table:formula="of:=([.I276]/[.B276])*100" office:value-type="float" office:value="139.975" calcext:value-type="float">
            <text:p>139,98</text:p>
          </table:table-cell>
          <table:table-cell table:style-name="ce24" table:formula="of:=([.J276]/[.C276])*100" office:value-type="float" office:value="2.08172218917311" calcext:value-type="float">
            <text:p>2,08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oreLine tempo medium BVP125 LED 67-4S/83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724" calcext:value-type="float">
            <text:p>6724</text:p>
          </table:table-cell>
          <table:table-cell table:style-name="ce3" office:value-type="float" office:value="3181" calcext:value-type="float">
            <text:p>3181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46.2" calcext:value-type="float">
            <text:p>46,20</text:p>
          </table:table-cell>
          <table:table-cell table:formula="of:=[.C277]*([.I277]/[.E277])" office:value-type="float" office:value="338.397385620915" calcext:value-type="float">
            <text:p>338,40</text:p>
          </table:table-cell>
          <table:table-cell table:formula="of:=([.J277]/[.C277])*100" office:value-type="float" office:value="5.03267973856209" calcext:value-type="float">
            <text:p>5,0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oreLine tempo medium BVP125 LED 67-4S/83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6724" calcext:value-type="float">
            <text:p>6724</text:p>
          </table:table-cell>
          <table:table-cell table:style-name="ce4" office:value-type="float" office:value="3181" calcext:value-type="float">
            <text:p>3181</text:p>
          </table:table-cell>
          <table:table-cell table:style-name="ce4" office:value-type="float" office:value="918" calcext:value-type="float">
            <text:p>918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2.72" calcext:value-type="float">
            <text:p>62,72</text:p>
          </table:table-cell>
          <table:table-cell table:style-name="ce27" table:formula="of:=[.C278]*([.I278]/[.E278])" office:value-type="float" office:value="459.40008714597" calcext:value-type="float">
            <text:p>459,40</text:p>
          </table:table-cell>
          <table:table-cell table:style-name="ce27" table:formula="of:=([.J278]/[.C278])*100" office:value-type="float" office:value="6.8322440087146" calcext:value-type="float">
            <text:p>6,83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oreLine tempo medium BVP125 LED 67-4S/83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6724" calcext:value-type="float">
            <text:p>6724</text:p>
          </table:table-cell>
          <table:table-cell table:style-name="ce6" office:value-type="float" office:value="3181" calcext:value-type="float">
            <text:p>3181</text:p>
          </table:table-cell>
          <table:table-cell table:style-name="ce6" office:value-type="float" office:value="918" calcext:value-type="float">
            <text:p>918</text:p>
          </table:table-cell>
          <table:table-cell table:style-name="ce6" office:value-type="float" office:value="605" calcext:value-type="float">
            <text:p>605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76.64" calcext:value-type="float">
            <text:p>76,64</text:p>
          </table:table-cell>
          <table:table-cell table:style-name="ce28" table:formula="of:=[.C279]*([.I279]/[.E279])" office:value-type="float" office:value="561.358779956427" calcext:value-type="float">
            <text:p>561,36</text:p>
          </table:table-cell>
          <table:table-cell table:style-name="ce28" table:formula="of:=([.J279]/[.C279])*100" office:value-type="float" office:value="8.34858387799564" calcext:value-type="float">
            <text:p>8,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oreLine tempo medium BVP125 LED 67-4S/830</text:p>
          </table:table-cell>
          <table:table-cell office:value-type="float" office:value="160" calcext:value-type="float">
            <text:p>160</text:p>
          </table:table-cell>
          <table:table-cell office:value-type="float" office:value="6724" calcext:value-type="float">
            <text:p>6724</text:p>
          </table:table-cell>
          <table:table-cell office:value-type="float" office:value="3181" calcext:value-type="float">
            <text:p>3181</text:p>
          </table:table-cell>
          <table:table-cell office:value-type="float" office:value="918" calcext:value-type="float">
            <text:p>91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00.5" calcext:value-type="float">
            <text:p>100,50</text:p>
          </table:table-cell>
          <table:table-cell table:style-name="ce5" table:formula="of:=[.C280]*([.I280]/[.E280])" office:value-type="float" office:value="736.124183006536" calcext:value-type="float">
            <text:p>736,12</text:p>
          </table:table-cell>
          <table:table-cell table:style-name="ce5" table:formula="of:=([.J280]/[.C280])*100" office:value-type="float" office:value="10.9477124183007" calcext:value-type="float">
            <text:p>10,95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oreLine tempo medium BVP125 LED 67-4S/83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6724" calcext:value-type="float">
            <text:p>6724</text:p>
          </table:table-cell>
          <table:table-cell table:style-name="ce7" office:value-type="float" office:value="3181" calcext:value-type="float">
            <text:p>3181</text:p>
          </table:table-cell>
          <table:table-cell table:style-name="ce7" office:value-type="float" office:value="918" calcext:value-type="float">
            <text:p>918</text:p>
          </table:table-cell>
          <table:table-cell table:style-name="ce7" office:value-type="float" office:value="605" calcext:value-type="float">
            <text:p>605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53.76" calcext:value-type="float">
            <text:p>53,76</text:p>
          </table:table-cell>
          <table:table-cell table:style-name="ce30" table:formula="of:=[.C281]*([.I281]/[.E281])" office:value-type="float" office:value="393.771503267974" calcext:value-type="float">
            <text:p>393,77</text:p>
          </table:table-cell>
          <table:table-cell table:style-name="ce30" table:formula="of:=([.J281]/[.C281])*100" office:value-type="float" office:value="5.8562091503268" calcext:value-type="float">
            <text:p>5,86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oreLine tempo medium BVP125 LED 67-4S/83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724" calcext:value-type="float">
            <text:p>6724</text:p>
          </table:table-cell>
          <table:table-cell table:style-name="ce8" office:value-type="float" office:value="3181" calcext:value-type="float">
            <text:p>3181</text:p>
          </table:table-cell>
          <table:table-cell table:style-name="ce8" office:value-type="float" office:value="918" calcext:value-type="float">
            <text:p>918</text:p>
          </table:table-cell>
          <table:table-cell table:style-name="ce8" office:value-type="float" office:value="605" calcext:value-type="float">
            <text:p>605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62.43" calcext:value-type="float">
            <text:p>62,43</text:p>
          </table:table-cell>
          <table:table-cell table:style-name="ce31" table:formula="of:=[.C282]*([.I282]/[.E282])" office:value-type="float" office:value="457.275947712418" calcext:value-type="float">
            <text:p>457,28</text:p>
          </table:table-cell>
          <table:table-cell table:style-name="ce31" table:formula="of:=([.J282]/[.C282])*100" office:value-type="float" office:value="6.80065359477124" calcext:value-type="float">
            <text:p>6,80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oreLine tempo medium BVP125 LED 67-4S/83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6724" calcext:value-type="float">
            <text:p>6724</text:p>
          </table:table-cell>
          <table:table-cell table:style-name="ce9" office:value-type="float" office:value="3181" calcext:value-type="float">
            <text:p>3181</text:p>
          </table:table-cell>
          <table:table-cell table:style-name="ce9" office:value-type="float" office:value="918" calcext:value-type="float">
            <text:p>918</text:p>
          </table:table-cell>
          <table:table-cell table:style-name="ce9" office:value-type="float" office:value="605" calcext:value-type="float">
            <text:p>605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87.41" calcext:value-type="float">
            <text:p>87,41</text:p>
          </table:table-cell>
          <table:table-cell table:style-name="ce32" table:formula="of:=[.C283]*([.I283]/[.E283])" office:value-type="float" office:value="640.244923747277" calcext:value-type="float">
            <text:p>640,24</text:p>
          </table:table-cell>
          <table:table-cell table:style-name="ce32" table:formula="of:=([.J283]/[.C283])*100" office:value-type="float" office:value="9.52178649237473" calcext:value-type="float">
            <text:p>9,52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oreLine tempo medium BVP125 LED 67-4S/83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6724" calcext:value-type="float">
            <text:p>6724</text:p>
          </table:table-cell>
          <table:table-cell table:style-name="ce10" office:value-type="float" office:value="3181" calcext:value-type="float">
            <text:p>3181</text:p>
          </table:table-cell>
          <table:table-cell table:style-name="ce10" office:value-type="float" office:value="918" calcext:value-type="float">
            <text:p>918</text:p>
          </table:table-cell>
          <table:table-cell table:style-name="ce10" office:value-type="float" office:value="605" calcext:value-type="float">
            <text:p>605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75.78" calcext:value-type="float">
            <text:p>75,78</text:p>
          </table:table-cell>
          <table:table-cell table:style-name="ce33" table:formula="of:=[.C284]*([.I284]/[.E284])" office:value-type="float" office:value="555.059607843137" calcext:value-type="float">
            <text:p>555,06</text:p>
          </table:table-cell>
          <table:table-cell table:style-name="ce33" table:formula="of:=([.J284]/[.C284])*100" office:value-type="float" office:value="8.25490196078431" calcext:value-type="float">
            <text:p>8,25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oreLine tempo medium BVP125 LED 67-4S/83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6724" calcext:value-type="float">
            <text:p>6724</text:p>
          </table:table-cell>
          <table:table-cell table:style-name="ce11" office:value-type="float" office:value="3181" calcext:value-type="float">
            <text:p>3181</text:p>
          </table:table-cell>
          <table:table-cell table:style-name="ce11" office:value-type="float" office:value="918" calcext:value-type="float">
            <text:p>918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57.58" calcext:value-type="float">
            <text:p>57,58</text:p>
          </table:table-cell>
          <table:table-cell table:style-name="ce34" table:formula="of:=[.C285]*([.I285]/[.E285])" office:value-type="float" office:value="421.751546840959" calcext:value-type="float">
            <text:p>421,75</text:p>
          </table:table-cell>
          <table:table-cell table:style-name="ce34" table:formula="of:=([.J285]/[.C285])*100" office:value-type="float" office:value="6.2723311546841" calcext:value-type="float">
            <text:p>6,27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oreLine tempo medium BVP125 LED 67-4S/830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6724" calcext:value-type="float">
            <text:p>6724</text:p>
          </table:table-cell>
          <table:table-cell table:style-name="ce12" office:value-type="float" office:value="3181" calcext:value-type="float">
            <text:p>3181</text:p>
          </table:table-cell>
          <table:table-cell table:style-name="ce12" office:value-type="float" office:value="918" calcext:value-type="float">
            <text:p>918</text:p>
          </table:table-cell>
          <table:table-cell table:style-name="ce12" office:value-type="float" office:value="605" calcext:value-type="float">
            <text:p>605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94.03" calcext:value-type="float">
            <text:p>94,03</text:p>
          </table:table-cell>
          <table:table-cell table:style-name="ce35" table:formula="of:=[.C286]*([.I286]/[.E286])" office:value-type="float" office:value="688.733899782135" calcext:value-type="float">
            <text:p>688,73</text:p>
          </table:table-cell>
          <table:table-cell table:style-name="ce35" table:formula="of:=([.J286]/[.C286])*100" office:value-type="float" office:value="10.2429193899782" calcext:value-type="float">
            <text:p>10,24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CoreLine tempo medium BVP125 LED 67-4S/830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6724" calcext:value-type="float">
            <text:p>6724</text:p>
          </table:table-cell>
          <table:table-cell table:style-name="ce13" office:value-type="float" office:value="3181" calcext:value-type="float">
            <text:p>3181</text:p>
          </table:table-cell>
          <table:table-cell table:style-name="ce13" office:value-type="float" office:value="918" calcext:value-type="float">
            <text:p>918</text:p>
          </table:table-cell>
          <table:table-cell table:style-name="ce13" office:value-type="float" office:value="605" calcext:value-type="float">
            <text:p>605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49.1" calcext:value-type="float">
            <text:p>49,10</text:p>
          </table:table-cell>
          <table:table-cell table:style-name="ce36" table:formula="of:=[.C287]*([.I287]/[.E287])" office:value-type="float" office:value="359.638779956427" calcext:value-type="float">
            <text:p>359,64</text:p>
          </table:table-cell>
          <table:table-cell table:style-name="ce36" table:formula="of:=([.J287]/[.C287])*100" office:value-type="float" office:value="5.34858387799564" calcext:value-type="float">
            <text:p>5,35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Iridium Gen3 Mini BGP381 GRN45/74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4225" calcext:value-type="float">
            <text:p>4225</text:p>
          </table:table-cell>
          <table:table-cell table:style-name="ce3" office:value-type="float" office:value="1939" calcext:value-type="float">
            <text:p>1939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36.64" calcext:value-type="float">
            <text:p>36,64</text:p>
          </table:table-cell>
          <table:table-cell table:formula="of:=[.C288]*([.I288]/[.E288])" office:value-type="float" office:value="85.0335224342444" calcext:value-type="float">
            <text:p>85,03</text:p>
          </table:table-cell>
          <table:table-cell table:formula="of:=([.J288]/[.C288])*100" office:value-type="float" office:value="1.8896338318721" calcext:value-type="float">
            <text:p>1,8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Iridium Gen3 Mini BGP381 GRN45/74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500" calcext:value-type="float">
            <text:p>4500</text:p>
          </table:table-cell>
          <table:table-cell table:style-name="ce4" office:value-type="float" office:value="4225" calcext:value-type="float">
            <text:p>4225</text:p>
          </table:table-cell>
          <table:table-cell table:style-name="ce4" office:value-type="float" office:value="1939" calcext:value-type="float">
            <text:p>1939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5.38" calcext:value-type="float">
            <text:p>65,38</text:p>
          </table:table-cell>
          <table:table-cell table:style-name="ce27" table:formula="of:=[.C289]*([.I289]/[.E289])" office:value-type="float" office:value="151.73285198556" calcext:value-type="float">
            <text:p>151,73</text:p>
          </table:table-cell>
          <table:table-cell table:style-name="ce27" table:formula="of:=([.J289]/[.C289])*100" office:value-type="float" office:value="3.37184115523466" calcext:value-type="float">
            <text:p>3,37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Iridium Gen3 Mini BGP381 GRN45/74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4225" calcext:value-type="float">
            <text:p>4225</text:p>
          </table:table-cell>
          <table:table-cell table:style-name="ce6" office:value-type="float" office:value="1939" calcext:value-type="float">
            <text:p>1939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08.6" calcext:value-type="float">
            <text:p>108,60</text:p>
          </table:table-cell>
          <table:table-cell table:style-name="ce28" table:formula="of:=[.C290]*([.I290]/[.E290])" office:value-type="float" office:value="252.037132542548" calcext:value-type="float">
            <text:p>252,04</text:p>
          </table:table-cell>
          <table:table-cell table:style-name="ce28" table:formula="of:=([.J290]/[.C290])*100" office:value-type="float" office:value="5.60082516761217" calcext:value-type="float">
            <text:p>5,6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Iridium Gen3 Mini BGP381 GRN45/740</text:p>
          </table:table-cell>
          <table:table-cell office:value-type="float" office:value="80" calcext:value-type="float">
            <text:p>80</text:p>
          </table:table-cell>
          <table:table-cell office:value-type="float" office:value="4500" calcext:value-type="float">
            <text:p>4500</text:p>
          </table:table-cell>
          <table:table-cell office:value-type="float" office:value="4225" calcext:value-type="float">
            <text:p>4225</text:p>
          </table:table-cell>
          <table:table-cell office:value-type="float" office:value="1939" calcext:value-type="float">
            <text:p>193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228.2" calcext:value-type="float">
            <text:p>228,20</text:p>
          </table:table-cell>
          <table:table-cell table:style-name="ce5" table:formula="of:=[.C291]*([.I291]/[.E291])" office:value-type="float" office:value="529.602888086643" calcext:value-type="float">
            <text:p>529,60</text:p>
          </table:table-cell>
          <table:table-cell table:style-name="ce5" table:formula="of:=([.J291]/[.C291])*100" office:value-type="float" office:value="11.7689530685921" calcext:value-type="float">
            <text:p>11,77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Iridium Gen3 Mini BGP381 GRN45/74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4225" calcext:value-type="float">
            <text:p>4225</text:p>
          </table:table-cell>
          <table:table-cell table:style-name="ce7" office:value-type="float" office:value="1939" calcext:value-type="float">
            <text:p>1939</text:p>
          </table:table-cell>
          <table:table-cell table:style-name="ce7" office:value-type="float" office:value="450" calcext:value-type="float">
            <text:p>450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54.12" calcext:value-type="float">
            <text:p>54,12</text:p>
          </table:table-cell>
          <table:table-cell table:style-name="ce30" table:formula="of:=[.C292]*([.I292]/[.E292])" office:value-type="float" office:value="125.600825167612" calcext:value-type="float">
            <text:p>125,60</text:p>
          </table:table-cell>
          <table:table-cell table:style-name="ce30" table:formula="of:=([.J292]/[.C292])*100" office:value-type="float" office:value="2.79112944816916" calcext:value-type="float">
            <text:p>2,79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Iridium Gen3 Mini BGP381 GRN45/74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4225" calcext:value-type="float">
            <text:p>4225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59.54" calcext:value-type="float">
            <text:p>59,54</text:p>
          </table:table-cell>
          <table:table-cell table:style-name="ce31" table:formula="of:=[.C293]*([.I293]/[.E293])" office:value-type="float" office:value="138.179473955647" calcext:value-type="float">
            <text:p>138,18</text:p>
          </table:table-cell>
          <table:table-cell table:style-name="ce31" table:formula="of:=([.J293]/[.C293])*100" office:value-type="float" office:value="3.07065497679216" calcext:value-type="float">
            <text:p>3,07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Iridium Gen3 Mini BGP381 GRN45/74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500" calcext:value-type="float">
            <text:p>4500</text:p>
          </table:table-cell>
          <table:table-cell table:style-name="ce9" office:value-type="float" office:value="4225" calcext:value-type="float">
            <text:p>4225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139.45" calcext:value-type="float">
            <text:p>139,45</text:p>
          </table:table-cell>
          <table:table-cell table:style-name="ce32" table:formula="of:=[.C294]*([.I294]/[.E294])" office:value-type="float" office:value="323.633316142341" calcext:value-type="float">
            <text:p>323,63</text:p>
          </table:table-cell>
          <table:table-cell table:style-name="ce32" table:formula="of:=([.J294]/[.C294])*100" office:value-type="float" office:value="7.19185146982981" calcext:value-type="float">
            <text:p>7,19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Iridium Gen3 Mini BGP381 GRN45/74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4500" calcext:value-type="float">
            <text:p>4500</text:p>
          </table:table-cell>
          <table:table-cell table:style-name="ce10" office:value-type="float" office:value="4225" calcext:value-type="float">
            <text:p>4225</text:p>
          </table:table-cell>
          <table:table-cell table:style-name="ce10" office:value-type="float" office:value="1939" calcext:value-type="float">
            <text:p>1939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122.57" calcext:value-type="float">
            <text:p>122,57</text:p>
          </table:table-cell>
          <table:table-cell table:style-name="ce33" table:formula="of:=[.C295]*([.I295]/[.E295])" office:value-type="float" office:value="284.458483754513" calcext:value-type="float">
            <text:p>284,46</text:p>
          </table:table-cell>
          <table:table-cell table:style-name="ce33" table:formula="of:=([.J295]/[.C295])*100" office:value-type="float" office:value="6.32129963898917" calcext:value-type="float">
            <text:p>6,32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Iridium Gen3 Mini BGP381 GRN45/7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500" calcext:value-type="float">
            <text:p>4500</text:p>
          </table:table-cell>
          <table:table-cell table:style-name="ce11" office:value-type="float" office:value="4225" calcext:value-type="float">
            <text:p>4225</text:p>
          </table:table-cell>
          <table:table-cell table:style-name="ce11" office:value-type="float" office:value="1939" calcext:value-type="float">
            <text:p>1939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76.86" calcext:value-type="float">
            <text:p>76,86</text:p>
          </table:table-cell>
          <table:table-cell table:style-name="ce34" table:formula="of:=[.C296]*([.I296]/[.E296])" office:value-type="float" office:value="178.375451263538" calcext:value-type="float">
            <text:p>178,38</text:p>
          </table:table-cell>
          <table:table-cell table:style-name="ce34" table:formula="of:=([.J296]/[.C296])*100" office:value-type="float" office:value="3.96389891696751" calcext:value-type="float">
            <text:p>3,96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Iridium Gen3 Mini BGP381 GRN45/74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4225" calcext:value-type="float">
            <text:p>4225</text:p>
          </table:table-cell>
          <table:table-cell table:style-name="ce12" office:value-type="float" office:value="1939" calcext:value-type="float">
            <text:p>1939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122.44" calcext:value-type="float">
            <text:p>122,44</text:p>
          </table:table-cell>
          <table:table-cell table:style-name="ce35" table:formula="of:=[.C297]*([.I297]/[.E297])" office:value-type="float" office:value="284.156781846313" calcext:value-type="float">
            <text:p>284,16</text:p>
          </table:table-cell>
          <table:table-cell table:style-name="ce35" table:formula="of:=([.J297]/[.C297])*100" office:value-type="float" office:value="6.31459515214028" calcext:value-type="float">
            <text:p>6,31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Iridium Gen3 Mini BGP381 GRN45/74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500" calcext:value-type="float">
            <text:p>4500</text:p>
          </table:table-cell>
          <table:table-cell table:style-name="ce13" office:value-type="float" office:value="4225" calcext:value-type="float">
            <text:p>4225</text:p>
          </table:table-cell>
          <table:table-cell table:style-name="ce13" office:value-type="float" office:value="1939" calcext:value-type="float">
            <text:p>1939</text:p>
          </table:table-cell>
          <table:table-cell table:style-name="ce13" office:value-type="float" office:value="450" calcext:value-type="float">
            <text:p>450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47.93" calcext:value-type="float">
            <text:p>47,93</text:p>
          </table:table-cell>
          <table:table-cell table:style-name="ce36" table:formula="of:=[.C298]*([.I298]/[.E298])" office:value-type="float" office:value="111.235172769469" calcext:value-type="float">
            <text:p>111,24</text:p>
          </table:table-cell>
          <table:table-cell table:style-name="ce36" table:formula="of:=([.J298]/[.C298])*100" office:value-type="float" office:value="2.47189272821042" calcext:value-type="float">
            <text:p>2,47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Iridium Gen3 Mini BGP381 GRN45/74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4225" calcext:value-type="float">
            <text:p>4225</text:p>
          </table:table-cell>
          <table:table-cell table:style-name="ce3" office:value-type="float" office:value="470.1" calcext:value-type="float">
            <text:p>470,1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28.35" calcext:value-type="float">
            <text:p>28,35</text:p>
          </table:table-cell>
          <table:table-cell table:formula="of:=[.C299]*([.I299]/[.E299])" office:value-type="float" office:value="271.378430121251" calcext:value-type="float">
            <text:p>271,38</text:p>
          </table:table-cell>
          <table:table-cell table:formula="of:=([.J299]/[.C299])*100" office:value-type="float" office:value="6.03063178047224" calcext:value-type="float">
            <text:p>6,0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Iridium Gen3 Mini BGP381 GRN45/74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4500" calcext:value-type="float">
            <text:p>4500</text:p>
          </table:table-cell>
          <table:table-cell table:style-name="ce4" office:value-type="float" office:value="4225" calcext:value-type="float">
            <text:p>4225</text:p>
          </table:table-cell>
          <table:table-cell table:style-name="ce4" office:value-type="float" office:value="470.1" calcext:value-type="float">
            <text:p>470,1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38.4" calcext:value-type="float">
            <text:p>38,40</text:p>
          </table:table-cell>
          <table:table-cell table:style-name="ce27" table:formula="of:=[.C300]*([.I300]/[.E300])" office:value-type="float" office:value="367.581365666879" calcext:value-type="float">
            <text:p>367,58</text:p>
          </table:table-cell>
          <table:table-cell table:style-name="ce27" table:formula="of:=([.J300]/[.C300])*100" office:value-type="float" office:value="8.16847479259732" calcext:value-type="float">
            <text:p>8,17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Iridium Gen3 Mini BGP381 GRN45/74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4225" calcext:value-type="float">
            <text:p>4225</text:p>
          </table:table-cell>
          <table:table-cell table:style-name="ce6" office:value-type="float" office:value="470.1" calcext:value-type="float">
            <text:p>470,1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48.25" calcext:value-type="float">
            <text:p>48,25</text:p>
          </table:table-cell>
          <table:table-cell table:style-name="ce28" table:formula="of:=[.C301]*([.I301]/[.E301])" office:value-type="float" office:value="461.869814932993" calcext:value-type="float">
            <text:p>461,87</text:p>
          </table:table-cell>
          <table:table-cell table:style-name="ce28" table:formula="of:=([.J301]/[.C301])*100" office:value-type="float" office:value="10.2637736651776" calcext:value-type="float">
            <text:p>10,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Iridium Gen3 Mini BGP381 GRN45/740</text:p>
          </table:table-cell>
          <table:table-cell office:value-type="float" office:value="160" calcext:value-type="float">
            <text:p>160</text:p>
          </table:table-cell>
          <table:table-cell office:value-type="float" office:value="4500" calcext:value-type="float">
            <text:p>4500</text:p>
          </table:table-cell>
          <table:table-cell office:value-type="float" office:value="4225" calcext:value-type="float">
            <text:p>4225</text:p>
          </table:table-cell>
          <table:table-cell office:value-type="float" office:value="470.1" calcext:value-type="float">
            <text:p>470,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52.75" calcext:value-type="float">
            <text:p>52,75</text:p>
          </table:table-cell>
          <table:table-cell table:style-name="ce5" table:formula="of:=[.C302]*([.I302]/[.E302])" office:value-type="float" office:value="504.94575622208" calcext:value-type="float">
            <text:p>504,95</text:p>
          </table:table-cell>
          <table:table-cell table:style-name="ce5" table:formula="of:=([.J302]/[.C302])*100" office:value-type="float" office:value="11.2210168049351" calcext:value-type="float">
            <text:p>11,22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Iridium Gen3 Mini BGP381 GRN45/74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4225" calcext:value-type="float">
            <text:p>4225</text:p>
          </table:table-cell>
          <table:table-cell table:style-name="ce7" office:value-type="float" office:value="470.1" calcext:value-type="float">
            <text:p>470,1</text:p>
          </table:table-cell>
          <table:table-cell table:style-name="ce7" office:value-type="float" office:value="450" calcext:value-type="float">
            <text:p>450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32.43" calcext:value-type="float">
            <text:p>32,43</text:p>
          </table:table-cell>
          <table:table-cell table:style-name="ce30" table:formula="of:=[.C303]*([.I303]/[.E303])" office:value-type="float" office:value="310.433950223357" calcext:value-type="float">
            <text:p>310,43</text:p>
          </table:table-cell>
          <table:table-cell table:style-name="ce30" table:formula="of:=([.J303]/[.C303])*100" office:value-type="float" office:value="6.89853222718571" calcext:value-type="float">
            <text:p>6,90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Iridium Gen3 Mini BGP381 GRN45/74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4225" calcext:value-type="float">
            <text:p>4225</text:p>
          </table:table-cell>
          <table:table-cell table:style-name="ce8" office:value-type="float" office:value="470.1" calcext:value-type="float">
            <text:p>470,1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33.37" calcext:value-type="float">
            <text:p>33,37</text:p>
          </table:table-cell>
          <table:table-cell table:style-name="ce31" table:formula="of:=[.C304]*([.I304]/[.E304])" office:value-type="float" office:value="319.432035737077" calcext:value-type="float">
            <text:p>319,43</text:p>
          </table:table-cell>
          <table:table-cell table:style-name="ce31" table:formula="of:=([.J304]/[.C304])*100" office:value-type="float" office:value="7.09848968304616" calcext:value-type="float">
            <text:p>7,10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Iridium Gen3 Mini BGP381 GRN45/74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4500" calcext:value-type="float">
            <text:p>4500</text:p>
          </table:table-cell>
          <table:table-cell table:style-name="ce9" office:value-type="float" office:value="4225" calcext:value-type="float">
            <text:p>4225</text:p>
          </table:table-cell>
          <table:table-cell table:style-name="ce9" office:value-type="float" office:value="470.1" calcext:value-type="float">
            <text:p>470,1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48.07" calcext:value-type="float">
            <text:p>48,07</text:p>
          </table:table-cell>
          <table:table-cell table:style-name="ce32" table:formula="of:=[.C305]*([.I305]/[.E305])" office:value-type="float" office:value="460.146777281429" calcext:value-type="float">
            <text:p>460,15</text:p>
          </table:table-cell>
          <table:table-cell table:style-name="ce32" table:formula="of:=([.J305]/[.C305])*100" office:value-type="float" office:value="10.2254839395873" calcext:value-type="float">
            <text:p>10,23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Iridium Gen3 Mini BGP381 GRN45/74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4500" calcext:value-type="float">
            <text:p>4500</text:p>
          </table:table-cell>
          <table:table-cell table:style-name="ce10" office:value-type="float" office:value="4225" calcext:value-type="float">
            <text:p>4225</text:p>
          </table:table-cell>
          <table:table-cell table:style-name="ce10" office:value-type="float" office:value="470.1" calcext:value-type="float">
            <text:p>470,1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41.36" calcext:value-type="float">
            <text:p>41,36</text:p>
          </table:table-cell>
          <table:table-cell table:style-name="ce33" table:formula="of:=[.C306]*([.I306]/[.E306])" office:value-type="float" office:value="395.915762603701" calcext:value-type="float">
            <text:p>395,92</text:p>
          </table:table-cell>
          <table:table-cell table:style-name="ce33" table:formula="of:=([.J306]/[.C306])*100" office:value-type="float" office:value="8.79812805786003" calcext:value-type="float">
            <text:p>8,80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Iridium Gen3 Mini BGP381 GRN45/74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500" calcext:value-type="float">
            <text:p>4500</text:p>
          </table:table-cell>
          <table:table-cell table:style-name="ce11" office:value-type="float" office:value="4225" calcext:value-type="float">
            <text:p>4225</text:p>
          </table:table-cell>
          <table:table-cell table:style-name="ce11" office:value-type="float" office:value="470.1" calcext:value-type="float">
            <text:p>470,1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33.21" calcext:value-type="float">
            <text:p>33,21</text:p>
          </table:table-cell>
          <table:table-cell table:style-name="ce34" table:formula="of:=[.C307]*([.I307]/[.E307])" office:value-type="float" office:value="317.900446713465" calcext:value-type="float">
            <text:p>317,90</text:p>
          </table:table-cell>
          <table:table-cell table:style-name="ce34" table:formula="of:=([.J307]/[.C307])*100" office:value-type="float" office:value="7.06445437141034" calcext:value-type="float">
            <text:p>7,06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Iridium Gen3 Mini BGP381 GRN45/740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4225" calcext:value-type="float">
            <text:p>4225</text:p>
          </table:table-cell>
          <table:table-cell table:style-name="ce12" office:value-type="float" office:value="470.1" calcext:value-type="float">
            <text:p>470,1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41.8" calcext:value-type="float">
            <text:p>41,80</text:p>
          </table:table-cell>
          <table:table-cell table:style-name="ce35" table:formula="of:=[.C308]*([.I308]/[.E308])" office:value-type="float" office:value="400.127632418634" calcext:value-type="float">
            <text:p>400,13</text:p>
          </table:table-cell>
          <table:table-cell table:style-name="ce35" table:formula="of:=([.J308]/[.C308])*100" office:value-type="float" office:value="8.89172516485854" calcext:value-type="float">
            <text:p>8,89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Iridium Gen3 Mini BGP381 GRN45/740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500" calcext:value-type="float">
            <text:p>4500</text:p>
          </table:table-cell>
          <table:table-cell table:style-name="ce13" office:value-type="float" office:value="4225" calcext:value-type="float">
            <text:p>4225</text:p>
          </table:table-cell>
          <table:table-cell table:style-name="ce13" office:value-type="float" office:value="470.1" calcext:value-type="float">
            <text:p>470,1</text:p>
          </table:table-cell>
          <table:table-cell table:style-name="ce13" office:value-type="float" office:value="450" calcext:value-type="float">
            <text:p>450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27.75" calcext:value-type="float">
            <text:p>27,75</text:p>
          </table:table-cell>
          <table:table-cell table:style-name="ce36" table:formula="of:=[.C309]*([.I309]/[.E309])" office:value-type="float" office:value="265.634971282706" calcext:value-type="float">
            <text:p>265,63</text:p>
          </table:table-cell>
          <table:table-cell table:style-name="ce36" table:formula="of:=([.J309]/[.C309])*100" office:value-type="float" office:value="5.90299936183791" calcext:value-type="float">
            <text:p>5,90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Hispaled Vera Series VRS60W R4S PF 3000K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3099" calcext:value-type="float">
            <text:p>3099</text:p>
          </table:table-cell>
          <table:table-cell table:style-name="ce3" office:value-type="float" office:value="4606" calcext:value-type="float">
            <text:p>4606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63.82" calcext:value-type="float">
            <text:p>63,82</text:p>
          </table:table-cell>
          <table:table-cell table:formula="of:=[.C310]*([.I310]/[.E310])" office:value-type="float" office:value="83.1350412505428" calcext:value-type="float">
            <text:p>83,14</text:p>
          </table:table-cell>
          <table:table-cell table:formula="of:=([.J310]/[.C310])*100" office:value-type="float" office:value="1.38558402084238" calcext:value-type="float">
            <text:p>1,3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Hispaled Vera Series VRS60W R4S PF 3000K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3099" calcext:value-type="float">
            <text:p>3099</text:p>
          </table:table-cell>
          <table:table-cell table:style-name="ce4" office:value-type="float" office:value="4606" calcext:value-type="float">
            <text:p>4606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130.24" calcext:value-type="float">
            <text:p>130,24</text:p>
          </table:table-cell>
          <table:table-cell table:style-name="ce27" table:formula="of:=[.C311]*([.I311]/[.E311])" office:value-type="float" office:value="169.656969170647" calcext:value-type="float">
            <text:p>169,66</text:p>
          </table:table-cell>
          <table:table-cell table:style-name="ce27" table:formula="of:=([.J311]/[.C311])*100" office:value-type="float" office:value="2.82761615284412" calcext:value-type="float">
            <text:p>2,83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Hispaled Vera Series VRS60W R4S PF 3000K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3099" calcext:value-type="float">
            <text:p>3099</text:p>
          </table:table-cell>
          <table:table-cell table:style-name="ce6" office:value-type="float" office:value="4606" calcext:value-type="float">
            <text:p>4606</text:p>
          </table:table-cell>
          <table:table-cell table:style-name="ce6" office:value-type="float" office:value="598" calcext:value-type="float">
            <text:p>598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248.63" calcext:value-type="float">
            <text:p>248,63</text:p>
          </table:table-cell>
          <table:table-cell table:style-name="ce28" table:formula="of:=[.C312]*([.I312]/[.E312])" office:value-type="float" office:value="323.877551020408" calcext:value-type="float">
            <text:p>323,88</text:p>
          </table:table-cell>
          <table:table-cell table:style-name="ce28" table:formula="of:=([.J312]/[.C312])*100" office:value-type="float" office:value="5.39795918367347" calcext:value-type="float">
            <text:p>5,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spaled Vera Series VRS60W R4S PF 3000K</text:p>
          </table:table-cell>
          <table:table-cell office:value-type="float" office:value="80" calcext:value-type="float">
            <text:p>80</text:p>
          </table:table-cell>
          <table:table-cell office:value-type="float" office:value="6000" calcext:value-type="float">
            <text:p>6000</text:p>
          </table:table-cell>
          <table:table-cell office:value-type="float" office:value="3099" calcext:value-type="float">
            <text:p>3099</text:p>
          </table:table-cell>
          <table:table-cell office:value-type="float" office:value="4606" calcext:value-type="float">
            <text:p>4606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485.78" calcext:value-type="float">
            <text:p>485,78</text:p>
          </table:table-cell>
          <table:table-cell table:style-name="ce5" table:formula="of:=[.C313]*([.I313]/[.E313])" office:value-type="float" office:value="632.800694745984" calcext:value-type="float">
            <text:p>632,80</text:p>
          </table:table-cell>
          <table:table-cell table:style-name="ce5" table:formula="of:=([.J313]/[.C313])*100" office:value-type="float" office:value="10.5466782457664" calcext:value-type="float">
            <text:p>10,55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Hispaled Vera Series VRS60W R4S PF 3000K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3099" calcext:value-type="float">
            <text:p>3099</text:p>
          </table:table-cell>
          <table:table-cell table:style-name="ce7" office:value-type="float" office:value="4606" calcext:value-type="float">
            <text:p>4606</text:p>
          </table:table-cell>
          <table:table-cell table:style-name="ce7" office:value-type="float" office:value="598" calcext:value-type="float">
            <text:p>598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82.21" calcext:value-type="float">
            <text:p>82,21</text:p>
          </table:table-cell>
          <table:table-cell table:style-name="ce30" table:formula="of:=[.C314]*([.I314]/[.E314])" office:value-type="float" office:value="107.090751194095" calcext:value-type="float">
            <text:p>107,09</text:p>
          </table:table-cell>
          <table:table-cell table:style-name="ce30" table:formula="of:=([.J314]/[.C314])*100" office:value-type="float" office:value="1.78484585323491" calcext:value-type="float">
            <text:p>1,78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Hispaled Vera Series VRS60W R4S PF 3000K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4606" calcext:value-type="float">
            <text:p>4606</text:p>
          </table:table-cell>
          <table:table-cell table:style-name="ce8" office:value-type="float" office:value="598" calcext:value-type="float">
            <text:p>598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121" calcext:value-type="float">
            <text:p>121,00</text:p>
          </table:table-cell>
          <table:table-cell table:style-name="ce31" table:formula="of:=[.C315]*([.I315]/[.E315])" office:value-type="float" office:value="157.620495006513" calcext:value-type="float">
            <text:p>157,62</text:p>
          </table:table-cell>
          <table:table-cell table:style-name="ce31" table:formula="of:=([.J315]/[.C315])*100" office:value-type="float" office:value="2.62700825010855" calcext:value-type="float">
            <text:p>2,63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Hispaled Vera Series VRS60W R4S PF 3000K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6000" calcext:value-type="float">
            <text:p>6000</text:p>
          </table:table-cell>
          <table:table-cell table:style-name="ce9" office:value-type="float" office:value="3099" calcext:value-type="float">
            <text:p>3099</text:p>
          </table:table-cell>
          <table:table-cell table:style-name="ce9" office:value-type="float" office:value="4606" calcext:value-type="float">
            <text:p>4606</text:p>
          </table:table-cell>
          <table:table-cell table:style-name="ce9" office:value-type="float" office:value="598" calcext:value-type="float">
            <text:p>598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331.2" calcext:value-type="float">
            <text:p>331,20</text:p>
          </table:table-cell>
          <table:table-cell table:style-name="ce32" table:formula="of:=[.C316]*([.I316]/[.E316])" office:value-type="float" office:value="431.437255753365" calcext:value-type="float">
            <text:p>431,44</text:p>
          </table:table-cell>
          <table:table-cell table:style-name="ce32" table:formula="of:=([.J316]/[.C316])*100" office:value-type="float" office:value="7.19062092922275" calcext:value-type="float">
            <text:p>7,19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Hispaled Vera Series VRS60W R4S PF 3000K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6000" calcext:value-type="float">
            <text:p>6000</text:p>
          </table:table-cell>
          <table:table-cell table:style-name="ce10" office:value-type="float" office:value="3099" calcext:value-type="float">
            <text:p>3099</text:p>
          </table:table-cell>
          <table:table-cell table:style-name="ce10" office:value-type="float" office:value="4606" calcext:value-type="float">
            <text:p>4606</text:p>
          </table:table-cell>
          <table:table-cell table:style-name="ce10" office:value-type="float" office:value="598" calcext:value-type="float">
            <text:p>598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230.18" calcext:value-type="float">
            <text:p>230,18</text:p>
          </table:table-cell>
          <table:table-cell table:style-name="ce33" table:formula="of:=[.C317]*([.I317]/[.E317])" office:value-type="float" office:value="299.843682153713" calcext:value-type="float">
            <text:p>299,84</text:p>
          </table:table-cell>
          <table:table-cell table:style-name="ce33" table:formula="of:=([.J317]/[.C317])*100" office:value-type="float" office:value="4.99739470256188" calcext:value-type="float">
            <text:p>5,00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Hispaled Vera Series VRS60W R4S PF 3000K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00" calcext:value-type="float">
            <text:p>6000</text:p>
          </table:table-cell>
          <table:table-cell table:style-name="ce11" office:value-type="float" office:value="3099" calcext:value-type="float">
            <text:p>3099</text:p>
          </table:table-cell>
          <table:table-cell table:style-name="ce11" office:value-type="float" office:value="4606" calcext:value-type="float">
            <text:p>4606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134.38" calcext:value-type="float">
            <text:p>134,38</text:p>
          </table:table-cell>
          <table:table-cell table:style-name="ce34" table:formula="of:=[.C318]*([.I318]/[.E318])" office:value-type="float" office:value="175.049934867564" calcext:value-type="float">
            <text:p>175,05</text:p>
          </table:table-cell>
          <table:table-cell table:style-name="ce34" table:formula="of:=([.J318]/[.C318])*100" office:value-type="float" office:value="2.9174989144594" calcext:value-type="float">
            <text:p>2,92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Hispaled Vera Series VRS60W R4S PF 3000K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2" office:value-type="float" office:value="3099" calcext:value-type="float">
            <text:p>3099</text:p>
          </table:table-cell>
          <table:table-cell table:style-name="ce12" office:value-type="float" office:value="4606" calcext:value-type="float">
            <text:p>4606</text:p>
          </table:table-cell>
          <table:table-cell table:style-name="ce12" office:value-type="float" office:value="598" calcext:value-type="float">
            <text:p>598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285.79" calcext:value-type="float">
            <text:p>285,79</text:p>
          </table:table-cell>
          <table:table-cell table:style-name="ce35" table:formula="of:=[.C319]*([.I319]/[.E319])" office:value-type="float" office:value="372.283977420756" calcext:value-type="float">
            <text:p>372,28</text:p>
          </table:table-cell>
          <table:table-cell table:style-name="ce35" table:formula="of:=([.J319]/[.C319])*100" office:value-type="float" office:value="6.20473295701259" calcext:value-type="float">
            <text:p>6,20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Hispaled Vera Series VRS60W R4S PF 3000K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3099" calcext:value-type="float">
            <text:p>3099</text:p>
          </table:table-cell>
          <table:table-cell table:style-name="ce13" office:value-type="float" office:value="4606" calcext:value-type="float">
            <text:p>4606</text:p>
          </table:table-cell>
          <table:table-cell table:style-name="ce13" office:value-type="float" office:value="598" calcext:value-type="float">
            <text:p>598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86.08" calcext:value-type="float">
            <text:p>86,08</text:p>
          </table:table-cell>
          <table:table-cell table:style-name="ce36" table:formula="of:=[.C320]*([.I320]/[.E320])" office:value-type="float" office:value="112.132001736865" calcext:value-type="float">
            <text:p>112,13</text:p>
          </table:table-cell>
          <table:table-cell table:style-name="ce36" table:formula="of:=([.J320]/[.C320])*100" office:value-type="float" office:value="1.86886669561442" calcext:value-type="float">
            <text:p>1,87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Hispaled Vera Series VRS60W R4S PF 3000K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3099" calcext:value-type="float">
            <text:p>3099</text:p>
          </table:table-cell>
          <table:table-cell table:style-name="ce3" office:value-type="float" office:value="1090" calcext:value-type="float">
            <text:p>109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72.17" calcext:value-type="float">
            <text:p>72,17</text:p>
          </table:table-cell>
          <table:table-cell table:formula="of:=[.C321]*([.I321]/[.E321])" office:value-type="float" office:value="397.266055045872" calcext:value-type="float">
            <text:p>397,27</text:p>
          </table:table-cell>
          <table:table-cell table:formula="of:=([.J321]/[.C321])*100" office:value-type="float" office:value="6.62110091743119" calcext:value-type="float">
            <text:p>6,6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Hispaled Vera Series VRS60W R4S PF 3000K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3099" calcext:value-type="float">
            <text:p>3099</text:p>
          </table:table-cell>
          <table:table-cell table:style-name="ce4" office:value-type="float" office:value="1090" calcext:value-type="float">
            <text:p>1090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95.07" calcext:value-type="float">
            <text:p>95,07</text:p>
          </table:table-cell>
          <table:table-cell table:style-name="ce27" table:formula="of:=[.C322]*([.I322]/[.E322])" office:value-type="float" office:value="523.321100917431" calcext:value-type="float">
            <text:p>523,32</text:p>
          </table:table-cell>
          <table:table-cell table:style-name="ce27" table:formula="of:=([.J322]/[.C322])*100" office:value-type="float" office:value="8.72201834862385" calcext:value-type="float">
            <text:p>8,72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Hispaled Vera Series VRS60W R4S PF 3000K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3099" calcext:value-type="float">
            <text:p>3099</text:p>
          </table:table-cell>
          <table:table-cell table:style-name="ce6" office:value-type="float" office:value="1090" calcext:value-type="float">
            <text:p>1090</text:p>
          </table:table-cell>
          <table:table-cell table:style-name="ce6" office:value-type="float" office:value="598" calcext:value-type="float">
            <text:p>598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98.17" calcext:value-type="float">
            <text:p>98,17</text:p>
          </table:table-cell>
          <table:table-cell table:style-name="ce28" table:formula="of:=[.C323]*([.I323]/[.E323])" office:value-type="float" office:value="540.385321100917" calcext:value-type="float">
            <text:p>540,39</text:p>
          </table:table-cell>
          <table:table-cell table:style-name="ce28" table:formula="of:=([.J323]/[.C323])*100" office:value-type="float" office:value="9.00642201834862" calcext:value-type="float">
            <text:p>9,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spaled Vera Series VRS60W R4S PF 3000K</text:p>
          </table:table-cell>
          <table:table-cell office:value-type="float" office:value="160" calcext:value-type="float">
            <text:p>160</text:p>
          </table:table-cell>
          <table:table-cell office:value-type="float" office:value="6000" calcext:value-type="float">
            <text:p>6000</text:p>
          </table:table-cell>
          <table:table-cell office:value-type="float" office:value="3099" calcext:value-type="float">
            <text:p>3099</text:p>
          </table:table-cell>
          <table:table-cell office:value-type="float" office:value="1090" calcext:value-type="float">
            <text:p>109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41.78" calcext:value-type="float">
            <text:p>141,78</text:p>
          </table:table-cell>
          <table:table-cell table:style-name="ce5" table:formula="of:=[.C324]*([.I324]/[.E324])" office:value-type="float" office:value="780.440366972477" calcext:value-type="float">
            <text:p>780,44</text:p>
          </table:table-cell>
          <table:table-cell table:style-name="ce5" table:formula="of:=([.J324]/[.C324])*100" office:value-type="float" office:value="13.0073394495413" calcext:value-type="float">
            <text:p>13,01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Hispaled Vera Series VRS60W R4S PF 3000K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3099" calcext:value-type="float">
            <text:p>3099</text:p>
          </table:table-cell>
          <table:table-cell table:style-name="ce7" office:value-type="float" office:value="1090" calcext:value-type="float">
            <text:p>1090</text:p>
          </table:table-cell>
          <table:table-cell table:style-name="ce7" office:value-type="float" office:value="598" calcext:value-type="float">
            <text:p>598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82.53" calcext:value-type="float">
            <text:p>82,53</text:p>
          </table:table-cell>
          <table:table-cell table:style-name="ce30" table:formula="of:=[.C325]*([.I325]/[.E325])" office:value-type="float" office:value="454.293577981651" calcext:value-type="float">
            <text:p>454,29</text:p>
          </table:table-cell>
          <table:table-cell table:style-name="ce30" table:formula="of:=([.J325]/[.C325])*100" office:value-type="float" office:value="7.57155963302752" calcext:value-type="float">
            <text:p>7,57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Hispaled Vera Series VRS60W R4S PF 3000K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90" calcext:value-type="float">
            <text:p>1090</text:p>
          </table:table-cell>
          <table:table-cell table:style-name="ce8" office:value-type="float" office:value="598" calcext:value-type="float">
            <text:p>598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86.77" calcext:value-type="float">
            <text:p>86,77</text:p>
          </table:table-cell>
          <table:table-cell table:style-name="ce31" table:formula="of:=[.C326]*([.I326]/[.E326])" office:value-type="float" office:value="477.633027522936" calcext:value-type="float">
            <text:p>477,63</text:p>
          </table:table-cell>
          <table:table-cell table:style-name="ce31" table:formula="of:=([.J326]/[.C326])*100" office:value-type="float" office:value="7.9605504587156" calcext:value-type="float">
            <text:p>7,96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Hispaled Vera Series VRS60W R4S PF 3000K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6000" calcext:value-type="float">
            <text:p>6000</text:p>
          </table:table-cell>
          <table:table-cell table:style-name="ce9" office:value-type="float" office:value="3099" calcext:value-type="float">
            <text:p>3099</text:p>
          </table:table-cell>
          <table:table-cell table:style-name="ce9" office:value-type="float" office:value="1090" calcext:value-type="float">
            <text:p>1090</text:p>
          </table:table-cell>
          <table:table-cell table:style-name="ce9" office:value-type="float" office:value="598" calcext:value-type="float">
            <text:p>598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111.87" calcext:value-type="float">
            <text:p>111,87</text:p>
          </table:table-cell>
          <table:table-cell table:style-name="ce32" table:formula="of:=[.C327]*([.I327]/[.E327])" office:value-type="float" office:value="615.798165137615" calcext:value-type="float">
            <text:p>615,80</text:p>
          </table:table-cell>
          <table:table-cell table:style-name="ce32" table:formula="of:=([.J327]/[.C327])*100" office:value-type="float" office:value="10.2633027522936" calcext:value-type="float">
            <text:p>10,26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Hispaled Vera Series VRS60W R4S PF 3000K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6000" calcext:value-type="float">
            <text:p>6000</text:p>
          </table:table-cell>
          <table:table-cell table:style-name="ce10" office:value-type="float" office:value="3099" calcext:value-type="float">
            <text:p>3099</text:p>
          </table:table-cell>
          <table:table-cell table:style-name="ce10" office:value-type="float" office:value="1090" calcext:value-type="float">
            <text:p>1090</text:p>
          </table:table-cell>
          <table:table-cell table:style-name="ce10" office:value-type="float" office:value="598" calcext:value-type="float">
            <text:p>598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110.97" calcext:value-type="float">
            <text:p>110,97</text:p>
          </table:table-cell>
          <table:table-cell table:style-name="ce33" table:formula="of:=[.C328]*([.I328]/[.E328])" office:value-type="float" office:value="610.844036697248" calcext:value-type="float">
            <text:p>610,84</text:p>
          </table:table-cell>
          <table:table-cell table:style-name="ce33" table:formula="of:=([.J328]/[.C328])*100" office:value-type="float" office:value="10.1807339449541" calcext:value-type="float">
            <text:p>10,18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Hispaled Vera Series VRS60W R4S PF 3000K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6000" calcext:value-type="float">
            <text:p>6000</text:p>
          </table:table-cell>
          <table:table-cell table:style-name="ce11" office:value-type="float" office:value="3099" calcext:value-type="float">
            <text:p>3099</text:p>
          </table:table-cell>
          <table:table-cell table:style-name="ce11" office:value-type="float" office:value="1090" calcext:value-type="float">
            <text:p>1090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81.64" calcext:value-type="float">
            <text:p>81,64</text:p>
          </table:table-cell>
          <table:table-cell table:style-name="ce34" table:formula="of:=[.C329]*([.I329]/[.E329])" office:value-type="float" office:value="449.394495412844" calcext:value-type="float">
            <text:p>449,39</text:p>
          </table:table-cell>
          <table:table-cell table:style-name="ce34" table:formula="of:=([.J329]/[.C329])*100" office:value-type="float" office:value="7.48990825688073" calcext:value-type="float">
            <text:p>7,49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Hispaled Vera Series VRS60W R4S PF 3000K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2" office:value-type="float" office:value="3099" calcext:value-type="float">
            <text:p>3099</text:p>
          </table:table-cell>
          <table:table-cell table:style-name="ce12" office:value-type="float" office:value="1090" calcext:value-type="float">
            <text:p>1090</text:p>
          </table:table-cell>
          <table:table-cell table:style-name="ce12" office:value-type="float" office:value="598" calcext:value-type="float">
            <text:p>598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115.38" calcext:value-type="float">
            <text:p>115,38</text:p>
          </table:table-cell>
          <table:table-cell table:style-name="ce35" table:formula="of:=[.C330]*([.I330]/[.E330])" office:value-type="float" office:value="635.119266055046" calcext:value-type="float">
            <text:p>635,12</text:p>
          </table:table-cell>
          <table:table-cell table:style-name="ce35" table:formula="of:=([.J330]/[.C330])*100" office:value-type="float" office:value="10.5853211009174" calcext:value-type="float">
            <text:p>10,59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Hispaled Vera Series VRS60W R4S PF 3000K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3099" calcext:value-type="float">
            <text:p>3099</text:p>
          </table:table-cell>
          <table:table-cell table:style-name="ce13" office:value-type="float" office:value="1090" calcext:value-type="float">
            <text:p>1090</text:p>
          </table:table-cell>
          <table:table-cell table:style-name="ce13" office:value-type="float" office:value="598" calcext:value-type="float">
            <text:p>598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83.27" calcext:value-type="float">
            <text:p>83,27</text:p>
          </table:table-cell>
          <table:table-cell table:style-name="ce36" table:formula="of:=[.C331]*([.I331]/[.E331])" office:value-type="float" office:value="458.366972477064" calcext:value-type="float">
            <text:p>458,37</text:p>
          </table:table-cell>
          <table:table-cell table:style-name="ce36" table:formula="of:=([.J331]/[.C331])*100" office:value-type="float" office:value="7.6394495412844" calcext:value-type="float">
            <text:p>7,6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number-style style:name="N105" number:title="Definido por el usuario">
      <number:number number:decimal-places="2" loext:min-decimal-places="2" number:min-integer-digits="0"/>
    </number:number-style>
    <number:percentage-style style:name="N106">
      <number:number number:decimal-places="2" loext:min-decimal-places="2" number:min-integer-digits="0" number:grouping="true"/>
      <number:text>%</number:text>
    </number:percentage-style>
    <number:number-style style:name="N107">
      <number:number number:decimal-places="1" loext:min-decimal-places="0" number:min-integer-digits="0" number:decimal-replacement=""/>
    </number:number-style>
    <number:number-style style:name="N10104" number:language="es" number:country="ES">
      <number:number number:decimal-places="0" loext:min-decimal-places="0" number:min-integer-digits="3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0">00/00/0000</text:date>, <text:time style:data-style-name="N2" text:time-value="16:07:19.1238611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10:43:17.989772391</meta:creation-date>
    <dc:date>2022-07-30T17:14:21.040260793</dc:date>
    <meta:editing-duration>PT7H58M57S</meta:editing-duration>
    <meta:editing-cycles>12</meta:editing-cycles>
    <meta:generator>LibreOffice/6.4.7.2$Linux_X86_64 LibreOffice_project/40$Build-2</meta:generator>
    <meta:document-statistic meta:table-count="1" meta:cell-count="3641" meta:object-count="0"/>
  </office:meta>
</office:document-meta>
</file>